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 manifest:full-path="Object 13/Pictures/"/>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styles.xml"/>
  <manifest:file-entry manifest:media-type="image/png" manifest:full-path="Object 1/Pictures/10000000000000650000005D5A18EF3B.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650000005D5A18EF3B.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20A000000EB11A4F26F.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image/png" manifest:full-path="Object 8/Pictures/10000000000000D000000151559641B5.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png" manifest:full-path="Object 9/Pictures/100000000000020A00000140105E7ACF.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Arial4" svg:font-family="Arial"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Arial5" svg:font-family="Arial" style:font-family-generic="roman" style:font-pitch="variable"/>
    <style:font-face style:name="Batang" svg:font-family="Batang, 바탕"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style:font-family-generic="swiss" style:font-pitch="variable"/>
    <style:font-face style:name="Arial3" svg:font-family="Arial" style:font-adornments="Grassetto Corsivo" style:font-family-generic="swiss" style:font-pitch="variable"/>
    <style:font-face style:name="Arial" svg:font-family="Arial" style:font-adornments="Normale" style:font-family-generic="swiss" style:font-pitch="variable"/>
    <style:font-face style:name="Thorndale1" svg:font-family="Thornd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fo:padding="0.097cm" fo:border="none"/>
    </style:style>
    <style:style style:name="Table30" style:family="table">
      <style:table-properties style:width="16.002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6.054cm"/>
    </style:style>
    <style:style style:name="Table30.D" style:family="table-column">
      <style:table-column-properties style:column-width="2.34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D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30.D2" style:family="table-cell" style:data-style-name="N100">
      <style:table-cell-properties style:vertical-align="top" fo:padding-left="0.191cm" fo:padding-right="0.191cm" fo:padding-top="0cm" fo:padding-bottom="0cm" fo:border-left="0.002cm solid #000000" fo:border-right="0.002cm solid #000000" fo:border-top="none" fo:border-bottom="0.002cm solid #000000"/>
    </style:style>
    <style:style style:name="Table30.D3" style:family="table-cell" style:data-style-name="N100">
      <style:table-cell-properties fo:padding-left="0.191cm" fo:padding-right="0.191cm" fo:padding-top="0cm" fo:padding-bottom="0cm" fo:border-left="0.002cm solid #000000" fo:border-right="0.002cm solid #000000" fo:border-top="none" fo:border-bottom="0.002cm solid #000000"/>
    </style:style>
    <style:style style:name="Table1" style:family="table">
      <style:table-properties style:width="16.002cm" table:align="margins"/>
    </style:style>
    <style:style style:name="Table1.A" style:family="table-column">
      <style:table-column-properties style:column-width="7.743cm" style:rel-column-width="31716*"/>
    </style:style>
    <style:style style:name="Table1.B" style:family="table-column">
      <style:table-column-properties style:column-width="8.259cm" style:rel-column-width="338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02cm" table:align="margins"/>
    </style:style>
    <style:style style:name="Table2.A" style:family="table-column">
      <style:table-column-properties style:column-width="7.743cm" style:rel-column-width="31716*"/>
    </style:style>
    <style:style style:name="Table2.B" style:family="table-column">
      <style:table-column-properties style:column-width="8.259cm" style:rel-column-width="338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002cm" table:align="margins"/>
    </style:style>
    <style:style style:name="Table3.A" style:family="table-column">
      <style:table-column-properties style:column-width="6.854cm" style:rel-column-width="28070*"/>
    </style:style>
    <style:style style:name="Table3.B" style:family="table-column">
      <style:table-column-properties style:column-width="6.833cm" style:rel-column-width="27984*"/>
    </style:style>
    <style:style style:name="Table3.C" style:family="table-column">
      <style:table-column-properties style:column-width="2.314cm" style:rel-column-width="948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6.002cm" fo:margin-top="0.499cm" fo:margin-bottom="0.499cm" table:align="margins"/>
    </style:style>
    <style:style style:name="Table5.A" style:family="table-column">
      <style:table-column-properties style:column-width="3.882cm" style:rel-column-width="15901*"/>
    </style:style>
    <style:style style:name="Table5.B" style:family="table-column">
      <style:table-column-properties style:column-width="12.12cm" style:rel-column-width="4963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002cm" fo:margin-top="0.499cm" fo:margin-bottom="0.499cm" table:align="margins"/>
    </style:style>
    <style:style style:name="Table6.A" style:family="table-column">
      <style:table-column-properties style:column-width="3.882cm" style:rel-column-width="15901*"/>
    </style:style>
    <style:style style:name="Table6.B" style:family="table-column">
      <style:table-column-properties style:column-width="12.12cm" style:rel-column-width="49634*"/>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11" style:family="table">
      <style:table-properties style:width="16.002cm" fo:margin-top="0.499cm" fo:margin-bottom="0.499cm" table:align="margins"/>
    </style:style>
    <style:style style:name="Table11.A" style:family="table-column">
      <style:table-column-properties style:column-width="5.311cm" style:rel-column-width="21748*"/>
    </style:style>
    <style:style style:name="Table11.B" style:family="table-column">
      <style:table-column-properties style:column-width="10.691cm" style:rel-column-width="43787*"/>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002cm" fo:margin-top="0.499cm" fo:margin-bottom="0.499cm" table:align="margins"/>
    </style:style>
    <style:style style:name="Table12.A" style:family="table-column">
      <style:table-column-properties style:column-width="5.311cm" style:rel-column-width="21748*"/>
    </style:style>
    <style:style style:name="Table12.B" style:family="table-column">
      <style:table-column-properties style:column-width="10.691cm" style:rel-column-width="43787*"/>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background-color="transparent" fo:padding="0.097cm" fo:border-left="0.002cm solid #000000" fo:border-right="none" fo:border-top="none" fo:border-bottom="0.002cm solid #000000">
        <style:background-image/>
      </style:table-cell-properties>
    </style:style>
    <style:style style:name="Tab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 style:family="table">
      <style:table-properties style:width="16.002cm" fo:margin-top="0.499cm" fo:margin-bottom="0.499cm" table:align="margins"/>
    </style:style>
    <style:style style:name="Table13.A" style:family="table-column">
      <style:table-column-properties style:column-width="5.311cm" style:rel-column-width="21748*"/>
    </style:style>
    <style:style style:name="Table13.B" style:family="table-column">
      <style:table-column-properties style:column-width="10.691cm" style:rel-column-width="43787*"/>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6.002cm" fo:margin-top="0.499cm" fo:margin-bottom="0.499cm" table:align="margins"/>
    </style:style>
    <style:style style:name="Table14.A" style:family="table-column">
      <style:table-column-properties style:column-width="5.311cm" style:rel-column-width="21748*"/>
    </style:style>
    <style:style style:name="Table14.B" style:family="table-column">
      <style:table-column-properties style:column-width="10.691cm" style:rel-column-width="4378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background-color="transparent" fo:padding="0.097cm" fo:border-left="0.002cm solid #000000" fo:border-right="none" fo:border-top="none" fo:border-bottom="0.002cm solid #000000">
        <style:background-image/>
      </style:table-cell-properties>
    </style:style>
    <style:style style:name="Table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5" style:family="table">
      <style:table-properties style:width="16.002cm" fo:margin-top="0.499cm" fo:margin-bottom="0.499cm" table:align="margins"/>
    </style:style>
    <style:style style:name="Table15.A" style:family="table-column">
      <style:table-column-properties style:column-width="5.311cm" style:rel-column-width="21748*"/>
    </style:style>
    <style:style style:name="Table15.B" style:family="table-column">
      <style:table-column-properties style:column-width="10.691cm" style:rel-column-width="43787*"/>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1" style:family="table">
      <style:table-properties style:width="16.002cm" fo:margin-top="0.499cm" fo:margin-bottom="0.499cm" table:align="margins"/>
    </style:style>
    <style:style style:name="Table21.A" style:family="table-column">
      <style:table-column-properties style:column-width="5.311cm" style:rel-column-width="21748*"/>
    </style:style>
    <style:style style:name="Table21.B" style:family="table-column">
      <style:table-column-properties style:column-width="10.691cm" style:rel-column-width="43787*"/>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6.002cm" fo:margin-left="0cm" fo:margin-right="0cm" fo:margin-top="0.499cm" fo:margin-bottom="0.499cm" table:align="margins"/>
    </style:style>
    <style:style style:name="Table16.A" style:family="table-column">
      <style:table-column-properties style:column-width="5.33cm" style:rel-column-width="21832*"/>
    </style:style>
    <style:style style:name="Table16.C" style:family="table-column">
      <style:table-column-properties style:column-width="5.341cm" style:rel-column-width="21871*"/>
    </style:style>
    <style:style style:name="Table16.A1" style:family="table-cell">
      <style:table-cell-properties fo:background-color="transparent"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5.988cm" fo:margin-left="0cm" fo:margin-right="0.014cm" fo:margin-top="0cm" fo:margin-bottom="0.499cm" table:align="margins"/>
    </style:style>
    <style:style style:name="Table17.A" style:family="table-column">
      <style:table-column-properties style:column-width="1.854cm" style:rel-column-width="7601*"/>
    </style:style>
    <style:style style:name="Table17.B" style:family="table-column">
      <style:table-column-properties style:column-width="4.119cm" style:rel-column-width="16880*"/>
    </style:style>
    <style:style style:name="Table17.C" style:family="table-column">
      <style:table-column-properties style:column-width="5.293cm" style:rel-column-width="21697*"/>
    </style:style>
    <style:style style:name="Table17.D" style:family="table-column">
      <style:table-column-properties style:column-width="4.722cm" style:rel-column-width="19357*"/>
    </style:style>
    <style:style style:name="Table17.A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5.988cm" fo:margin-left="0cm" fo:margin-right="0.014cm" fo:margin-top="0cm" fo:margin-bottom="0.499cm" table:align="margins"/>
    </style:style>
    <style:style style:name="Table18.A" style:family="table-column">
      <style:table-column-properties style:column-width="1.87cm" style:rel-column-width="7664*"/>
    </style:style>
    <style:style style:name="Table18.B" style:family="table-column">
      <style:table-column-properties style:column-width="4.373cm" style:rel-column-width="17923*"/>
    </style:style>
    <style:style style:name="Table18.C" style:family="table-column">
      <style:table-column-properties style:column-width="5.022cm" style:rel-column-width="20584*"/>
    </style:style>
    <style:style style:name="Table18.D" style:family="table-column">
      <style:table-column-properties style:column-width="4.724cm" style:rel-column-width="19364*"/>
    </style:style>
    <style:style style:name="Table18.A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5.986cm" fo:margin-left="0cm" fo:margin-right="0.016cm" fo:margin-top="0cm" fo:margin-bottom="0.499cm" table:align="margins"/>
    </style:style>
    <style:style style:name="Table19.A" style:family="table-column">
      <style:table-column-properties style:column-width="7.165cm" style:rel-column-width="29375*"/>
    </style:style>
    <style:style style:name="Table19.B" style:family="table-column">
      <style:table-column-properties style:column-width="8.821cm" style:rel-column-width="36160*"/>
    </style:style>
    <style:style style:name="Table19.A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2" style:family="table">
      <style:table-properties style:width="16.007cm" fo:margin-left="0cm" fo:margin-right="-0.005cm" fo:margin-top="0cm" fo:margin-bottom="0.499cm" table:align="margins"/>
    </style:style>
    <style:style style:name="Table22.A" style:family="table-column">
      <style:table-column-properties style:column-width="7.186cm" style:rel-column-width="29420*"/>
    </style:style>
    <style:style style:name="Table22.B" style:family="table-column">
      <style:table-column-properties style:column-width="8.821cm" style:rel-column-width="36115*"/>
    </style:style>
    <style:style style:name="Table22.A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0" style:family="table">
      <style:table-properties style:width="15.972cm" fo:margin-left="0cm" fo:margin-right="0.03cm" fo:margin-top="0cm" fo:margin-bottom="0.499cm" table:align="margins"/>
    </style:style>
    <style:style style:name="Table20.A" style:family="table-column">
      <style:table-column-properties style:column-width="2.499cm" style:rel-column-width="10258*"/>
    </style:style>
    <style:style style:name="Table20.B" style:family="table-column">
      <style:table-column-properties style:column-width="7.073cm" style:rel-column-width="29024*"/>
    </style:style>
    <style:style style:name="Table20.C" style:family="table-column">
      <style:table-column-properties style:column-width="3.658cm" style:rel-column-width="15008*"/>
    </style:style>
    <style:style style:name="Table20.D" style:family="table-column">
      <style:table-column-properties style:column-width="2.741cm" style:rel-column-width="11245*"/>
    </style:style>
    <style:style style:name="Table20.A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ella4" style:family="table">
      <style:table-properties style:width="16.002cm" fo:margin-top="0.4cm" fo:margin-bottom="0.4cm" table:align="margins"/>
    </style:style>
    <style:style style:name="Tabella4.A" style:family="table-column">
      <style:table-column-properties style:column-width="3.2cm" style:rel-column-width="13104*"/>
    </style:style>
    <style:style style:name="Tabella4.C" style:family="table-column">
      <style:table-column-properties style:column-width="3.776cm" style:rel-column-width="15466*"/>
    </style:style>
    <style:style style:name="Tabella4.D" style:family="table-column">
      <style:table-column-properties style:column-width="5.826cm" style:rel-column-width="23861*"/>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5" style:family="table">
      <style:table-properties style:width="16.002cm" fo:margin-top="0.4cm" fo:margin-bottom="0.4cm" table:align="margins"/>
    </style:style>
    <style:style style:name="Tabella5.A" style:family="table-column">
      <style:table-column-properties style:column-width="3.2cm" style:rel-column-width="13106*"/>
    </style:style>
    <style:style style:name="Tabella5.C" style:family="table-column">
      <style:table-column-properties style:column-width="4.408cm" style:rel-column-width="18056*"/>
    </style:style>
    <style:style style:name="Tabella5.D" style:family="table-column">
      <style:table-column-properties style:column-width="5.193cm" style:rel-column-width="21267*"/>
    </style:style>
    <style:style style:name="Tabella5.A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6" style:family="table">
      <style:table-properties style:width="16.002cm" fo:margin-top="0.4cm" fo:margin-bottom="0.4cm" table:align="margins"/>
    </style:style>
    <style:style style:name="Tabella6.A" style:family="table-column">
      <style:table-column-properties style:column-width="3.2cm" style:rel-column-width="13106*"/>
    </style:style>
    <style:style style:name="Tabella6.C" style:family="table-column">
      <style:table-column-properties style:column-width="4.408cm" style:rel-column-width="18056*"/>
    </style:style>
    <style:style style:name="Tabella6.D" style:family="table-column">
      <style:table-column-properties style:column-width="5.193cm" style:rel-column-width="21267*"/>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D2" style:family="table-cell">
      <style:table-cell-properties fo:padding="0.097cm" fo:border-left="0.002cm solid #000000" fo:border-right="0.002cm solid #000000" fo:border-top="none" fo:border-bottom="0.002cm solid #000000"/>
    </style:style>
    <style:style style:name="Tabella7" style:family="table">
      <style:table-properties style:width="16.002cm" fo:margin-top="0.4cm" fo:margin-bottom="0.4cm" table:align="margins"/>
    </style:style>
    <style:style style:name="Tabella7.A" style:family="table-column">
      <style:table-column-properties style:column-width="4.064cm" style:rel-column-width="16643*"/>
    </style:style>
    <style:style style:name="Tabella7.B" style:family="table-column">
      <style:table-column-properties style:column-width="2.432cm" style:rel-column-width="9961*"/>
    </style:style>
    <style:style style:name="Tabella7.C" style:family="table-column">
      <style:table-column-properties style:column-width="4.311cm" style:rel-column-width="17655*"/>
    </style:style>
    <style:style style:name="Tabella7.D" style:family="table-column">
      <style:table-column-properties style:column-width="5.195cm" style:rel-column-width="21276*"/>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D2" style:family="table-cell">
      <style:table-cell-properties fo:padding="0.097cm" fo:border-left="0.002cm solid #000000" fo:border-right="0.002cm solid #000000" fo:border-top="none" fo:border-bottom="0.002cm solid #000000"/>
    </style:style>
    <style:style style:name="Tabella7.20" style:family="table-row">
      <style:table-row-properties style:min-row-height="3.214cm"/>
    </style:style>
    <style:style style:name="Tabella8" style:family="table">
      <style:table-properties style:width="16.002cm" fo:margin-top="0.4cm" fo:margin-bottom="0.4cm" table:align="margins"/>
    </style:style>
    <style:style style:name="Tabella8.A" style:family="table-column">
      <style:table-column-properties style:column-width="3.2cm" style:rel-column-width="13106*"/>
    </style:style>
    <style:style style:name="Tabella8.C" style:family="table-column">
      <style:table-column-properties style:column-width="4.408cm" style:rel-column-width="18056*"/>
    </style:style>
    <style:style style:name="Tabella8.D" style:family="table-column">
      <style:table-column-properties style:column-width="5.193cm" style:rel-column-width="21267*"/>
    </style:style>
    <style:style style:name="Tabella8.A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D2" style:family="table-cell">
      <style:table-cell-properties fo:padding="0.097cm" fo:border-left="0.002cm solid #000000" fo:border-right="0.002cm solid #000000" fo:border-top="none" fo:border-bottom="0.002cm solid #000000"/>
    </style:style>
    <style:style style:name="Tabella1" style:family="table">
      <style:table-properties style:width="16.002cm" fo:margin-top="0.4cm" fo:margin-bottom="0.4cm" table:align="margins"/>
    </style:style>
    <style:style style:name="Tabella1.A" style:family="table-column">
      <style:table-column-properties style:column-width="3.2cm" style:rel-column-width="13104*"/>
    </style:style>
    <style:style style:name="Tabella1.C" style:family="table-column">
      <style:table-column-properties style:column-width="4.408cm" style:rel-column-width="18052*"/>
    </style:style>
    <style:style style:name="Tabella1.D" style:family="table-column">
      <style:table-column-properties style:column-width="5.195cm" style:rel-column-width="21275*"/>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6.002cm" fo:margin-top="0.4cm" fo:margin-bottom="0.4cm" table:align="margins"/>
    </style:style>
    <style:style style:name="Tabella2.A" style:family="table-column">
      <style:table-column-properties style:column-width="3.2cm" style:rel-column-width="13106*"/>
    </style:style>
    <style:style style:name="Tabella2.C" style:family="table-column">
      <style:table-column-properties style:column-width="4.408cm" style:rel-column-width="18056*"/>
    </style:style>
    <style:style style:name="Tabella2.D" style:family="table-column">
      <style:table-column-properties style:column-width="5.193cm" style:rel-column-width="21267*"/>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Tabella2.4" style:family="table-row">
      <style:table-row-properties style:min-row-height="0.51cm"/>
    </style:style>
    <style:style style:name="Tabella3" style:family="table">
      <style:table-properties style:width="16.002cm" fo:margin-top="0.4cm" fo:margin-bottom="0.4cm" table:align="margins"/>
    </style:style>
    <style:style style:name="Tabella3.A" style:family="table-column">
      <style:table-column-properties style:column-width="3.2cm" style:rel-column-width="13104*"/>
    </style:style>
    <style:style style:name="Tabella3.C" style:family="table-column">
      <style:table-column-properties style:column-width="5.168cm" style:rel-column-width="21165*"/>
    </style:style>
    <style:style style:name="Tabella3.D" style:family="table-column">
      <style:table-column-properties style:column-width="4.434cm" style:rel-column-width="18162*"/>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D2" style:family="table-cell">
      <style:table-cell-properties fo:padding="0.097cm" fo:border-left="0.002cm solid #000000" fo:border-right="0.002cm solid #000000" fo:border-top="none" fo:border-bottom="0.002cm solid #000000"/>
    </style:style>
    <style:style style:name="Tabella3.D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Caption">
      <style:paragraph-properties fo:break-before="page"/>
    </style:style>
    <style:style style:name="P4" style:family="paragraph" style:parent-style-name="Standard">
      <style:paragraph-properties fo:line-height="150%"/>
      <style:text-properties fo:font-size="32pt" fo:language="en" fo:country="US" fo:font-weight="bold" style:font-size-asian="18pt" style:language-asian="it" style:country-asian="IT" style:font-weight-asian="bold"/>
    </style:style>
    <style:style style:name="P5" style:family="paragraph" style:parent-style-name="Standard">
      <style:paragraph-properties fo:line-height="150%"/>
      <style:text-properties fo:font-size="18pt" fo:language="en" fo:country="US" style:font-size-asian="18pt" style:font-weight-asian="bold"/>
    </style:style>
    <style:style style:name="P6" style:family="paragraph" style:parent-style-name="Standard">
      <style:text-properties fo:font-size="8pt"/>
    </style:style>
    <style:style style:name="P7" style:family="paragraph" style:parent-style-name="Standard">
      <style:text-properties fo:font-size="8pt" fo:language="it" fo:country="IT"/>
    </style:style>
    <style:style style:name="P8" style:family="paragraph" style:parent-style-name="Standard">
      <style:paragraph-properties fo:text-align="center" style:justify-single-word="false"/>
      <style:text-properties fo:font-size="8pt" fo:font-style="italic" fo:font-weight="bold" style:font-style-asian="italic" style:font-weight-asian="bold" style:font-style-complex="italic" style:font-weight-complex="bold"/>
    </style:style>
    <style:style style:name="P9" style:family="paragraph" style:parent-style-name="Standard">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10" style:family="paragraph" style:parent-style-name="Standard">
      <style:text-properties fo:font-size="8pt" style:font-size-asian="8pt" style:font-size-complex="8pt"/>
    </style:style>
    <style:style style:name="P11" style:family="paragraph" style:parent-style-name="Standard">
      <style:text-properties style:font-name="Arial1" fo:font-size="12pt" fo:language="en" fo:country="US"/>
    </style:style>
    <style:style style:name="P12" style:family="paragraph" style:parent-style-name="Standard">
      <style:text-properties style:font-name="Arial1" fo:font-size="10pt" fo:language="it" fo:country="IT" style:font-name-asian="Courier New1" style:font-size-asian="10pt" style:font-name-complex="Courier New1" style:font-size-complex="10pt"/>
    </style:style>
    <style:style style:name="P13" style:family="paragraph" style:parent-style-name="Standard">
      <style:text-properties fo:color="#000000" style:font-name="Arial1" fo:font-size="12pt" fo:language="en" fo:country="US"/>
    </style:style>
    <style:style style:name="P14" style:family="paragraph" style:parent-style-name="Standard">
      <style:paragraph-properties fo:text-align="end" style:justify-single-word="false"/>
    </style:style>
    <style:style style:name="P15" style:family="paragraph" style:parent-style-name="Standard">
      <style:paragraph-properties fo:text-align="start" style:justify-single-word="false"/>
    </style:style>
    <style:style style:name="P16" style:family="paragraph" style:parent-style-name="Standard">
      <style:text-properties style:font-name="Arial4" fo:font-size="10pt" fo:language="en" fo:country="US" style:font-name-asian="Arial4" style:font-size-asian="10pt" style:font-name-complex="Arial4" style:font-size-complex="10pt"/>
    </style:style>
    <style:style style:name="P17" style:family="paragraph" style:parent-style-name="Standard">
      <style:paragraph-properties style:text-autospace="none"/>
    </style:style>
    <style:style style:name="P18" style:family="paragraph" style:parent-style-name="Standard">
      <style:text-properties fo:background-color="transparent"/>
    </style:style>
    <style:style style:name="P19" style:family="paragraph" style:parent-style-name="Standard">
      <style:text-properties fo:background-color="#ffff00"/>
    </style:style>
    <style:style style:name="P20" style:family="paragraph" style:parent-style-name="Standard">
      <style:text-properties fo:font-weight="normal" style:font-weight-asian="normal" style:font-weight-complex="normal"/>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bold" fo:background-color="transparent" style:font-weight-asian="bold" style:font-weight-complex="bold"/>
    </style:style>
    <style:style style:name="P23" style:family="paragraph" style:parent-style-name="Standard">
      <style:text-properties fo:font-style="italic" style:font-style-asian="italic" style:font-style-complex="italic"/>
    </style:style>
    <style:style style:name="P24" style:family="paragraph" style:parent-style-name="Standard">
      <style:paragraph-properties>
        <style:tab-stops>
          <style:tab-stop style:position="0.758cm"/>
        </style:tab-stops>
      </style:paragraph-properties>
      <style:text-properties fo:font-size="10pt" style:font-size-asian="10pt" style:font-size-complex="10pt"/>
    </style:style>
    <style:style style:name="P25" style:family="paragraph" style:parent-style-name="Standard">
      <style:paragraph-properties>
        <style:tab-stops>
          <style:tab-stop style:position="0.758cm"/>
        </style:tab-stops>
      </style:paragraph-properties>
    </style:style>
    <style:style style:name="P26" style:family="paragraph" style:parent-style-name="Standard">
      <style:text-properties fo:font-size="9pt" style:font-size-asian="9pt" style:font-size-complex="9pt"/>
    </style:style>
    <style:style style:name="P27" style:family="paragraph" style:parent-style-name="Standard">
      <style:text-properties style:text-underline-style="none"/>
    </style:style>
    <style:style style:name="P28" style:family="paragraph" style:parent-style-name="Standard">
      <style:text-properties fo:font-style="normal" style:text-underline-style="none" fo:font-weight="normal" style:font-style-asian="normal" style:font-weight-asian="normal" style:font-style-complex="normal" style:font-weight-complex="normal"/>
    </style:style>
    <style:style style:name="P29" style:family="paragraph" style:parent-style-name="Table_20_Contents">
      <style:text-properties fo:font-size="10pt" style:font-size-asian="10pt" style:font-size-complex="10pt"/>
    </style:style>
    <style:style style:name="P30" style:family="paragraph" style:parent-style-name="Table_20_Contents">
      <style:text-properties fo:background-color="#ffff00"/>
    </style:style>
    <style:style style:name="P31" style:family="paragraph" style:parent-style-name="Table_20_Heading">
      <style:text-properties fo:text-transform="uppercase"/>
    </style:style>
    <style:style style:name="P32" style:family="paragraph" style:parent-style-name="Table_20_Heading">
      <style:text-properties fo:font-size="10pt" style:font-size-asian="10pt" style:font-size-complex="10pt"/>
    </style:style>
    <style:style style:name="P33" style:family="paragraph" style:parent-style-name="Table_20_Contents">
      <style:paragraph-properties fo:background-color="#ff0000">
        <style:background-image/>
      </style:paragraph-properties>
      <style:text-properties fo:font-size="10pt" style:font-size-asian="10pt" style:font-size-complex="10pt"/>
    </style:style>
    <style:style style:name="P34" style:family="paragraph" style:parent-style-name="Table_20_Contents">
      <style:paragraph-properties fo:background-color="transparent">
        <style:background-image/>
      </style:paragraph-properties>
      <style:text-properties fo:font-size="10pt" style:font-size-asian="10pt" style:font-size-complex="10pt"/>
    </style:style>
    <style:style style:name="P35" style:family="paragraph" style:parent-style-name="Standard">
      <style:paragraph-properties fo:background-color="transparent">
        <style:background-image/>
      </style:paragraph-properties>
      <style:text-properties fo:font-weight="bold" fo:background-color="transparent" style:font-weight-asian="bold" style:font-weight-complex="bold"/>
    </style:style>
    <style:style style:name="P36" style:family="paragraph" style:parent-style-name="Standard">
      <style:paragraph-properties fo:margin-left="0cm" fo:margin-right="0cm" fo:text-indent="0cm" style:auto-text-indent="false"/>
    </style:style>
    <style:style style:name="P37" style:family="paragraph" style:parent-style-name="Standard" style:master-page-name="Convert_20_1">
      <style:paragraph-properties fo:line-height="150%" style:page-number="1" fo:break-before="page"/>
      <style:text-properties fo:font-size="32pt" fo:language="en" fo:country="US" fo:font-weight="bold" style:font-size-asian="18pt" style:language-asian="it" style:country-asian="IT" style:font-weight-asian="bold"/>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list-style-name="L3"/>
    <style:style style:name="P41" style:family="paragraph" style:parent-style-name="Standard" style:list-style-name="L4"/>
    <style:style style:name="P42" style:family="paragraph" style:parent-style-name="Standard" style:list-style-name="L5"/>
    <style:style style:name="P43" style:family="paragraph" style:parent-style-name="Standard" style:list-style-name="L6"/>
    <style:style style:name="P44" style:family="paragraph" style:parent-style-name="Standard" style:list-style-name="L7"/>
    <style:style style:name="P45" style:family="paragraph" style:parent-style-name="Standard" style:list-style-name="L7">
      <style:text-properties fo:font-weight="bold" style:font-weight-asian="bold" style:font-weight-complex="bold"/>
    </style:style>
    <style:style style:name="P46" style:family="paragraph" style:parent-style-name="Standard" style:list-style-name="L8"/>
    <style:style style:name="P47" style:family="paragraph" style:parent-style-name="Standard" style:list-style-name="L9"/>
    <style:style style:name="P48" style:family="paragraph" style:parent-style-name="Standard" style:list-style-name="L10"/>
    <style:style style:name="P49" style:family="paragraph" style:parent-style-name="Standard" style:list-style-name="L11"/>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4"/>
    <style:style style:name="P53" style:family="paragraph" style:parent-style-name="Standard" style:list-style-name="L15"/>
    <style:style style:name="P54" style:family="paragraph" style:parent-style-name="Standard" style:list-style-name="L16"/>
    <style:style style:name="P55" style:family="paragraph" style:parent-style-name="Standard" style:list-style-name="L16">
      <style:text-properties fo:background-color="#ffff00"/>
    </style:style>
    <style:style style:name="P56" style:family="paragraph" style:parent-style-name="Standard" style:list-style-name="L17"/>
    <style:style style:name="P57" style:family="paragraph" style:parent-style-name="Standard" style:list-style-name="L18"/>
    <style:style style:name="P58" style:family="paragraph" style:parent-style-name="Standard" style:list-style-name="L19"/>
    <style:style style:name="P59" style:family="paragraph" style:parent-style-name="Standard" style:list-style-name="L20"/>
    <style:style style:name="P60" style:family="paragraph" style:parent-style-name="Standard" style:list-style-name="L21"/>
    <style:style style:name="P61" style:family="paragraph" style:parent-style-name="Standard" style:list-style-name="L22"/>
    <style:style style:name="P62" style:family="paragraph" style:parent-style-name="Standard" style:list-style-name="L23"/>
    <style:style style:name="P63" style:family="paragraph" style:parent-style-name="Standard" style:list-style-name="L24"/>
    <style:style style:name="P64" style:family="paragraph" style:parent-style-name="Standard" style:list-style-name="L24">
      <style:text-properties fo:font-style="normal" style:text-underline-style="none" fo:font-weight="normal" style:font-style-asian="normal" style:font-weight-asian="normal" style:font-style-complex="normal" style:font-weight-complex="normal"/>
    </style:style>
    <style:style style:name="P65" style:family="paragraph" style:parent-style-name="Standard" style:list-style-name="L25"/>
    <style:style style:name="P66" style:family="paragraph" style:parent-style-name="Standard" style:list-style-name="L21">
      <style:paragraph-properties fo:margin-left="-1.27cm" fo:margin-right="0cm" fo:text-indent="0cm" style:auto-text-indent="false"/>
    </style:style>
    <style:style style:name="P67" style:family="paragraph" style:parent-style-name="Standard" style:list-style-name="L21">
      <style:paragraph-properties fo:background-color="transparent">
        <style:background-image/>
      </style:paragraph-properties>
    </style:style>
    <style:style style:name="P68" style:family="paragraph" style:parent-style-name="Heading_20_1">
      <style:paragraph-properties fo:break-before="page"/>
    </style:style>
    <style:style style:name="P69" style:family="paragraph" style:parent-style-name="Contents_20_1">
      <style:paragraph-properties>
        <style:tab-stops>
          <style:tab-stop style:position="16.002cm" style:type="right" style:leader-style="dotted" style:leader-text="."/>
        </style:tab-stops>
      </style:paragraph-properties>
    </style:style>
    <style:style style:name="P70" style:family="paragraph" style:parent-style-name="Contents_20_2">
      <style:paragraph-properties>
        <style:tab-stops>
          <style:tab-stop style:position="15.002cm" style:type="right" style:leader-style="dotted" style:leader-text="."/>
        </style:tab-stops>
      </style:paragraph-properties>
    </style:style>
    <style:style style:name="P71" style:family="paragraph" style:parent-style-name="Contents_20_3">
      <style:paragraph-properties>
        <style:tab-stops>
          <style:tab-stop style:position="14.002cm" style:type="right" style:leader-style="dotted" style:leader-text="."/>
        </style:tab-stops>
      </style:paragraph-properties>
    </style:style>
    <style:style style:name="P72" style:family="paragraph">
      <style:paragraph-properties fo:text-align="center"/>
    </style:style>
    <style:style style:name="P73" style:family="paragraph">
      <style:paragraph-properties fo:text-align="start"/>
    </style:style>
    <style:style style:name="P74" style:family="paragraph">
      <style:paragraph-properties fo:text-align="center"/>
      <style:text-properties style:font-name="Arial1" fo:font-size="10pt" style:font-size-asian="10pt" style:font-size-complex="10pt"/>
    </style:style>
    <style:style style:name="T1" style:family="text">
      <style:text-properties fo:font-size="32pt" fo:font-weight="bold" style:language-asian="it" style:country-asian="I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2pt" fo:language="en" fo:country="US" fo:font-weight="normal" style:font-size-asian="18pt" style:font-weight-asian="bold"/>
    </style:style>
    <style:style style:name="T5" style:family="text">
      <style:text-properties fo:background-color="#ffff00"/>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style:font-name="Arial1"/>
    </style:style>
    <style:style style:name="T11" style:family="text">
      <style:text-properties style:font-name="Arial1" fo:font-size="10pt" fo:language="it" fo:country="IT" style:font-name-asian="Courier New1" style:font-size-asian="10pt" style:font-name-complex="Courier New1" style:font-size-complex="10pt"/>
    </style:style>
    <style:style style:name="T12" style:family="text">
      <style:text-properties style:font-name="Arial1" fo:font-size="10pt" fo:font-style="normal" fo:font-weight="normal" style:font-name-asian="Arial1" style:font-size-asian="10pt" style:font-style-asian="normal" style:font-weight-asian="normal" style:font-name-complex="Arial1" style:font-size-complex="10pt" style:font-style-complex="normal" style:font-weight-complex="normal"/>
    </style:style>
    <style:style style:name="T13" style:family="text">
      <style:text-properties style:use-window-font-color="true" style:text-outline="false" style:text-line-through-style="none" style:font-name="Arial5" fo:font-size="10pt" fo:font-style="normal" fo:text-shadow="none" style:text-underline-style="none" style:font-name-asian="Arial5" style:font-size-asian="10pt" style:font-style-asian="normal" style:font-name-complex="Arial5" style:font-size-complex="10pt" style:font-style-complex="normal" style:text-emphasize="none"/>
    </style:style>
    <style:style style:name="T14" style:family="text">
      <style:text-properties fo:background-color="transparent"/>
    </style:style>
    <style:style style:name="T15" style:family="text">
      <style:text-properties style:text-underline-style="solid" style:text-underline-width="auto" style:text-underline-color="font-color" fo:background-color="transparent"/>
    </style:style>
    <style:style style:name="T16" style:family="text">
      <style:text-properties fo:font-size="10pt" style:font-size-asian="10pt" style:font-size-complex="10pt"/>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text-underline-style="none" style:font-style-asian="normal" style:font-style-complex="normal"/>
    </style:style>
    <style:style style:name="T20" style:family="text">
      <style:text-properties fo:background-color="#ffffff"/>
    </style:style>
    <style:style style:name="T21" style:family="text">
      <style:text-properties style:font-name="Arial1" fo:font-size="10pt" style:font-size-asian="10pt" style:font-size-complex="10pt"/>
    </style:style>
    <style:style style:name="T22" style:family="text">
      <style:text-properties style:font-name="Arial1" fo:font-size="10pt" fo:font-weight="normal" style:font-size-asian="10pt" style:font-weight-asian="normal" style:font-size-complex="10pt" style:font-weight-complex="normal"/>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fo:margin-top="0cm" fo:margin-bottom="0.3cm" style:wrap="none" style:vertical-pos="from-top" style:vertical-rel="paragraph"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min-label-width="0.635cm"/>
        <style:text-properties style:font-name="StarSymbol"/>
      </text:list-level-style-bullet>
      <text:list-level-style-bullet text:level="3" text:style-name="Bullet_20_Symbols" style:num-suffix="." text:bullet-char="–">
        <style:list-level-properties text:space-before="0.635cm" text:min-label-width="0.635cm"/>
        <style:text-properties style:font-name="StarSymbol"/>
      </text:list-level-style-bullet>
      <text:list-level-style-bullet text:level="4" text:style-name="Bullet_20_Symbols" style:num-suffix="." text:bullet-char="–">
        <style:list-level-properties text:space-before="1.27cm" text:min-label-width="0.635cm"/>
        <style:text-properties style:font-name="StarSymbol"/>
      </text:list-level-style-bullet>
      <text:list-level-style-bullet text:level="5" text:style-name="Bullet_20_Symbols" style:num-suffix="." text:bullet-char="–">
        <style:list-level-properties text:space-before="1.905cm" text:min-label-width="0.635cm"/>
        <style:text-properties style:font-name="StarSymbol"/>
      </text:list-level-style-bullet>
      <text:list-level-style-bullet text:level="6" text:style-name="Bullet_20_Symbols" style:num-suffix="." text:bullet-char="–">
        <style:list-level-properties text:space-before="2.54cm" text:min-label-width="0.635cm"/>
        <style:text-properties style:font-name="StarSymbol"/>
      </text:list-level-style-bullet>
      <text:list-level-style-bullet text:level="7" text:style-name="Bullet_20_Symbols" style:num-suffix="." text:bullet-char="–">
        <style:list-level-properties text:space-before="3.175cm" text:min-label-width="0.635cm"/>
        <style:text-properties style:font-name="StarSymbol"/>
      </text:list-level-style-bullet>
      <text:list-level-style-bullet text:level="8" text:style-name="Bullet_20_Symbols" style:num-suffix="." text:bullet-char="–">
        <style:list-level-properties text:space-before="3.81cm" text:min-label-width="0.635cm"/>
        <style:text-properties style:font-name="StarSymbol"/>
      </text:list-level-style-bullet>
      <text:list-level-style-bullet text:level="9" text:style-name="Bullet_20_Symbols" style:num-suffix="." text:bullet-char="–">
        <style:list-level-properties text:space-before="4.445cm" text:min-label-width="0.635cm"/>
        <style:text-properties style:font-name="StarSymbol"/>
      </text:list-level-style-bullet>
      <text:list-level-style-bullet text:level="10" text:style-name="Bullet_20_Symbols" style:num-suffix="." text:bullet-char="–">
        <style:list-level-properties text:space-before="5.08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905cm" text:min-label-width="0.635cm"/>
      </text:list-level-style-number>
      <text:list-level-style-number text:level="3" text:style-name="Numbering_20_Symbols" style:num-suffix="." style:num-format="1">
        <style:list-level-properties text:space-before="3.175cm" text:min-label-width="0.635cm"/>
      </text:list-level-style-number>
      <text:list-level-style-number text:level="4" text:style-name="Numbering_20_Symbols" style:num-suffix="." style:num-format="1">
        <style:list-level-properties text:space-before="4.445cm" text:min-label-width="0.635cm"/>
      </text:list-level-style-number>
      <text:list-level-style-number text:level="5" text:style-name="Numbering_20_Symbols" style:num-suffix="." style:num-format="1">
        <style:list-level-properties text:space-before="5.715cm" text:min-label-width="0.635cm"/>
      </text:list-level-style-number>
      <text:list-level-style-number text:level="6" text:style-name="Numbering_20_Symbols" style:num-suffix="." style:num-format="1">
        <style:list-level-properties text:space-before="6.985cm" text:min-label-width="0.635cm"/>
      </text:list-level-style-number>
      <text:list-level-style-number text:level="7" text:style-name="Numbering_20_Symbols" style:num-suffix="." style:num-format="1">
        <style:list-level-properties text:space-before="8.255cm" text:min-label-width="0.635cm"/>
      </text:list-level-style-number>
      <text:list-level-style-number text:level="8" text:style-name="Numbering_20_Symbols" style:num-suffix="." style:num-format="1">
        <style:list-level-properties text:space-before="9.525cm" text:min-label-width="0.635cm"/>
      </text:list-level-style-number>
      <text:list-level-style-number text:level="9" text:style-name="Numbering_20_Symbols" style:num-suffix="." style:num-format="1">
        <style:list-level-properties text:space-before="10.795cm" text:min-label-width="0.635cm"/>
      </text:list-level-style-number>
      <text:list-level-style-number text:level="10" text:style-name="Numbering_20_Symbols" style:num-suffix="." style:num-format="1">
        <style:list-level-properties text:space-before="12.06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bottom" style:run-through="foreground"/>
    </style:style>
    <number:text-style style:name="N100">
      <number:text-content/>
    </number:text-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4"/>
      <text:p text:style-name="P4"/>
      <text:p text:style-name="P5"><text:span text:style-name="T1"><text:title>Funambol PIM Connector Design Document</text:title></text:span><text:span text:style-name="T2"><text:line-break/></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 table:name="Table4" table:style-name="Table4">
        <table:table-column table:style-name="Table4.A"/>
        <table:table-column table:style-name="Table4.B"/>
        <table:table-row>
          <table:table-cell table:style-name="Table4.A1" office:value-type="string">
            <text:p text:style-name="P11"/>
            <text:p text:style-name="P13">Gilberto Migliavacca</text:p>
            <text:p text:style-name="P13">Funambol Software Engineer</text:p>
            <text:p text:style-name="Standard"/>
          </table:table-cell>
          <table:table-cell table:style-name="Table4.A1" office:value-type="string">
            <text:p text:style-name="Standard"><text:span text:style-name="Strong_20_Emphasis"><text:span text:style-name="T4"/></text:span></text:p>
            <text:p text:style-name="Standard"><text:span text:style-name="Strong_20_Emphasis"><text:span text:style-name="T4">Funambol</text:span></text:span><text:span text:style-name="T4"><text:line-break/></text:span><text:a xlink:type="simple" xlink:href="http://www.funambol.com/">http://www.funambol.com</text:a></text:p>
          </table:table-cell>
        </table:table-row>
      </table:table>
      <text:p text:style-name="P7"/>
      <text:p text:style-name="P3">Revision History</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Table_20_Heading">Name</text:p>
          </table:table-cell>
          <table:table-cell table:style-name="Table30.A1" office:value-type="string">
            <text:p text:style-name="Table_20_Heading">Date</text:p>
          </table:table-cell>
          <table:table-cell table:style-name="Table30.A1" office:value-type="string">
            <text:p text:style-name="Table_20_Heading">Reason for Change</text:p>
          </table:table-cell>
          <table:table-cell table:style-name="Table30.D1" office:value-type="string">
            <text:p text:style-name="Table_20_Heading">Ver./Rev.</text:p>
          </table:table-cell>
        </table:table-row>
        <table:table-row>
          <table:table-cell table:style-name="Table30.A2" office:value-type="string">
            <text:p text:style-name="Standard">G. Migliavacca</text:p>
          </table:table-cell>
          <table:table-cell table:style-name="Table30.B2" office:value-type="string">
            <text:p text:style-name="P14">25 September 2006</text:p>
          </table:table-cell>
          <table:table-cell table:style-name="Table30.A2" office:value-type="string">
            <text:p text:style-name="Standard">First draft</text:p>
          </table:table-cell>
          <table:table-cell table:style-name="Table30.D2" office:value-type="float" office:value="0.0416666666666667">
            <text:p text:style-name="P15">1.0</text:p>
          </table:table-cell>
        </table:table-row>
        <table:table-row>
          <table:table-cell table:style-name="Table30.A2" office:value-type="string">
            <text:p text:style-name="Standard">M. Vanetti</text:p>
          </table:table-cell>
          <table:table-cell table:style-name="Table30.A2" office:value-type="string">
            <text:p text:style-name="P14">20 June 2007</text:p>
          </table:table-cell>
          <table:table-cell table:style-name="Table30.A2" office:value-type="string">
            <text:p text:style-name="Standard">Corrected DB tables</text:p>
          </table:table-cell>
          <table:table-cell table:style-name="Table30.D3" office:value-type="float" office:value="0">
            <text:p text:style-name="P15">1.1</text:p>
          </table:table-cell>
        </table:table-row>
        <table:table-row>
          <table:table-cell table:style-name="Table30.A2" office:value-type="string">
            <text:p text:style-name="Standard">L. Fassina</text:p>
          </table:table-cell>
          <table:table-cell table:style-name="Table30.A2" office:value-type="string">
            <text:p text:style-name="P14">18 July 2007</text:p>
          </table:table-cell>
          <table:table-cell table:style-name="Table30.A2" office:value-type="string">
            <text:p text:style-name="Standard">Reviewed section about Database schema</text:p>
          </table:table-cell>
          <table:table-cell table:style-name="Table30.D3" office:value-type="float" office:value="0">
            <text:p text:style-name="P15">1.2</text:p>
          </table:table-cell>
        </table:table-row>
        <table:table-row>
          <table:table-cell table:style-name="Table30.A2" office:value-type="string">
            <text:p text:style-name="Standard">M. Vanetti</text:p>
          </table:table-cell>
          <table:table-cell table:style-name="Table30.A2" office:value-type="string">
            <text:p text:style-name="P14">5 October 2007</text:p>
          </table:table-cell>
          <table:table-cell table:style-name="Table30.A2" office:value-type="string">
            <text:p text:style-name="Standard">Added DB table for calendar attendees</text:p>
          </table:table-cell>
          <table:table-cell table:style-name="Table30.D3" office:value-type="float" office:value="0">
            <text:p text:style-name="P15">1.3</text:p>
          </table:table-cell>
        </table:table-row>
        <table:table-row>
          <table:table-cell table:style-name="Table30.A2" office:value-type="string">
            <text:p text:style-name="Standard">M. Vanetti</text:p>
          </table:table-cell>
          <table:table-cell table:style-name="Table30.A2" office:value-type="string">
            <text:p text:style-name="P14">23 October 2007</text:p>
          </table:table-cell>
          <table:table-cell table:style-name="Table30.A2" office:value-type="string">
            <text:p text:style-name="Standard">Added another supported value in the DB table for calendar attendees</text:p>
          </table:table-cell>
          <table:table-cell table:style-name="Table30.D3" office:value-type="float" office:value="0">
            <text:p text:style-name="P15">1.3.1</text:p>
          </table:table-cell>
        </table:table-row>
        <table:table-row>
          <table:table-cell table:style-name="Table30.A2" office:value-type="string">
            <text:p text:style-name="Standard">L. Fassina</text:p>
          </table:table-cell>
          <table:table-cell table:style-name="Table30.A2" office:value-type="string">
            <text:p text:style-name="P14">30 January 2009</text:p>
          </table:table-cell>
          <table:table-cell table:style-name="Table30.A2" office:value-type="string">
            <text:p text:style-name="Standard">Added section about Twins detection implementation</text:p>
          </table:table-cell>
          <table:table-cell table:style-name="Table30.D3" office:value-type="float" office:value="0">
            <text:p text:style-name="P15">1.3.2</text:p>
          </table:table-cell>
        </table:table-row>
        <table:table-row>
          <table:table-cell table:style-name="Table30.A2" office:value-type="string">
            <text:p text:style-name="Standard">F. Maggi</text:p>
          </table:table-cell>
          <table:table-cell table:style-name="Table30.A2" office:value-type="string">
            <text:p text:style-name="P14">18 May 2009</text:p>
          </table:table-cell>
          <table:table-cell table:style-name="Table30.A2" office:value-type="string">
            <text:p text:style-name="Standard">Updated section about Twins detection implementation</text:p>
          </table:table-cell>
          <table:table-cell table:style-name="Table30.D3" office:value-type="float" office:value="0">
            <text:p text:style-name="P15">1.3.3</text:p>
          </table:table-cell>
        </table:table-row>
        <table:table-row>
          <table:table-cell table:style-name="Table30.A2" office:value-type="string">
            <text:p text:style-name="Standard">F.Machi</text:p>
          </table:table-cell>
          <table:table-cell table:style-name="Table30.A2" office:value-type="string">
            <text:p text:style-name="P14">07 January 2010</text:p>
          </table:table-cell>
          <table:table-cell table:style-name="Table30.A2" office:value-type="string">
            <text:p text:style-name="Standard">Added section about items not suitable for twin search</text:p>
          </table:table-cell>
          <table:table-cell table:style-name="Table30.D3" office:value-type="float" office:value="0">
            <text:p text:style-name="P15">1.3.4</text:p>
          </table:table-cell>
        </table:table-row>
        <table:table-row>
          <table:table-cell table:style-name="Table30.A2" office:value-type="string">
            <text:p text:style-name="Standard">L. Fassina</text:p>
          </table:table-cell>
          <table:table-cell table:style-name="Table30.A2" office:value-type="string">
            <text:p text:style-name="P14">22 December 2010</text:p>
          </table:table-cell>
          <table:table-cell table:style-name="Table30.A2" office:value-type="string">
            <text:p text:style-name="Standard">Changed section about Twins detection implementation</text:p>
          </table:table-cell>
          <table:table-cell table:style-name="Table30.D3" office:value-type="float" office:value="0">
            <text:p text:style-name="P15">1.4</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9">1. Introduction<text:tab/>5</text:p>
          <text:p text:style-name="P70">1.1. Purpose of this Document<text:tab/>5</text:p>
          <text:p text:style-name="P69">2. Porting the old PIM Components to the new PIM Connector Module<text:tab/>6</text:p>
          <text:p text:style-name="P70">2.1. Migrating Foundation Module (@todo)<text:tab/>6</text:p>
          <text:p text:style-name="P70">2.2. Migrating PDI Module (@todo)<text:tab/>6</text:p>
          <text:p text:style-name="P69">3. Architecture<text:tab/>8</text:p>
          <text:p text:style-name="P70">3.1. Main Features<text:tab/>8</text:p>
          <text:p text:style-name="P70">3.2. Packaging<text:tab/>10</text:p>
          <text:p text:style-name="P70">3.3. PIM DB feature structure<text:tab/>10</text:p>
          <text:p text:style-name="P70">3.4. PIM FS feature structure<text:tab/>11</text:p>
          <text:p text:style-name="P69">4. Classes<text:tab/>13</text:p>
          <text:p text:style-name="P70">4.1. PIM DB Feature Main Classes<text:tab/>13</text:p>
          <text:p text:style-name="P71">4.1.1. com.funambol.connector.pim.engine.source.PIMSyncSource and specific SyncSource<text:tab/>13</text:p>
          <text:p text:style-name="P71">4.1.2. com.funambol.connector.pim.admin.PIMSyncSourceConfigPanel<text:tab/>15</text:p>
          <text:p text:style-name="P71">4.1.3. com.funambol.connector.pim.items.manager.PIMEntityManager<text:tab/>15</text:p>
          <text:p text:style-name="P71">4.1.4. com.funambol.connector.pim.items.dao.PIMEntityDAO<text:tab/>16</text:p>
          <text:p text:style-name="P71">4.1.5. com.funambol.connector.pim.items.model.****Wrapper<text:tab/>17</text:p>
          <text:p text:style-name="P71">4.1.6. com.funambol.connector.pim.security.PIMOfficer<text:tab/>17</text:p>
          <text:p text:style-name="P71">4.1.7. com.funambol.connector.pim.exception.****Exception<text:tab/>17</text:p>
          <text:p text:style-name="P71">4.1.8. com.funambol.connector.pim.items.model.****Filter<text:tab/>17</text:p>
          <text:p text:style-name="P70">4.2. PIM FS Feature Main Classes<text:tab/>18</text:p>
          <text:p text:style-name="P71">4.2.1. com.funambol.foundation.engine.source.AbstractFileSystemSyncSource<text:tab/>20</text:p>
          <text:p text:style-name="P71">4.2.2. com.funambol.foundation.engine.source.AbstractSIFSyncSource<text:tab/>20</text:p>
          <text:p text:style-name="P71">4.2.3. com.funambol.foundation.engine.source.FileSystemSyncSource<text:tab/>20</text:p>
          <text:p text:style-name="P71">4.2.4. com.funambol.foundation.engine.source.SIFVCardSyncSource<text:tab/>20</text:p>
          <text:p text:style-name="P71">4.2.5. com.funambol.foundation.engine.source.SIFICalSyncSource<text:tab/>20</text:p>
          <text:p text:style-name="P71">4.2.6. com.funambol.foundation.engine.source.SIFSyncSource<text:tab/>20</text:p>
          <text:p text:style-name="P69">5. PIM Configuration Panel<text:tab/>21</text:p>
          <text:p text:style-name="P70"><text:soft-page-break/>5.1. PIM Connector Admin Panels (PIM DB feature)<text:tab/>21</text:p>
          <text:p text:style-name="P70">5.2. PIM Connector Admin Panels (PIM FS feature)<text:tab/>22</text:p>
          <text:p text:style-name="P69">6. Twins detection implementation<text:tab/>24</text:p>
          <text:p text:style-name="P69">7. Filtering PIM Entity<text:tab/>30</text:p>
          <text:p text:style-name="P69">8. PIMContainer Listener<text:tab/>31</text:p>
          <text:p text:style-name="P70">8.1. Java Listener Based Architecture<text:tab/>31</text:p>
          <text:p text:style-name="P70">8.2. DB Trigger Based Architecture<text:tab/>32</text:p>
          <text:p text:style-name="P69">9. SQL Scripts<text:tab/>33</text:p>
          <text:p text:style-name="P70">9.1. Funambol PIM Module Registration<text:tab/>33</text:p>
          <text:p text:style-name="P69">10. Database Schema<text:tab/>36</text:p>
          <text:p text:style-name="P69">11. Appendices<text:tab/>42</text:p>
          <text:p text:style-name="P70">11.1. Appendix A – References<text:tab/>42</text:p>
        </text:index-body>
      </text:table-of-content>
      <text:p text:style-name="P16"/>
      <text:h text:style-name="P68" text:outline-level="1">Introduction</text:h>
      <text:p text:style-name="Standard"/>
      <text:h text:style-name="Heading_20_2" text:outline-level="2">Purpose of this Document</text:h>
      <text:p text:style-name="Standard">The purpose of this document is to describe the technical architecture and design of the Funambol PIM Connector Module</text:p>
      <text:p text:style-name="Standard"/>
      <text:p text:style-name="Standard">The first chapter describes the old components that will be included in the new Funambol PIM Connector Module. </text:p>
      <text:p text:style-name="Standard">In the next chapters will be described the new packages and classes that will be created “ad hoc” for the new component.</text:p>
      <text:p text:style-name="Standard"/>
      <text:p text:style-name="Standard">This document is intended to be read by the development and design team.</text:p>
      <text:p text:style-name="Standard"/>
      <text:h text:style-name="Heading_20_1" text:outline-level="1">Porting the old PIM Components to the new PIM Connector Module</text:h>
      <text:p text:style-name="P17"/>
      <text:h text:style-name="Heading_20_2" text:outline-level="2">Migrating Foundation Module (<text:span text:style-name="T5">@todo</text:span>)</text:h>
      <text:p text:style-name="P18">The current implementation of this module contains some java classes that will be removed and inserted in the new Funambol PIM Connector.</text:p>
      <text:p text:style-name="Standard"/>
      <text:p text:style-name="Standard">In the following table we list the components that will be included in the PIM Connector</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Old package/component</text:p>
            </table:table-cell>
            <table:table-cell table:style-name="Table1.B1" office:value-type="string">
              <text:p text:style-name="Table_20_Heading">New package/component</text:p>
            </table:table-cell>
          </table:table-row>
        </table:table-header-rows>
        <table:table-row>
          <table:table-cell table:style-name="Table1.A2" office:value-type="string">
            <text:p text:style-name="Standard">modules\foundation\src\<text:span text:style-name="T3">java</text:span>\ com\funambol\foundation\admin</text:p>
          </table:table-cell>
          <table:table-cell table:style-name="Table1.B2" office:value-type="string">
            <text:p text:style-name="Standard">&lt;<text:span text:style-name="T6">cvs_prefix</text:span>&gt;\src\java\ </text:p>
            <text:p text:style-name="Standard">com\funambol\pim\admin</text:p>
          </table:table-cell>
        </table:table-row>
        <table:table-row>
          <table:table-cell table:style-name="Table1.A2" office:value-type="string">
            <text:p text:style-name="Standard">modules\foundation\src\<text:span text:style-name="T3">java</text:span>\ com\funambol\foundation\engine</text:p>
          </table:table-cell>
          <table:table-cell table:style-name="Table1.B2" office:value-type="string">
            <text:p text:style-name="Standard">&lt;<text:span text:style-name="T6">cvs_prefix</text:span>&gt;\src\java\ </text:p>
            <text:p text:style-name="Standard">com\funambol\pim\engine</text:p>
          </table:table-cell>
        </table:table-row>
        <table:table-row>
          <table:table-cell table:style-name="Table1.A2" office:value-type="string">
            <text:p text:style-name="Standard">modules\foundation\src\<text:span text:style-name="T3">java</text:span>\ com\funambol\foundation\phones</text:p>
          </table:table-cell>
          <table:table-cell table:style-name="Table1.B2" office:value-type="string">
            <text:p text:style-name="Standard">&lt;<text:span text:style-name="T6">cvs_prefix</text:span>&gt;\src\java\ </text:p>
            <text:p text:style-name="Standard">com\funambol\pim\phones</text:p>
          </table:table-cell>
        </table:table-row>
        <table:table-row>
          <table:table-cell table:style-name="Table1.A2" office:value-type="string">
            <text:p text:style-name="Standard">modules\foundation\src\<text:span text:style-name="T3">java</text:span>\ com\funambol\foundation\synclet</text:p>
          </table:table-cell>
          <table:table-cell table:style-name="Table1.B2" office:value-type="string">
            <text:p text:style-name="Standard">&lt;<text:span text:style-name="T6">cvs_prefix</text:span>&gt;\src\java\ </text:p>
            <text:p text:style-name="Standard">com\funambol\pim\synclet</text:p>
          </table:table-cell>
        </table:table-row>
        <table:table-row>
          <table:table-cell table:style-name="Table1.A2" office:value-type="string">
            <text:p text:style-name="Standard"/>
          </table:table-cell>
          <table:table-cell table:style-name="Table1.B2" office:value-type="string">
            <text:p text:style-name="Standard"/>
          </table:table-cell>
        </table:table-row>
        <table:table-row>
          <table:table-cell table:style-name="Table1.A2" office:value-type="string">
            <text:p text:style-name="Standard">modules\foundation\src\<text:span text:style-name="T3">bean</text:span>\</text:p>
            <text:p text:style-name="Standard">com\funambol\server\engine\pipeline\bsh</text:p>
          </table:table-cell>
          <table:table-cell table:style-name="Table1.B2" office:value-type="string">
            <text:p text:style-name="Standard">&lt;<text:span text:style-name="T6">cvs_prefix</text:span>&gt;\src\<text:span text:style-name="T8">bean</text:span>\</text:p>
            <text:p text:style-name="Standard">com\funambol\server\engine\pipeline\bsh</text:p>
          </table:table-cell>
        </table:table-row>
        <table:table-row>
          <table:table-cell table:style-name="Table1.A2" office:value-type="string">
            <text:p text:style-name="Standard"/>
          </table:table-cell>
          <table:table-cell table:style-name="Table1.B2" office:value-type="string">
            <text:p text:style-name="Standard"/>
          </table:table-cell>
        </table:table-row>
        <table:table-row>
          <table:table-cell table:style-name="Table1.A2" office:value-type="string">
            <text:p text:style-name="Standard">modules\pdi\src\<text:span text:style-name="T3">sql</text:span></text:p>
          </table:table-cell>
          <table:table-cell table:style-name="Table1.B2" office:value-type="string">
            <text:p text:style-name="Standard">&lt;<text:span text:style-name="T6">cvs_prefix</text:span>&gt;\src\<text:span text:style-name="T8">sql</text:span></text:p>
          </table:table-cell>
        </table:table-row>
      </table:table>
      <text:p text:style-name="Standard"/>
      <text:p text:style-name="P19">Note: &lt;<text:span text:style-name="T6">cvs_prefix</text:span>&gt; = [ObjectWeb-CVS]/sync4j/funambol/modules/pim</text:p>
      <text:p text:style-name="P19"/>
      <text:p text:style-name="Standard">the installation procedure inserts the following syncsource</text:p>
      <text:list xml:id="list34517179" text:style-name="L1">
        <text:list-item>
          <text:p text:style-name="P38">FileSystem SyncSource</text:p>
        </text:list-item>
      </text:list>
      <text:p text:style-name="Standard"/>
      <text:p text:style-name="Standard"/>
      <text:h text:style-name="Heading_20_2" text:outline-level="2">Migrating PDI Module (<text:span text:style-name="T5">@todo</text:span>)</text:h>
      <text:p text:style-name="Standard">The current implementation of this module doesn't contains java classes (the source classes are included in the foundation package) but it includes the sql script for the installation of the following SyncSource:</text:p>
      <text:p text:style-name="Standard"/>
      <text:list xml:id="list34516737" text:style-name="L2">
        <text:list-item>
          <text:p text:style-name="P39">FileSystem SyncSource</text:p>
          <text:list>
            <text:list-item>
              <text:p text:style-name="P39"><text:soft-page-break/>note</text:p>
            </text:list-item>
            <text:list-item>
              <text:p text:style-name="P39">briefcase</text:p>
            </text:list-item>
          </text:list>
        </text:list-item>
        <text:list-item>
          <text:p text:style-name="P39">SIF SyncSource</text:p>
          <text:list>
            <text:list-item>
              <text:p text:style-name="P39">SIF-C</text:p>
            </text:list-item>
            <text:list-item>
              <text:p text:style-name="P39">SIF-E </text:p>
            </text:list-item>
            <text:list-item>
              <text:p text:style-name="P39">SIF-T </text:p>
            </text:list-item>
            <text:list-item>
              <text:p text:style-name="P39">SIF-N</text:p>
            </text:list-item>
          </text:list>
        </text:list-item>
        <text:list-item>
          <text:p text:style-name="P39">VCard SyncSource </text:p>
          <text:list>
            <text:list-item>
              <text:p text:style-name="P39">text/x-vcard version 2.1</text:p>
            </text:list-item>
          </text:list>
        </text:list-item>
        <text:list-item>
          <text:p text:style-name="P39">ICal SyncSource </text:p>
          <text:list>
            <text:list-item>
              <text:p text:style-name="P39">text/x-vcalendar version 1.0</text:p>
            </text:list-item>
          </text:list>
        </text:list-item>
      </text:list>
      <text:p text:style-name="Standard"/>
      <text:p text:style-name="Standard">This package <text:span text:style-name="T8">will be removed from the CVS and</text:span> all the sql scripts will be included in the Funambol PIM Connector</text:p>
      <text:p text:style-name="Standard"/>
      <text:p text:style-name="Standard">In the following table we list the components that will be included in the PIM Connector</text:p>
      <text:p text:style-name="Standard"/>
      <table:table table:name="Table2" table:style-name="Table2">
        <table:table-column table:style-name="Table2.A"/>
        <table:table-column table:style-name="Table2.B"/>
        <table:table-header-rows>
          <table:table-row>
            <table:table-cell table:style-name="Table2.A1" office:value-type="string">
              <text:p text:style-name="Table_20_Heading">Old package/component</text:p>
            </table:table-cell>
            <table:table-cell table:style-name="Table2.B1" office:value-type="string">
              <text:p text:style-name="Table_20_Heading">New package/component</text:p>
            </table:table-cell>
          </table:table-row>
        </table:table-header-rows>
        <table:table-row>
          <table:table-cell table:style-name="Table2.A2" office:value-type="string">
            <text:p text:style-name="P20">modules\pdi\src\<text:span text:style-name="T3">bean</text:span></text:p>
          </table:table-cell>
          <table:table-cell table:style-name="Table2.B2" office:value-type="string">
            <text:p text:style-name="Standard">&lt;<text:span text:style-name="T6">cvs_prefix</text:span>&gt;\src\<text:span text:style-name="T8">bean</text:span></text:p>
          </table:table-cell>
        </table:table-row>
        <table:table-row>
          <table:table-cell table:style-name="Table2.A2" office:value-type="string">
            <text:p text:style-name="P20">modules\pdi\src\<text:span text:style-name="T3">db</text:span></text:p>
          </table:table-cell>
          <table:table-cell table:style-name="Table2.B2" office:value-type="string">
            <text:p text:style-name="Standard">&lt;<text:span text:style-name="T6">cvs_prefix</text:span>&gt;\src\<text:span text:style-name="T8">db</text:span></text:p>
          </table:table-cell>
        </table:table-row>
        <table:table-row>
          <table:table-cell table:style-name="Table2.A2" office:value-type="string">
            <text:p text:style-name="P20">modules\pdi\src\<text:span text:style-name="T3">install</text:span></text:p>
          </table:table-cell>
          <table:table-cell table:style-name="Table2.B2" office:value-type="string">
            <text:p text:style-name="Standard">&lt;<text:span text:style-name="T6">cvs_prefix</text:span>&gt;\src\<text:span text:style-name="T8">install</text:span></text:p>
          </table:table-cell>
        </table:table-row>
        <table:table-row>
          <table:table-cell table:style-name="Table2.A2" office:value-type="string">
            <text:p text:style-name="Standard">modules\pdi\src\<text:span text:style-name="T3">sql</text:span></text:p>
          </table:table-cell>
          <table:table-cell table:style-name="Table2.B2" office:value-type="string">
            <text:p text:style-name="Standard">&lt;<text:span text:style-name="T6">cvs_prefix</text:span>&gt;\src\<text:span text:style-name="T8">sql</text:span></text:p>
          </table:table-cell>
        </table:table-row>
      </table:table>
      <text:p text:style-name="Standard"/>
      <text:p text:style-name="P19">Note: &lt;<text:span text:style-name="T6">cvs_prefix</text:span>&gt; = [ObjectWeb-CVS]/sync4j/funambol/modules/pim</text:p>
      <text:h text:style-name="Heading_20_1" text:outline-level="1">Architecture</text:h>
      <text:h text:style-name="Heading_20_2" text:outline-level="2">Main Features</text:h>
      <text:p text:style-name="Standard">This component is an usual Funambol connector and it allows the Funambol<text:span text:style-name="T9"> DS-Server</text:span> to read and write PIM entities from and to </text:p>
      <text:list xml:id="list34512575" text:style-name="L3">
        <text:list-item>
          <text:p text:style-name="P40">a PIM DB Schema (the PIM DB Schema will be described in the next Chapter)</text:p>
        </text:list-item>
        <text:list-item>
          <text:p text:style-name="P40">a FileSystem structure (this feature is an heritage of the old PDI Module implementation)</text:p>
        </text:list-item>
      </text:list>
      <text:p text:style-name="Standard"/>
      <text:p text:style-name="Standard">Accordingly to the requirements document, the features to implement are summarized in the following list:</text:p>
      <text:p text:style-name="Standard"/>
      <text:list xml:id="list34503699" text:style-name="L4">
        <text:list-item>
          <text:p text:style-name="P41">Efficient adapter to an <text:s/>PIM DB Schema</text:p>
        </text:list-item>
        <text:list-item>
          <text:p text:style-name="P41">Efficient adapter to a FileSystem structure</text:p>
        </text:list-item>
      </text:list>
      <text:list xml:id="list34527727" text:style-name="L5">
        <text:list-item>
          <text:p text:style-name="P42">Supported operations:</text:p>
          <text:list>
            <text:list-item>
              <text:p text:style-name="P42">getAllItems() for a given user/principal</text:p>
            </text:list-item>
            <text:list-item>
              <text:p text:style-name="P42">getNewItems() for a given user/principal since a point in time</text:p>
            </text:list-item>
            <text:list-item>
              <text:p text:style-name="P42">getUpdateItems() for a given user/principal since a point in time</text:p>
            </text:list-item>
            <text:list-item>
              <text:p text:style-name="P42">getDeletedItems() for a given user/principal since a point in time</text:p>
            </text:list-item>
            <text:list-item>
              <text:p text:style-name="P42">addtem() for a given user</text:p>
            </text:list-item>
            <text:list-item>
              <text:p text:style-name="P42">updateItem() for a given user</text:p>
            </text:list-item>
            <text:list-item>
              <text:p text:style-name="P42">deleteItem() for a given user</text:p>
            </text:list-item>
          </text:list>
        </text:list-item>
        <text:list-item>
          <text:p text:style-name="P42">Easy configuration</text:p>
        </text:list-item>
        <text:list-item>
          <text:p text:style-name="P42">Supported item types:</text:p>
          <text:list>
            <text:list-item>
              <text:p text:style-name="P42">Contacts</text:p>
            </text:list-item>
            <text:list-item>
              <text:p text:style-name="P42">Events </text:p>
            </text:list-item>
            <text:list-item>
              <text:p text:style-name="P42">Tasks (todo)</text:p>
            </text:list-item>
            <text:list-item>
              <text:p text:style-name="P42">Notes ()</text:p>
            </text:list-item>
          </text:list>
        </text:list-item>
        <text:list-item>
          <text:p text:style-name="P42">Synclet feature provisioning</text:p>
        </text:list-item>
      </text:list>
      <text:p text:style-name="Standard"/>
      <text:p text:style-name="Standard">For this implemented model each user owns his/her contacts, events, notes and tasks and can see only his/her own data.</text:p>
      <text:p text:style-name="Standard"/>
      <text:p text:style-name="Standard">In the <text:sequence-ref text:reference-format="category-and-value" text:ref-name="refFigure0">Figure 1</text:sequence-ref> we show the Funambol PIM Connector main architecture</text:p>
      <text:p text:style-name="Standard"/>
      <text:p text:style-name="Standard"><draw:frame draw:style-name="fr1" draw:name="Frame1" text:anchor-type="paragraph" svg:x="0.667cm" svg:y="0.388cm" svg:width="14.863cm" draw:z-index="1"><draw:text-box fo:min-height="6.86cm"><text:p text:style-name="Figure"><draw:frame draw:style-name="fr6" draw:name="Object1" text:anchor-type="paragraph" svg:x="-0.007cm" svg:y="0.561cm" svg:width="14.716cm" style:rel-width="100%" svg:height="11.005cm" style:rel-height="scale" draw:z-index="2"><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Schema</text:p></draw:text-box></draw:frame></text:p>
      <text:p text:style-name="Standard"><text:soft-page-break/></text:p>
      <text:p text:style-name="Standard"/>
      <text:p text:style-name="Standard">The Funambol PIM connector will be two main feature:</text:p>
      <text:list xml:id="list34516119" text:style-name="L6">
        <text:list-item>
          <text:p text:style-name="P43">adapter for DB called “<text:span text:style-name="T3">PIM DB feature</text:span>” in the next chapters: this feature allows the connector to manage the communication with the PIM DB Schema</text:p>
        </text:list-item>
        <text:list-item>
          <text:p text:style-name="P43">adapter for FileSystem called “<text:span text:style-name="T3">PIM FS feature</text:span>” in the next chapters: this feature allows the connector to manage the communication with a FileSystem</text:p>
        </text:list-item>
      </text:list>
      <text:p text:style-name="Standard"/>
      <text:p text:style-name="Standard">In the following table we list the packages that will be included in the Funambol PIM Connector</text:p>
      <text:p text:style-name="Standard"/>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Old package/component</text:p>
              <text:p text:style-name="Table_20_Heading">(in the foundation and pdi modules)</text:p>
            </table:table-cell>
            <table:table-cell table:style-name="Table3.A1" office:value-type="string">
              <text:p text:style-name="Table_20_Heading">New package/component</text:p>
              <text:p text:style-name="Table_20_Heading"/>
            </table:table-cell>
            <table:table-cell table:style-name="Table3.C1" office:value-type="string">
              <text:p text:style-name="Table_20_Heading">Note</text:p>
              <text:p text:style-name="Table_20_Heading"/>
            </table:table-cell>
          </table:table-row>
        </table:table-header-rows>
        <table:table-row>
          <table:table-cell table:style-name="Table3.A2" office:value-type="string">
            <text:p text:style-name="Standard">modules\<text:span text:style-name="T3">foundation</text:span>\src\<text:span text:style-name="T3">java</text:span>\ com\funambol\foundation\admin</text:p>
          </table:table-cell>
          <table:table-cell table:style-name="Table3.A2" office:value-type="string">
            <text:p text:style-name="Standard">&lt;<text:span text:style-name="T6">cvs_prefix</text:span>&gt;\src\main\java\ </text:p>
            <text:p text:style-name="Standard">com\funambol\pim\admin</text:p>
          </table:table-cell>
          <table:table-cell table:style-name="Table3.C2" office:value-type="string">
            <text:p text:style-name="Standard"/>
          </table:table-cell>
        </table:table-row>
        <table:table-row>
          <table:table-cell table:style-name="Table3.A2" office:value-type="string">
            <text:p text:style-name="Standard">modules\<text:span text:style-name="T3">foundation</text:span>\src\<text:span text:style-name="T3">java</text:span>\ com\funambol\foundation\engine</text:p>
          </table:table-cell>
          <table:table-cell table:style-name="Table3.A2" office:value-type="string">
            <text:p text:style-name="Standard">&lt;<text:span text:style-name="T6">cvs_prefix</text:span>&gt;\src\main\java\ </text:p>
            <text:p text:style-name="Standard">com\funambol\pim\engine</text:p>
          </table:table-cell>
          <table:table-cell table:style-name="Table3.C2" office:value-type="string">
            <text:p text:style-name="Standard"/>
          </table:table-cell>
        </table:table-row>
        <table:table-row>
          <table:table-cell table:style-name="Table3.A2" office:value-type="string">
            <text:p text:style-name="Standard">modules\<text:span text:style-name="T3">foundation</text:span>\src\<text:span text:style-name="T3">java</text:span>\ com\funambol\foundation\phones</text:p>
          </table:table-cell>
          <table:table-cell table:style-name="Table3.A2" office:value-type="string">
            <text:p text:style-name="Standard">&lt;<text:span text:style-name="T6">cvs_prefix</text:span>&gt;\src\main\java\ </text:p>
            <text:p text:style-name="Standard">com\funambol\pim\phones</text:p>
          </table:table-cell>
          <table:table-cell table:style-name="Table3.C2" office:value-type="string">
            <text:p text:style-name="Standard"/>
          </table:table-cell>
        </table:table-row>
        <table:table-row>
          <table:table-cell table:style-name="Table3.A2" office:value-type="string">
            <text:p text:style-name="Standard">modules\<text:span text:style-name="T3">foundation</text:span>\src\<text:span text:style-name="T3">java</text:span>\ com\funambol\foundation\synclet</text:p>
          </table:table-cell>
          <table:table-cell table:style-name="Table3.A2" office:value-type="string">
            <text:p text:style-name="Standard">&lt;<text:span text:style-name="T6">cvs_prefix</text:span>&gt;\src\main\java\ </text:p>
            <text:p text:style-name="Standard">com\funambol\pim\synclet</text:p>
          </table:table-cell>
          <table:table-cell table:style-name="Table3.C2" office:value-type="string">
            <text:p text:style-name="Standard"/>
          </table:table-cell>
        </table:table-row>
        <table:table-row>
          <table:table-cell table:style-name="Table3.A2" office:value-type="string">
            <text:p text:style-name="Standard">modules\<text:span text:style-name="T3">foundation</text:span>\src\<text:span text:style-name="T3">bean</text:span>\</text:p>
            <text:p text:style-name="Standard">com\funambol\server\engine\pipeline\bsh</text:p>
          </table:table-cell>
          <table:table-cell table:style-name="Table3.A2" office:value-type="string">
            <text:p text:style-name="Standard">&lt;<text:span text:style-name="T6">cvs_prefix</text:span>&gt;\src\main\<text:span text:style-name="T8">bean</text:span>\</text:p>
            <text:p text:style-name="Standard">com\funambol\server\engine\pipeline\bsh</text:p>
          </table:table-cell>
          <table:table-cell table:style-name="Table3.C2" office:value-type="string">
            <text:p text:style-name="Standard"/>
          </table:table-cell>
        </table:table-row>
        <table:table-row>
          <table:table-cell table:style-name="Table3.A2" office:value-type="string">
            <text:p text:style-name="Standard">modules\<text:span text:style-name="T3">pdi</text:span>\src\<text:span text:style-name="T3">sql</text:span></text:p>
          </table:table-cell>
          <table:table-cell table:style-name="Table3.A2" office:value-type="string">
            <text:p text:style-name="Standard">&lt;<text:span text:style-name="T6">cvs_prefix</text:span>&gt;\src\main\<text:span text:style-name="T8">sql</text:span></text:p>
          </table:table-cell>
          <table:table-cell table:style-name="Table3.C2" office:value-type="string">
            <text:p text:style-name="Standard"/>
          </table:table-cell>
        </table:table-row>
      </table:table>
      <text:p text:style-name="Standard"/>
      <text:p text:style-name="Standard">Note: &lt;<text:span text:style-name="T6">cvs_prefix</text:span>&gt; = <text:span text:style-name="T5">[ObjectWeb-CVS]/sync4j/funambol/modules/pim</text:span></text:p>
      <text:p text:style-name="Standard"/>
      <text:h text:style-name="Heading_20_2" text:outline-level="2"><text:soft-page-break/>Packaging</text:h>
      <text:p text:style-name="Standard">The java classes developed for the Funambol PIM Connector module are packaged under the <text:span text:style-name="T6">com.funambol.connector.pim</text:span> package. </text:p>
      <text:p text:style-name="Standard">Subpackages are created as required, the main of them are:</text:p>
      <table:table table:name="Table5" table:style-name="Table5">
        <table:table-column table:style-name="Table5.A"/>
        <table:table-column table:style-name="Table5.B"/>
        <table:table-row>
          <table:table-cell table:style-name="Table5.A1" office:value-type="string">
            <text:p text:style-name="P29">*.admin</text:p>
          </table:table-cell>
          <table:table-cell table:style-name="Table5.B1" office:value-type="string">
            <text:p text:style-name="Table_20_Contents">SyncAdmin related classes.</text:p>
            <text:p text:style-name="Table_20_Contents">It will include the current PDI Configuration panel and the new Configuration panel for the Funambol PIM connector</text:p>
          </table:table-cell>
        </table:table-row>
        <table:table-row>
          <table:table-cell table:style-name="Table5.A2" office:value-type="string">
            <text:p text:style-name="P29">*.engine.recovery</text:p>
          </table:table-cell>
          <table:table-cell table:style-name="Table5.B2" office:value-type="string">
            <text:p text:style-name="P30">@todo</text:p>
          </table:table-cell>
        </table:table-row>
        <table:table-row>
          <table:table-cell table:style-name="Table5.A2" office:value-type="string">
            <text:p text:style-name="P29">*.engine.source</text:p>
          </table:table-cell>
          <table:table-cell table:style-name="Table5.B2" office:value-type="string">
            <text:p text:style-name="Table_20_Contents">Sync source related classes. </text:p>
            <text:p text:style-name="Table_20_Contents">It will include the current PDI SyncSource (AbstractFileSystemSyncSource.java, <text:s/>AbstractSIFSyncSource.java, FileSystemSyncSource.java, FilterableSIFSyncSource.java, SIFICalSyncSource.java, SIFSyncSource.java, SIFVCardSyncSource.java) and the new PIM SyncSource (PIMSyncSource, PIMContactSyncSource, PIMCalendarSyncSource, PIMTaskSyncSource, PIMNoteSyncSource)</text:p>
          </table:table-cell>
        </table:table-row>
        <table:table-row>
          <table:table-cell table:style-name="Table5.A2" office:value-type="string">
            <text:p text:style-name="P29">*.exception</text:p>
          </table:table-cell>
          <table:table-cell table:style-name="Table5.B2" office:value-type="string">
            <text:p text:style-name="Table_20_Contents">Exception related classes</text:p>
          </table:table-cell>
        </table:table-row>
        <table:table-row>
          <table:table-cell table:style-name="Table5.A2" office:value-type="string">
            <text:p text:style-name="P29">*.item</text:p>
            <text:p text:style-name="Standard">*.item.dao</text:p>
            <text:p text:style-name="Standard">*.item.manager</text:p>
            <text:p text:style-name="Standard">*.item.model</text:p>
          </table:table-cell>
          <table:table-cell table:style-name="Table5.B2" office:value-type="string">
            <text:p text:style-name="Table_20_Contents">Items related classes. (dao, manager and model)</text:p>
            <text:p text:style-name="Table_20_Contents">It will contains the classes for the “three layer” structure for the Funambol PIM connector (see 3.3 paragraph)</text:p>
          </table:table-cell>
        </table:table-row>
        <table:table-row>
          <table:table-cell table:style-name="Table5.A2" office:value-type="string">
            <text:p text:style-name="P29">*.security</text:p>
          </table:table-cell>
          <table:table-cell table:style-name="Table5.B2" office:value-type="string">
            <text:p text:style-name="Table_20_Contents">Officer related class</text:p>
          </table:table-cell>
        </table:table-row>
        <table:table-row>
          <table:table-cell table:style-name="Table5.A2" office:value-type="string">
            <text:p text:style-name="P29">*.util</text:p>
          </table:table-cell>
          <table:table-cell table:style-name="Table5.B2" office:value-type="string">
            <text:p text:style-name="Table_20_Contents">utility classes</text:p>
          </table:table-cell>
        </table:table-row>
      </table:table>
      <text:p text:style-name="Standard">The java classes developed for the synclet feature are packaged under the <text:span text:style-name="T6">com.funambol.pim</text:span> package. </text:p>
      <text:p text:style-name="Standard">Subpackages are created as required, the main of them are:</text:p>
      <table:table table:name="Table6" table:style-name="Table6">
        <table:table-column table:style-name="Table6.A"/>
        <table:table-column table:style-name="Table6.B"/>
        <table:table-row>
          <table:table-cell table:style-name="Table6.A1" office:value-type="string">
            <text:p text:style-name="P29">*.synclet</text:p>
          </table:table-cell>
          <table:table-cell table:style-name="Table6.B1" office:value-type="string">
            <text:p text:style-name="P30">@todo</text:p>
          </table:table-cell>
        </table:table-row>
        <table:table-row>
          <table:table-cell table:style-name="Table6.A2" office:value-type="string">
            <text:p text:style-name="P29">*.phones</text:p>
          </table:table-cell>
          <table:table-cell table:style-name="Table6.B2" office:value-type="string">
            <text:p text:style-name="Table_20_Contents">Old implementation of the <text:span text:style-name="T5">@todo</text:span></text:p>
          </table:table-cell>
        </table:table-row>
      </table:table>
      <text:p text:style-name="Standard"/>
      <text:p text:style-name="Standard"/>
      <text:h text:style-name="Heading_20_2" text:outline-level="2">PIM DB feature structure</text:h>
      <text:p text:style-name="Standard"/>
      <text:p text:style-name="Standard">The PIM DB feature in the Funambol PIM Connector will have a 'three layers' structure as the <text:sequence-ref text:reference-format="category-and-value" text:ref-name="refFigure1">Figure 2</text:sequence-ref> shows:</text:p>
      <text:p text:style-name="Standard"/>
      <text:p text:style-name="Standard"/>
      <text:p text:style-name="Standard"/>
      <text:p text:style-name="Standard"><draw:frame draw:style-name="fr2" draw:name="Frame2" text:anchor-type="paragraph" svg:x="0.949cm" svg:y="0.353cm" svg:width="14.095cm" draw:z-index="3"><draw:text-box fo:min-height="15.587cm"><text:p text:style-name="Figure"><draw:frame draw:style-name="fr6" draw:name="Object2" text:anchor-type="paragraph" svg:x="0cm" svg:y="0.415cm" svg:width="13.921cm" style:rel-width="100%" svg:height="16.417cm" style:rel-height="scale" draw:z-index="4"><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ree Layer structure of the DB adapter feature</text:p></draw:text-box></draw:frame></text:p>
      <text:p text:style-name="Standard"><text:soft-page-break/></text:p>
      <text:p text:style-name="Standard"/>
      <text:list xml:id="list34522950" text:style-name="L7">
        <text:list-item>
          <text:p text:style-name="P44"><text:span text:style-name="T3">syncsource layer</text:span>: this layer receives the SyncItem from the DS-Server and it implements all the SyncSource Methods defined by the DS-Server for the SyncSource Interface. In this layer will be the calls to the parser (for the “input” direction) and to the converter (for the “output” direction). </text:p>
        </text:list-item>
        <text:list-item>
          <text:p text:style-name="P45">manager layer<text:span text:style-name="T8">: this layer handles PIM Library Object and the PIM DB Schema Object; it converts the PIM Library Object in to the PIM DB Schema Object (for the “input” direction) and viceversa (for the “output” direction).</text:span></text:p>
        </text:list-item>
        <text:list-item>
          <text:p text:style-name="P44"><text:span text:style-name="T3">dao layer</text:span>: this layer provides the operations on the PIM DB Schema<text:span text:style-name="T11">.</text:span></text:p>
        </text:list-item>
      </text:list>
      <text:h text:style-name="Heading_20_2" text:outline-level="2">PIM FS feature structure</text:h>
      <text:p text:style-name="Standard">The PIM DB feature in the Funambol PIM Connector will have the structure as the <text:sequence-ref text:reference-format="category-and-value" text:ref-name="refFigure2">Figure 3</text:sequence-ref> shows:</text:p>
      <text:p text:style-name="Standard"/>
      <text:p text:style-name="Standard"/>
      <text:p text:style-name="Standard"/>
      <text:p text:style-name="Standard"><draw:frame draw:style-name="fr2" draw:name="Frame3" text:anchor-type="paragraph" svg:x="0.949cm" svg:y="0.353cm" svg:width="14.095cm" draw:z-index="5"><draw:text-box fo:min-height="13.056cm"><text:p text:style-name="Figure"><draw:frame draw:style-name="fr6" draw:name="Object3" text:anchor-type="paragraph" svg:x="0cm" svg:y="0.427cm" svg:width="14.095cm" style:rel-width="100%" svg:height="12.053cm" style:rel-height="scale" draw:z-index="6"><draw:object xlink:href="./Object 3" xlink:type="simple" xlink:show="embed" xlink:actuate="onLoad"/><draw:image xlink:href="./ObjectReplacements/Object 3" xlink:type="simple" xlink:show="embed" xlink:actuate="onLoad"/></draw:frame>Figure <text:sequence text:ref-name="refFigure2" text:name="Figure" text:formula="ooow:Figure+1" style:num-format="1">3</text:sequence>: Three Layer structure of the FileSystem adapter feature</text:p></draw:text-box></draw:frame><text:soft-page-break/></text:p>
      <text:p text:style-name="Standard"/>
      <text:p text:style-name="Standard"/>
      <text:list xml:id="list34503452" text:style-name="L8">
        <text:list-item>
          <text:p text:style-name="P46"><text:span text:style-name="T3">syncsource layer</text:span>: this layer receives the SyncItem from the DS-Server and it implements all the SyncSource Methods defined by the DS-Server for the SyncSource Interface. In this layer will be the calls to the parser (for the “input” direction) and to the converter (for the “output” direction). <text:span text:style-name="T11">Moreover all the methods handle the operations on the FileSystem </text:span></text:p>
        </text:list-item>
      </text:list>
      <text:p text:style-name="P12"/>
      <text:p text:style-name="P12"/>
      <text:h text:style-name="Heading_20_1" text:outline-level="1">Classes</text:h>
      <text:h text:style-name="Heading_20_2" text:outline-level="2">PIM DB Feature Main Classes</text:h>
      <text:p text:style-name="Standard">In this paragraph we analyze the main classes of the new Funambol PIM Connector.</text:p>
      <text:p text:style-name="Standard"/>
      <text:h text:style-name="Heading_20_3" text:outline-level="3">com.funambol.connector.pim.engine.source.PIMSyncSource and specific SyncSource</text:h>
      <text:p text:style-name="Standard">The PIMSyncSource implements the common method for the specific PIM***SyncSource; the list of the specific syncsource classes is:</text:p>
      <text:list xml:id="list34529950" text:style-name="L9">
        <text:list-item>
          <text:p text:style-name="P47">PIMContactSyncSource: it should handle the Contact if the client sends the item as:</text:p>
          <text:list>
            <text:list-item>
              <text:p text:style-name="P47">SIF-C format </text:p>
            </text:list-item>
            <text:list-item>
              <text:p text:style-name="P47">vcard format</text:p>
            </text:list-item>
          </text:list>
        </text:list-item>
      </text:list>
      <text:list xml:id="list34518993" text:style-name="L10">
        <text:list-item>
          <text:p text:style-name="P48">PIMSIFCalendarSyncSource: it should handle the Event if the client send the item in:</text:p>
          <text:list>
            <text:list-item>
              <text:p text:style-name="P48">SIF-E format. </text:p>
            </text:list-item>
          </text:list>
        </text:list-item>
        <text:list-item>
          <text:p text:style-name="P48">PIMSIFTaskSyncSource: it should handle the Task if the client sends the item in:</text:p>
          <text:list>
            <text:list-item>
              <text:p text:style-name="P48">SIF-T format</text:p>
            </text:list-item>
          </text:list>
        </text:list-item>
        <text:list-item>
          <text:p text:style-name="P48">PIMWebCalendarSyncSource: it should handle the Event and the Task if the client send the item in:</text:p>
          <text:list>
            <text:list-item>
              <text:p text:style-name="P48">icalendar/vcalendar format. </text:p>
            </text:list-item>
          </text:list>
        </text:list-item>
      </text:list>
      <text:p text:style-name="Standard"><text:s text:c="7"/>Note It may happen that some mobile phone sends in the same session Event and Todo entity</text:p>
      <text:list xml:id="list34527214" text:continue-list="list34518993" text:style-name="L10">
        <text:list-item text:start-value="1">
          <text:p text:style-name="P48">PIMNoteSyncSource: it should handle the Note if the client sends the item in: </text:p>
          <text:list>
            <text:list-item>
              <text:p text:style-name="P48">SIF-N format </text:p>
            </text:list-item>
            <text:list-item>
              <text:p text:style-name="P48">vnote format</text:p>
            </text:list-item>
          </text:list>
        </text:list-item>
      </text:list>
      <text:p text:style-name="Standard"/>
      <text:p text:style-name="Standard">The <text:sequence-ref text:reference-format="category-and-value" text:ref-name="refFigure3">Figure 4</text:sequence-ref> shows the diagram class of the PIMSyncSource and PIMContactSyncSource (it's the same for the rest of the specific SyncSource) </text:p>
      <text:p text:style-name="Standard"/>
      <text:p text:style-name="Standard"/>
      <text:p text:style-name="Standard"><draw:frame draw:style-name="fr2" draw:name="Frame6" text:anchor-type="paragraph" svg:x="0.949cm" svg:y="0cm" svg:width="14.097cm" draw:z-index="9"><draw:text-box fo:min-height="7.265cm"><text:p text:style-name="Figure"><draw:frame draw:style-name="fr6" draw:name="Object6" text:anchor-type="paragraph" svg:x="0cm" svg:y="0.42cm" svg:width="14.044cm" style:rel-width="100%" svg:height="22.602cm" style:rel-height="scale" draw:z-index="10"><draw:object xlink:href="./Object 6" xlink:type="simple" xlink:show="embed" xlink:actuate="onLoad"/><draw:image xlink:href="./ObjectReplacements/Object 6" xlink:type="simple" xlink:show="embed" xlink:actuate="onLoad"/></draw:frame>Figure <text:sequence text:ref-name="refFigure3" text:name="Figure" text:formula="ooow:Figure+1" style:num-format="1">4</text:sequence>: ***SyncSource Diagram Class</text:p></draw:text-box></draw:frame></text:p>
      <text:p text:style-name="Standard"><text:soft-page-break/></text:p>
      <text:p text:style-name="Standard"/>
      <text:p text:style-name="Standard"/>
      <text:p text:style-name="Standard"><text:soft-page-break/></text:p>
      <text:p text:style-name="Standard"/>
      <text:p text:style-name="Standard"/>
      <text:h text:style-name="Heading_20_3" text:outline-level="3">com.funambol.connector.pim.admin.PIMSyncSourceConfigPanel</text:h>
      <text:p text:style-name="Standard">This class allows the user to set the properties for the PIMSyncSource (for detail see Chapter 5)</text:p>
      <text:p text:style-name="Standard"/>
      <text:h text:style-name="Heading_20_3" text:outline-level="3">com.funambol.connector.pim.items.manager.PIMEntityManager</text:h>
      <text:p text:style-name="Standard">The PIMEntityManager implements the common method for the specific PIM***EntityManager; the list of the specific manager classes is:</text:p>
      <text:list xml:id="list34510596" text:style-name="L11">
        <text:list-item>
          <text:p text:style-name="P49">PIMContactEntityManager</text:p>
        </text:list-item>
        <text:list-item>
          <text:p text:style-name="P49">PIMClandarEntityManager</text:p>
        </text:list-item>
        <text:list-item>
          <text:p text:style-name="P49">PIMTaskEntityManager</text:p>
        </text:list-item>
        <text:list-item>
          <text:p text:style-name="P49">PIMNoteEntityManager</text:p>
        </text:list-item>
      </text:list>
      <text:p text:style-name="Standard"/>
      <text:p text:style-name="Standard">The <text:sequence-ref text:reference-format="category-and-value" text:ref-name="refFigure4">Figure 5</text:sequence-ref> shows the diagram class of the PIMEntityManager and PIMContactEntityManager</text:p>
      <text:p text:style-name="Standard"/>
      <text:p text:style-name="Standard"/>
      <text:p text:style-name="Standard"><draw:frame draw:style-name="fr2" draw:name="Frame5" text:anchor-type="paragraph" svg:x="0.949cm" svg:y="0cm" svg:width="14.097cm" draw:z-index="7"><draw:text-box fo:min-height="7.265cm"><text:p text:style-name="Figure"><draw:frame draw:style-name="fr6" draw:name="Object5" text:anchor-type="paragraph" svg:x="0cm" svg:y="0.416cm" svg:width="13.642cm" style:rel-width="100%" svg:height="11.322cm" style:rel-height="scale" draw:z-index="8"><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EntityManager Diagram Class</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3" text:outline-level="3">com.funambol.connector.pim.items.dao.PIMEntityDAO</text:h>
      <text:p text:style-name="Standard">In this class will be all the method to operate on the DB. </text:p>
      <text:p text:style-name="Standard">The PIMEntityDAO implements the common method for the specific PIM***EntityDAO; the list of the specific DAO classes is:</text:p>
      <text:list xml:id="list34510665" text:style-name="L12">
        <text:list-item>
          <text:p text:style-name="P50">PIMContactEntityDAO</text:p>
        </text:list-item>
        <text:list-item>
          <text:p text:style-name="P50">PIMClandarEntityDAO</text:p>
        </text:list-item>
        <text:list-item>
          <text:p text:style-name="P50">PIMTaskEntityDAO</text:p>
        </text:list-item>
        <text:list-item>
          <text:p text:style-name="P50">PIMNoteEntityDAO</text:p>
        </text:list-item>
      </text:list>
      <text:p text:style-name="Standard"/>
      <text:p text:style-name="Standard">The <text:sequence-ref text:reference-format="category-and-value" text:ref-name="refFigure5">Figure 6</text:sequence-ref> shows the diagram class of the PIMEntityDAO and PIMContactEntityDAO</text:p>
      <text:p text:style-name="Standard"/>
      <text:p text:style-name="Standard"/>
      <text:p text:style-name="Standard"><draw:frame draw:style-name="fr2" draw:name="Frame7" text:anchor-type="paragraph" svg:x="0.949cm" svg:y="0cm" svg:width="14.097cm" draw:z-index="11"><draw:text-box fo:min-height="7.265cm"><text:p text:style-name="Figure"><draw:frame draw:style-name="fr7" draw:name="Object7" text:anchor-type="paragraph" svg:x="0.004cm" svg:y="0.002cm" svg:width="14.09cm" style:rel-width="100%" svg:height="10.917cm" style:rel-height="scale" draw:z-index="12"><draw:object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EntityDAO Diagram Class</text:p></draw:text-box></draw:frame></text:p>
      <text:p text:style-name="Standard"/>
      <text:p text:style-name="Standard">We describe how some methods should work in the DAO layer <text:span text:style-name="T5">@tocheck</text:span></text:p>
      <text:p text:style-name="Standard">(for detail about the fields used in the following description see the chapter 8 “PIM DB Schema”)</text:p>
      <text:p text:style-name="Standard"/>
      <text:p text:style-name="P21">getNewItems (<text:span text:style-name="T13">Timestamp since : Timestamp to</text:span>) : List</text:p>
      <text:p text:style-name="Standard">This method should return the list of the items that satisfy the rule: </text:p>
      <text:list xml:id="list34524784" text:style-name="L13">
        <text:list-item>
          <text:p text:style-name="P51">status = “N” and “since” &lt; last_modification</text:p>
          <text:p text:style-name="P51"/>
        </text:list-item>
      </text:list>
      <text:p text:style-name="P21">getUpdatedItems (<text:span text:style-name="T13">Timestamp since : Timestamp to</text:span>) : List</text:p>
      <text:p text:style-name="Standard">This method should return the list of the items that satisfy the rule:</text:p>
      <text:list xml:id="list34508000" text:style-name="L14">
        <text:list-item>
          <text:list>
            <text:list-item>
              <text:p text:style-name="P52">status = “U” and “since” &lt; last_modification <text:s/></text:p>
            </text:list-item>
          </text:list>
        </text:list-item>
      </text:list>
      <text:p text:style-name="Standard"/>
      <text:p text:style-name="P21">getDeletedItems (<text:span text:style-name="T13">Timestamp since : Timestamp to</text:span>) : List</text:p>
      <text:p text:style-name="Standard">This method should return the list of the items that satisfy the rule:</text:p>
      <text:list xml:id="list34521818" text:style-name="L15">
        <text:list-item>
          <text:p text:style-name="P53">status = “D” and “since” &lt; last_modification</text:p>
        </text:list-item>
      </text:list>
      <text:p text:style-name="Standard"/>
      <text:h text:style-name="Heading_20_3" text:outline-level="3"><text:soft-page-break/>com.funambol.connector.pim.items.model.****Wrapper</text:h>
      <text:p text:style-name="Standard">This classes is the model for the fields in the database. </text:p>
      <text:p text:style-name="Standard">for instance the ContactWrapper extends com.funambol.common.pim.contact.Contact and adds some attributes like:</text:p>
      <text:list xml:id="list34518597" text:style-name="L16">
        <text:list-item>
          <text:p text:style-name="P54">uid</text:p>
        </text:list-item>
        <text:list-item>
          <text:p text:style-name="P55">@tocheck</text:p>
        </text:list-item>
      </text:list>
      <text:p text:style-name="Standard">There will be the following classes:</text:p>
      <text:list xml:id="list34513010" text:style-name="L17">
        <text:list-item>
          <text:p text:style-name="P56">ContactWrapper.java</text:p>
        </text:list-item>
        <text:list-item>
          <text:p text:style-name="P56">CalendarWrapper.java</text:p>
        </text:list-item>
        <text:list-item>
          <text:p text:style-name="P56">TaskWrapper.java</text:p>
        </text:list-item>
        <text:list-item>
          <text:p text:style-name="P56">NoteWrapper.java</text:p>
        </text:list-item>
      </text:list>
      <text:p text:style-name="Standard"/>
      <text:p text:style-name="Standard"><draw:frame draw:style-name="fr8" draw:name="Object13" text:anchor-type="paragraph" svg:x="0.949cm" svg:y="0.004cm" svg:width="14.097cm" svg:height="7.722cm" draw:z-index="25"><draw:object xlink:href="./Object 13" xlink:type="simple" xlink:show="embed" xlink:actuate="onLoad"/><draw:image xlink:href="./ObjectReplacements/Object 13" xlink:type="simple" xlink:show="embed" xlink:actuate="onLoad"/></draw:frame></text:p>
      <text:p text:style-name="Standard"/>
      <text:p text:style-name="P23"/>
      <text:h text:style-name="Heading_20_3" text:outline-level="3">com.funambol.connector.pim.security.PIMOfficer</text:h>
      <text:p text:style-name="Standard">This class should implement the authentication procedure.</text:p>
      <text:p text:style-name="Standard"/>
      <text:h text:style-name="Heading_20_3" text:outline-level="3">com.funambol.connector.pim.exception.****Exception</text:h>
      <text:p text:style-name="Standard">We define two type of Exception </text:p>
      <text:list xml:id="list34522964" text:style-name="L18">
        <text:list-item>
          <text:p text:style-name="P57">com.funambol.pim.exception.EntityException: This Exception should be used when a statement throws an error in the PIM entity handling steps</text:p>
        </text:list-item>
        <text:list-item>
          <text:p text:style-name="P57">com.funambol.pim.exception.PIMDBAccessException: This Exception should be used when a statement throws an error during the connection/disconnection to the DB</text:p>
        </text:list-item>
      </text:list>
      <text:p text:style-name="Standard"/>
      <text:h text:style-name="Heading_20_3" text:outline-level="3">com.funambol.connector.pim.items.model.****Filter</text:h>
      <text:p text:style-name="Standard">This classes will be used for save the filter clauses that the client sends.</text:p>
      <text:p text:style-name="Standard">There will be the following classes:</text:p>
      <text:list xml:id="list34523750" text:style-name="L19">
        <text:list-item>
          <text:p text:style-name="P58">ContactFilter.java</text:p>
        </text:list-item>
        <text:list-item>
          <text:p text:style-name="P58">CalendarFilter.java</text:p>
        </text:list-item>
        <text:list-item>
          <text:p text:style-name="P58">TaskFilter.java</text:p>
        </text:list-item>
        <text:list-item>
          <text:p text:style-name="P58">NoteFilter.java</text:p>
        </text:list-item>
      </text:list>
      <text:p text:style-name="Standard">In the beginSync() method will be initialized for the entire sync session the specific filter class.</text:p>
      <text:p text:style-name="Standard"/>
      <text:p text:style-name="Standard"/>
      <text:p text:style-name="Standard"/>
      <text:p text:style-name="Standard"/>
      <text:h text:style-name="Heading_20_2" text:outline-level="2"><text:soft-page-break/>PIM FS Feature Main Classes</text:h>
      <text:p text:style-name="Standard">In this paragraph we analyze the main classes that will be migrated from the current “funambol Foundation Module” (see Chapter 1).</text:p>
      <text:p text:style-name="Standard">The <text:sequence-ref text:reference-format="category-and-value" text:ref-name="refFigure6">Figure 7</text:sequence-ref> <text:s/>shows the digram class for the PIM FS feature main classes.</text:p>
      <text:p text:style-name="Standard"/>
      <text:p text:style-name="Standard"><draw:frame draw:style-name="fr2" draw:name="Frame10" text:anchor-type="paragraph" svg:x="0.949cm" svg:y="0cm" svg:width="14.097cm" draw:z-index="19"><draw:text-box fo:min-height="7.265cm"><text:p text:style-name="Figure"><draw:frame draw:style-name="fr6" draw:name="Object10" text:anchor-type="paragraph" svg:x="0cm" svg:y="0.822cm" svg:width="14.048cm" style:rel-width="100%" svg:height="22.276cm" style:rel-height="scale" draw:z-index="20"><draw:object xlink:href="./Object 10" xlink:type="simple" xlink:show="embed" xlink:actuate="onLoad"/><draw:image xlink:href="./ObjectReplacements/Object 10" xlink:type="simple" xlink:show="embed" xlink:actuate="onLoad"/></draw:frame>Figure <text:sequence text:ref-name="refFigure6" text:name="Figure" text:formula="ooow:Figure+1" style:num-format="1">7</text:sequence>: SyncSource Diagram Class</text:p></draw:text-box></draw:frame></text:p>
      <text:p text:style-name="Standard"><text:soft-page-break/></text:p>
      <text:p text:style-name="Standard"/>
      <text:p text:style-name="Standard"><text:soft-page-break/></text:p>
      <text:p text:style-name="Standard"/>
      <text:h text:style-name="Heading_20_3" text:outline-level="3">com.funambol.foundation.engine.source.AbstractFileSystemSyncSource</text:h>
      <text:p text:style-name="Standard">It contains common methods for all the SyncSource in this paragraph. It define also the abstract methods that should be implemented in the specific SyncSource.</text:p>
      <text:p text:style-name="Standard"/>
      <text:p text:style-name="Standard">Note: we don't describe the diagram class because the class is already implemented (see Funambol Fondation Module)</text:p>
      <text:p text:style-name="Standard"/>
      <text:h text:style-name="Heading_20_3" text:outline-level="3">com.funambol.foundation.engine.source.AbstractSIFSyncSource</text:h>
      <text:p text:style-name="Standard">It contains common methods for the SIF***SyncSource.</text:p>
      <text:p text:style-name="Standard"/>
      <text:p text:style-name="Standard">Note: we don't describe the diagram class because the class is already implemented (see Funambol Fondation Module)</text:p>
      <text:p text:style-name="Standard"/>
      <text:h text:style-name="Heading_20_3" text:outline-level="3">com.funambol.foundation.engine.source.FileSystemSyncSource</text:h>
      <text:p text:style-name="Standard">This class handles generic items and save/get/remove them on the FileSystem </text:p>
      <text:p text:style-name="Standard"/>
      <text:p text:style-name="Standard">Note: we don't describe the diagram class because the class is already implemented (see Funambol Fondation Module)</text:p>
      <text:p text:style-name="Standard"/>
      <text:h text:style-name="Heading_20_3" text:outline-level="3">com.funambol.foundation.engine.source.SIFVCardSyncSource</text:h>
      <text:p text:style-name="Standard">This class handles items in the VCARD format (text/x-vcard) and save/get/remove them on the FileSystem </text:p>
      <text:p text:style-name="Standard"/>
      <text:p text:style-name="Standard">Note: we don't describe the diagram class because the class is already implemented (see Funambol Fondation Module)</text:p>
      <text:p text:style-name="Standard"/>
      <text:h text:style-name="Heading_20_3" text:outline-level="3">com.funambol.foundation.engine.source.SIFICalSyncSource</text:h>
      <text:p text:style-name="Standard">This class handles items in the ICAL format (text/x-vcalendar) and save/get/remove them on the FileSystem </text:p>
      <text:p text:style-name="Standard"/>
      <text:p text:style-name="Standard">Note: we don't describe the diagram class because the class is already implemented (see Funambol Fondation Module)</text:p>
      <text:p text:style-name="Standard"/>
      <text:h text:style-name="Heading_20_3" text:outline-level="3">com.funambol.foundation.engine.source.SIFSyncSource</text:h>
      <text:p text:style-name="Standard">This class handles items in the SIF-C/SIF-E/SIF-T/SIF-N formats and save/get/remove them on the FileSystem </text:p>
      <text:p text:style-name="Standard"/>
      <text:p text:style-name="Standard">Note: we don't describe the diagram class because the class is already implemented (see Funambol Fondation Module)</text:p>
      <text:p text:style-name="Standard"/>
      <text:p text:style-name="Standard"/>
      <text:h text:style-name="Heading_20_1" text:outline-level="1">PIM Configuration Panel</text:h>
      <text:h text:style-name="Heading_20_2" text:outline-level="2">PIM Connector Admin Panels (PIM DB feature)</text:h>
      <text:p text:style-name="Standard">The <text:sequence-ref text:reference-format="category-and-value" text:ref-name="refFigure7">Figure 8</text:sequence-ref> shows the Configuration panel for the Calendar SyncSource</text:p>
      <text:p text:style-name="Standard"/>
      <text:p text:style-name="Standard"><text:s/></text:p>
      <text:p text:style-name="Standard"><draw:frame draw:style-name="fr3" draw:name="Frame4" text:anchor-type="paragraph" svg:width="14.097cm" draw:z-index="13"><draw:text-box fo:min-height="8.969cm"><text:p text:style-name="Figure"><draw:frame draw:style-name="fr6" draw:name="Object4" text:anchor-type="paragraph" svg:x="-0.004cm" svg:y="0.429cm" svg:width="14.097cm" style:rel-width="100%" svg:height="8.033cm" style:rel-height="scale" draw:z-index="14"><draw:object xlink:href="./Object 4" xlink:type="simple" xlink:show="embed" xlink:actuate="onLoad"/><draw:image xlink:href="./ObjectReplacements/Object 4" xlink:type="simple" xlink:show="embed" xlink:actuate="onLoad"/></draw:frame>Figure <text:sequence text:ref-name="refFigure7" text:name="Figure" text:formula="ooow:Figure+1" style:num-format="1">8</text:sequence>: SyncSource Configuration Panel</text:p></draw:text-box></draw:frame></text:p>
      <text:p text:style-name="Standard"/>
      <text:p text:style-name="Standard">this is the list of the Contact SyncSource parameters:</text:p>
      <table:table table:name="Table11" table:style-name="Table11">
        <table:table-column table:style-name="Table11.A"/>
        <table:table-column table:style-name="Table11.B"/>
        <table:table-header-rows>
          <table:table-row>
            <table:table-cell table:style-name="Table11.A1" office:value-type="string">
              <text:p text:style-name="Table_20_Heading">Property</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Source URI</text:p>
          </table:table-cell>
          <table:table-cell table:style-name="Table11.B2" office:value-type="string">
            <text:p text:style-name="Table_20_Contents">The sync source URI</text:p>
          </table:table-cell>
        </table:table-row>
        <table:table-row>
          <table:table-cell table:style-name="Table11.A2" office:value-type="string">
            <text:p text:style-name="Table_20_Contents">Name</text:p>
          </table:table-cell>
          <table:table-cell table:style-name="Table11.B2" office:value-type="string">
            <text:p text:style-name="Table_20_Contents">The SyncSource name</text:p>
          </table:table-cell>
        </table:table-row>
        <table:table-row>
          <table:table-cell table:style-name="Table11.A2" office:value-type="string">
            <text:p text:style-name="Table_20_Contents">Supported Types</text:p>
          </table:table-cell>
          <table:table-cell table:style-name="Table11.B2" office:value-type="string">
            <text:p text:style-name="Table_20_Contents">The combo-box shows: SIF-C and VCARD </text:p>
          </table:table-cell>
        </table:table-row>
        <table:table-row>
          <table:table-cell table:style-name="Table11.A2" office:value-type="string">
            <text:p text:style-name="Table_20_Contents">Encryption/Encoding</text:p>
          </table:table-cell>
          <table:table-cell table:style-name="Table11.B2" office:value-type="string">
            <text:p text:style-name="Table_20_Contents">Should the Data content be encrypted using DES algorithm?</text:p>
            <text:p text:style-name="Table_20_Contents">Should the Data content be encoded using Base64 algorithm?</text:p>
          </table:table-cell>
        </table:table-row>
      </table:table>
      <text:p text:style-name="Standard"/>
      <text:p text:style-name="Standard">this is the list of the SCalendar SyncSource parameters:</text:p>
      <table:table table:name="Table12" table:style-name="Table12">
        <table:table-column table:style-name="Table12.A"/>
        <table:table-column table:style-name="Table12.B"/>
        <table:table-header-rows>
          <text:soft-page-break/>
          <table:table-row>
            <table:table-cell table:style-name="Table12.A1" office:value-type="string">
              <text:p text:style-name="Table_20_Heading">Property</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Source URI</text:p>
          </table:table-cell>
          <table:table-cell table:style-name="Table12.B2" office:value-type="string">
            <text:p text:style-name="Table_20_Contents">The sync source URI</text:p>
          </table:table-cell>
        </table:table-row>
        <table:table-row>
          <table:table-cell table:style-name="Table12.A2" office:value-type="string">
            <text:p text:style-name="Table_20_Contents">Name</text:p>
          </table:table-cell>
          <table:table-cell table:style-name="Table12.B2" office:value-type="string">
            <text:p text:style-name="Table_20_Contents">The SyncSource name</text:p>
          </table:table-cell>
        </table:table-row>
        <table:table-row>
          <table:table-cell table:style-name="Table12.A2" office:value-type="string">
            <text:p text:style-name="Table_20_Contents">Supported Types</text:p>
          </table:table-cell>
          <table:table-cell table:style-name="Table12.B2" office:value-type="string">
            <text:p text:style-name="Table_20_Contents">Just SIF-E</text:p>
          </table:table-cell>
        </table:table-row>
        <table:table-row>
          <table:table-cell table:style-name="Table12.A2" office:value-type="string">
            <text:p text:style-name="Table_20_Contents">Encryption/Encoding</text:p>
          </table:table-cell>
          <table:table-cell table:style-name="Table12.B2" office:value-type="string">
            <text:p text:style-name="Table_20_Contents">Should the Data content be encrypted using DES algorithm?</text:p>
            <text:p text:style-name="Table_20_Contents">Should the Data content be encoded using Base64 algorithm?</text:p>
          </table:table-cell>
        </table:table-row>
      </table:table>
      <text:p text:style-name="Standard"/>
      <text:p text:style-name="Standard">this is the list of the STask SyncSource parameters:</text:p>
      <table:table table:name="Table13" table:style-name="Table13">
        <table:table-column table:style-name="Table13.A"/>
        <table:table-column table:style-name="Table13.B"/>
        <table:table-header-rows>
          <table:table-row>
            <table:table-cell table:style-name="Table13.A1" office:value-type="string">
              <text:p text:style-name="Table_20_Heading">Property</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Source URI</text:p>
          </table:table-cell>
          <table:table-cell table:style-name="Table13.B2" office:value-type="string">
            <text:p text:style-name="Table_20_Contents">The sync source URI</text:p>
          </table:table-cell>
        </table:table-row>
        <table:table-row>
          <table:table-cell table:style-name="Table13.A2" office:value-type="string">
            <text:p text:style-name="Table_20_Contents">Name</text:p>
          </table:table-cell>
          <table:table-cell table:style-name="Table13.B2" office:value-type="string">
            <text:p text:style-name="Table_20_Contents">The SyncSource name</text:p>
          </table:table-cell>
        </table:table-row>
        <table:table-row>
          <table:table-cell table:style-name="Table13.A2" office:value-type="string">
            <text:p text:style-name="Table_20_Contents">Supported Types</text:p>
          </table:table-cell>
          <table:table-cell table:style-name="Table13.B2" office:value-type="string">
            <text:p text:style-name="Table_20_Contents">Just SIF-T</text:p>
          </table:table-cell>
        </table:table-row>
        <table:table-row>
          <table:table-cell table:style-name="Table13.A2" office:value-type="string">
            <text:p text:style-name="Table_20_Contents">Encryption/Encoding</text:p>
          </table:table-cell>
          <table:table-cell table:style-name="Table13.B2" office:value-type="string">
            <text:p text:style-name="Table_20_Contents">Should the Data content be encrypted using DES algorithm?</text:p>
            <text:p text:style-name="Table_20_Contents">Should the Data content be encoded using Base64 algorithm?</text:p>
          </table:table-cell>
        </table:table-row>
      </table:table>
      <text:p text:style-name="Standard"/>
      <text:p text:style-name="Standard">this is the list of the ICalendar SyncSource parameters:</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Table_20_Contents">Source URI</text:p>
          </table:table-cell>
          <table:table-cell table:style-name="Table14.B2" office:value-type="string">
            <text:p text:style-name="Table_20_Contents">The sync source URI</text:p>
          </table:table-cell>
        </table:table-row>
        <table:table-row>
          <table:table-cell table:style-name="Table14.A2" office:value-type="string">
            <text:p text:style-name="Table_20_Contents">Name</text:p>
          </table:table-cell>
          <table:table-cell table:style-name="Table14.B2" office:value-type="string">
            <text:p text:style-name="Table_20_Contents">The SyncSource name</text:p>
          </table:table-cell>
        </table:table-row>
        <table:table-row>
          <table:table-cell table:style-name="Table14.A2" office:value-type="string">
            <text:p text:style-name="Table_20_Contents">Supported Types</text:p>
          </table:table-cell>
          <table:table-cell table:style-name="Table14.B2" office:value-type="string">
            <text:p text:style-name="Table_20_Contents">Just ICAL (it includes VEVENT and VTODO)</text:p>
          </table:table-cell>
        </table:table-row>
        <table:table-row>
          <table:table-cell table:style-name="Table14.A2" office:value-type="string">
            <text:p text:style-name="Table_20_Contents">Encryption/Encoding</text:p>
          </table:table-cell>
          <table:table-cell table:style-name="Table14.B2" office:value-type="string">
            <text:p text:style-name="Table_20_Contents">Should the Data content be encrypted using DES algorithm?</text:p>
            <text:p text:style-name="Table_20_Contents">Should the Data content be encoded using Base64 algorithm?</text:p>
          </table:table-cell>
        </table:table-row>
      </table:table>
      <text:p text:style-name="Standard"/>
      <text:p text:style-name="Standard">this is the list of the Note SyncSource parameters:</text:p>
      <table:table table:name="Table15" table:style-name="Table15">
        <table:table-column table:style-name="Table15.A"/>
        <table:table-column table:style-name="Table15.B"/>
        <table:table-header-rows>
          <table:table-row>
            <table:table-cell table:style-name="Table15.A1" office:value-type="string">
              <text:p text:style-name="Table_20_Heading">Property</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Source URI</text:p>
          </table:table-cell>
          <table:table-cell table:style-name="Table15.B2" office:value-type="string">
            <text:p text:style-name="Table_20_Contents">The sync source URI</text:p>
          </table:table-cell>
        </table:table-row>
        <table:table-row>
          <table:table-cell table:style-name="Table15.A2" office:value-type="string">
            <text:p text:style-name="Table_20_Contents">Name</text:p>
          </table:table-cell>
          <table:table-cell table:style-name="Table15.B2" office:value-type="string">
            <text:p text:style-name="Table_20_Contents">The SyncSource name</text:p>
          </table:table-cell>
        </table:table-row>
        <table:table-row>
          <table:table-cell table:style-name="Table15.A2" office:value-type="string">
            <text:p text:style-name="Table_20_Contents">Supported Types</text:p>
          </table:table-cell>
          <table:table-cell table:style-name="Table15.B2" office:value-type="string">
            <text:p text:style-name="Table_20_Contents">The combo-box shows: SIF-N and VNOTE</text:p>
          </table:table-cell>
        </table:table-row>
        <table:table-row>
          <table:table-cell table:style-name="Table15.A2" office:value-type="string">
            <text:p text:style-name="Table_20_Contents">Encryption/Encoding</text:p>
          </table:table-cell>
          <table:table-cell table:style-name="Table15.B2" office:value-type="string">
            <text:p text:style-name="Table_20_Contents">Should the Data content be encrypted using DES algorithm?</text:p>
            <text:p text:style-name="Table_20_Contents">Should the Data content be encoded using Base64 algorithm?</text:p>
          </table:table-cell>
        </table:table-row>
      </table:table>
      <text:p text:style-name="Standard"/>
      <text:h text:style-name="Heading_20_2" text:outline-level="2">PIM Connector Admin Panels (PIM FS feature)</text:h>
      <text:p text:style-name="Standard">The <text:s/><text:sequence-ref text:reference-format="category-and-value" text:ref-name="refFigure8">Figure 9</text:sequence-ref> shows the SIF SyncSource configuration Panel</text:p>
      <text:p text:style-name="Standard"/>
      <text:p text:style-name="Standard"><draw:frame draw:style-name="fr1" draw:name="Frame9" text:anchor-type="paragraph" svg:x="0.949cm" svg:y="0.002cm" svg:width="14.289cm" draw:z-index="17"><draw:text-box fo:min-height="9.07cm"><text:p text:style-name="Figure"><draw:frame draw:style-name="fr7" draw:name="Object9" text:anchor-type="paragraph" svg:x="0.004cm" svg:y="0.002cm" svg:width="14.289cm" style:rel-width="100%" svg:height="9.07cm" style:rel-height="scale" draw:z-index="18"><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SIF SycnSource Configuration Panel</text:p></draw:text-box></draw:frame></text:p>
      <text:p text:style-name="Standard"><text:soft-page-break/>this is the list of the SIF SyncSource parameters:</text:p>
      <table:table table:name="Table21" table:style-name="Table21">
        <table:table-column table:style-name="Table21.A"/>
        <table:table-column table:style-name="Table21.B"/>
        <table:table-header-rows>
          <table:table-row>
            <table:table-cell table:style-name="Table21.A1" office:value-type="string">
              <text:p text:style-name="Table_20_Heading">Property</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ource URI</text:p>
          </table:table-cell>
          <table:table-cell table:style-name="Table21.B2" office:value-type="string">
            <text:p text:style-name="Table_20_Contents">The sync source URI</text:p>
          </table:table-cell>
        </table:table-row>
        <table:table-row>
          <table:table-cell table:style-name="Table21.A2" office:value-type="string">
            <text:p text:style-name="Table_20_Contents">Name</text:p>
          </table:table-cell>
          <table:table-cell table:style-name="Table21.B2" office:value-type="string">
            <text:p text:style-name="Table_20_Contents">The SyncSource name</text:p>
          </table:table-cell>
        </table:table-row>
        <table:table-row>
          <table:table-cell table:style-name="Table21.A2" office:value-type="string">
            <text:p text:style-name="Table_20_Contents">Type</text:p>
          </table:table-cell>
          <table:table-cell table:style-name="Table21.B2" office:value-type="string">
            <text:p text:style-name="Table_20_Contents">The combo-box shows: SIF-C, SIF-E, SIF-T, SIF-N</text:p>
          </table:table-cell>
        </table:table-row>
        <table:table-row>
          <table:table-cell table:style-name="Table21.A2" office:value-type="string">
            <text:p text:style-name="Table_20_Contents">Source Directory</text:p>
          </table:table-cell>
          <table:table-cell table:style-name="Table21.B2" office:value-type="string">
            <text:p text:style-name="Table_20_Contents">Location (directory path) in the FileSystem</text:p>
          </table:table-cell>
        </table:table-row>
        <table:table-row>
          <table:table-cell table:style-name="Table21.A2" office:value-type="string">
            <text:p text:style-name="Table_20_Contents">Twin Properties</text:p>
          </table:table-cell>
          <table:table-cell table:style-name="Table21.B2" office:value-type="string">
            <text:p text:style-name="Table_20_Contents">Used to identify the twins (the properties list depends on the selected type)</text:p>
          </table:table-cell>
        </table:table-row>
        <table:table-row>
          <table:table-cell table:style-name="Table21.A2" office:value-type="string">
            <text:p text:style-name="Table_20_Contents">MultiUser</text:p>
          </table:table-cell>
          <table:table-cell table:style-name="Table21.B2" office:value-type="string">
            <text:p text:style-name="Table_20_Contents">Enable different directory for different user</text:p>
          </table:table-cell>
        </table:table-row>
      </table:table>
      <text:p text:style-name="Standard"/>
      <text:h text:style-name="Heading_20_1" text:outline-level="1">Twins detection implementation</text:h>
      <text:p text:style-name="Standard">This chapter explains how the twins detection has been implemented.</text:p>
      <text:p text:style-name="Standard"/>
      <text:p text:style-name="Standard">The way to find twins is changed more from the previous Funambol versions but only for the contact items.</text:p>
      <text:p text:style-name="Standard">The SyncSource compares some client item's properties with some server item's properties in order to detect a twin item. These item's properties are called twin fields and every SyncSource can apply any rules to find twin items. If twin fields have the same value both in client item and server item, then these items are considered as twins.</text:p>
      <text:p text:style-name="P27">Since the twin search is based on a set of properties, if an item misses all those properties, the server is not able to recognize whether that item has twins or not and, in that case, the server has no means to avoid duplication and the number of duplicated items will grow at each slow sync deteriorating server performances.</text:p>
      <text:p text:style-name="P27">In order to handle such scenario in a proper way, the foundation SyncSources reject items not suitable for twin search: if an item has no twin fields set to a meaningful value, any adding of such an item will cause an error. In particular, if a client tries to add a contact (or an event or a task or a note) <text:s/>without any twin field, the status returned by the server for such an item will contain a 506 error code and the corresponding error message:</text:p>
      <text:p text:style-name="P27">“<text:span text:style-name="T6">Adding a contact without any field usable for twin search set is not allowed.</text:span>”</text:p>
      <text:p text:style-name="P27">Besides, since the adding of item without any twin field has been forbidden, the twin search in each SyncSource has been updated in order to skip the search and return an empty list when handling an item with no twin field.</text:p>
      <text:p text:style-name="P27">Below, you can find a list of twin search examples.</text:p>
      <text:list xml:id="list34513486" text:style-name="L20">
        <text:list-header>
          <text:p text:style-name="P59"/>
        </text:list-header>
      </text:list>
      <text:p text:style-name="Standard"/>
      <text:p text:style-name="Standard"/>
      <text:list xml:id="list34529001" text:style-name="L21">
        <text:list-item>
          <text:p text:style-name="P60">To find a twin of an event, the SyncSource compares <text:span text:style-name="T6">subject</text:span>, <text:span text:style-name="T6">start date</text:span> and <text:span text:style-name="T6">end date</text:span>.</text:p>
          <text:p text:style-name="P60"/>
        </text:list-item>
      </text:list>
      <text:list xml:id="list34530851" text:style-name="L22">
        <text:list-header>
          <text:p text:style-name="P61">For instance:</text:p>
        </text:list-header>
      </text:list>
      <text:p text:style-name="Standard"><draw:g text:anchor-type="paragraph" draw:z-index="26" draw:style-name="gr1"><draw:rect draw:style-name="gr2" draw:text-style-name="P74" svg:width="5.702cm" svg:height="3.128cm" svg:x="1.314cm" svg:y="0.073cm"><text:p text:style-name="P72"><text:span text:style-name="T21">Event A</text:span></text:p><text:p text:style-name="P73"><text:span text:style-name="T21"/></text:p><text:p text:style-name="P73"><text:span text:style-name="T21">subject: Release planning</text:span></text:p><text:p text:style-name="P73"><text:span text:style-name="T21">start date: 01-02-2009 10:00:00</text:span></text:p><text:p text:style-name="P73"><text:span text:style-name="T21">end date: 01-02-2009 11:00:00</text:span></text:p><text:p text:style-name="P73"><text:span text:style-name="T21">description: meeting</text:span></text:p></draw:rect><draw:rect draw:style-name="gr2" draw:text-style-name="P74" svg:width="5.702cm" svg:height="3.128cm" svg:x="7.519cm" svg:y="0.062cm"><text:p text:style-name="P72"><text:span text:style-name="T21">Event B</text:span></text:p><text:p text:style-name="P73"><text:span text:style-name="T21"/></text:p><text:p text:style-name="P73"><text:span text:style-name="T21">subject: Release planning</text:span></text:p><text:p text:style-name="P73"><text:span text:style-name="T21">start date: 01-02-2009 10:00:00</text:span></text:p><text:p text:style-name="P73"><text:span text:style-name="T21">end date: 01-02-2009 11:00:00</text:span></text:p><text:p text:style-name="P73"><text:span text:style-name="T21">description: business meeting</text:span></text:p></draw:rect></draw:g></text:p>
      <text:list xml:id="list34509195" text:continue-numbering="true" text:style-name="L22">
        <text:list-header>
          <text:p text:style-name="P61"><text:span text:style-name="T12">Event</text:span> B is twin of <text:span text:style-name="T12">Event</text:span> A even if the <text:span text:style-name="T6">description</text:span> field is different since this is not a twin field.</text:p>
        </text:list-header>
      </text:list>
      <text:p text:style-name="Standard"/>
      <text:p text:style-name="Standard"><draw:g text:anchor-type="paragraph" draw:z-index="27" draw:style-name="gr1"><draw:rect draw:style-name="gr2" draw:text-style-name="P74" svg:width="5.702cm" svg:height="2.648cm" svg:x="1.314cm" svg:y="0.071cm"><text:p text:style-name="P72"><text:span text:style-name="T22">Event</text:span><text:span text:style-name="T21"> C</text:span></text:p><text:p text:style-name="P73"><text:span text:style-name="T21"/></text:p><text:p text:style-name="P73"><text:span text:style-name="T21">subject: Release planning</text:span></text:p><text:p text:style-name="P73"><text:span text:style-name="T21">start date: 01-02-2009 10:00:00</text:span></text:p><text:p text:style-name="P73"><text:span text:style-name="T21">end date: 01-02-2009 11:00:00</text:span></text:p><text:p text:style-name="P73"><text:span text:style-name="T21">description: meeting</text:span></text:p></draw:rect><draw:rect draw:style-name="gr2" draw:text-style-name="P74" svg:width="5.702cm" svg:height="2.648cm" svg:x="7.519cm" svg:y="0.071cm"><text:p text:style-name="P72"><text:span text:style-name="T21">Event D</text:span></text:p><text:p text:style-name="P73"><text:span text:style-name="T21"/></text:p><text:p text:style-name="P73"><text:span text:style-name="T21">subject: Release planning</text:span></text:p><text:p text:style-name="P73"><text:span text:style-name="T21">start date: 01-02-2009 10:00:00</text:span></text:p><text:p text:style-name="P73"><text:span text:style-name="T21">end date:</text:span></text:p><text:p text:style-name="P73"><text:span text:style-name="T21">description: meeting</text:span></text:p></draw:rect></draw:g></text:p>
      <text:list xml:id="list34520147" text:style-name="L23">
        <text:list-header>
          <text:p text:style-name="P62"><text:soft-page-break/>Event D is not twin of Event C since in the Event D the <text:span text:style-name="T6">end date</text:span> field is different (it is empty).</text:p>
        </text:list-header>
      </text:list>
      <text:p text:style-name="Standard"/>
      <text:p text:style-name="Standard"/>
      <text:list xml:id="list34537762" text:continue-list="list34529001" text:style-name="L21">
        <text:list-item>
          <text:p text:style-name="P60">To find a twin of a task, the SyncSource compares <text:span text:style-name="T6">subject</text:span> and <text:span text:style-name="T6">due date</text:span>.</text:p>
          <text:p text:style-name="P60"/>
          <text:p text:style-name="P60">For instance:</text:p>
        </text:list-item>
      </text:list>
      <text:p text:style-name="Standard"><draw:g text:anchor-type="paragraph" draw:z-index="28" draw:style-name="gr1"><draw:rect draw:style-name="gr2" draw:text-style-name="P74" svg:width="5.702cm" svg:height="2.281cm" svg:x="1.351cm" svg:y="0.205cm"><text:p text:style-name="P72"><text:span text:style-name="T21">Task A</text:span></text:p><text:p text:style-name="P73"><text:span text:style-name="T21"/></text:p><text:p text:style-name="P73"><text:span text:style-name="T21">subject: Wash car</text:span></text:p><text:p text:style-name="P73"><text:span text:style-name="T21">due date: 04-02-2009 11:00:00</text:span></text:p><text:p text:style-name="P73"><text:span text:style-name="T21"/></text:p></draw:rect><draw:rect draw:style-name="gr2" draw:text-style-name="P74" svg:width="5.702cm" svg:height="2.281cm" svg:x="7.509cm" svg:y="0.231cm"><text:p text:style-name="P72"><text:span text:style-name="T21">Task B</text:span></text:p><text:p text:style-name="P73"><text:span text:style-name="T21"/></text:p><text:p text:style-name="P73"><text:span text:style-name="T21">subject: Wash car</text:span></text:p><text:p text:style-name="P73"><text:span text:style-name="T21">due date: 04-02-2009 11:00:00</text:span></text:p><text:p text:style-name="P73"><text:span text:style-name="T21">status: complete</text:span></text:p></draw:rect></draw:g></text:p>
      <text:list xml:id="list34528028" text:continue-numbering="true" text:style-name="L21">
        <text:list-header>
          <text:p text:style-name="P60">Task B is twin of Task A even if it has the <text:span text:style-name="T6">status</text:span> field set since this is not a twin field.</text:p>
          <text:p text:style-name="P60"/>
          <text:p text:style-name="P60"><draw:g text:anchor-type="paragraph" draw:z-index="29" draw:style-name="gr1"><draw:rect draw:style-name="gr2" draw:text-style-name="P74" svg:width="5.702cm" svg:height="2.426cm" svg:x="1.351cm" svg:y="0cm"><text:p text:style-name="P72"><text:span text:style-name="T21">Task C</text:span></text:p><text:p text:style-name="P73"><text:span text:style-name="T21"/></text:p><text:p text:style-name="P73"><text:span text:style-name="T21">subject: Wash car</text:span></text:p><text:p text:style-name="P73"><text:span text:style-name="T21">due date: 04-02-2009 11:00:00</text:span></text:p><text:p text:style-name="P73"><text:span text:style-name="T21">status: complete</text:span></text:p></draw:rect><draw:rect draw:style-name="gr2" draw:text-style-name="P74" svg:width="5.702cm" svg:height="2.426cm" svg:x="7.509cm" svg:y="0.028cm"><text:p text:style-name="P72"><text:span text:style-name="T21">Task D</text:span></text:p><text:p text:style-name="P73"><text:span text:style-name="T21"/></text:p><text:p text:style-name="P73"><text:span text:style-name="T21">subject: Wash car</text:span></text:p><text:p text:style-name="P73"><text:span text:style-name="T21">status: complete</text:span></text:p><text:p text:style-name="P73"><text:span text:style-name="T21"/></text:p></draw:rect></draw:g></text:p>
          <text:p text:style-name="P60">Task D is not twin of Task C since the <text:span text:style-name="T6">due date</text:span> is not set.</text:p>
        </text:list-header>
      </text:list>
      <text:p text:style-name="Standard"/>
      <text:list xml:id="list34511580" text:continue-numbering="true" text:style-name="L21">
        <text:list-header>
          <text:p text:style-name="P60"/>
        </text:list-header>
        <text:list-item>
          <text:p text:style-name="P60">The twin search of the contacts is more complicated than the logic implemented in the other PIM data SyncSources.</text:p>
          <text:p text:style-name="P60">It is based on different level of skimming whose result is, first of all, a list of potential twins and then, if exists, the twin contact. </text:p>
          <text:p text:style-name="P60"/>
          <text:p text:style-name="P60">The contacts that satisfy the following rules, will be included in the list of potential twins:</text:p>
          <text:list>
            <text:list-item>
              <text:p text:style-name="P60">first names and last names match OR</text:p>
            </text:list-item>
            <text:list-item>
              <text:p text:style-name="P60">first names match when there are no last names OR</text:p>
            </text:list-item>
            <text:list-item>
              <text:p text:style-name="P60">last names match when there are no first names OR</text:p>
            </text:list-item>
            <text:list-item>
              <text:p text:style-name="P60">there are no first names and no last names, but the display names match OR</text:p>
            </text:list-item>
            <text:list-item>
              <text:p text:style-name="P60">there are no first names, no last names and no display names, but the company names match</text:p>
              <text:list>
                <text:list-header>
                  <text:p text:style-name="P66"/>
                  <text:p text:style-name="P66">After creating the macro list of potential twins, the following rules will be applied on these contacts:</text:p>
                </text:list-header>
                <text:list-item>
                  <text:p text:style-name="P60">a contact contains no fields other than name (first/last/display/company) and the other contains name plus other field OR</text:p>
                </text:list-item>
                <text:list-item>
                  <text:p text:style-name="P60">the contacts contain at least one identical email address in any of the address fields OR</text:p>
                </text:list-item>
                <text:list-item>
                  <text:p text:style-name="P60">the contacts contain at least one identical phone number in any of the phone number fields</text:p>
                </text:list-item>
              </text:list>
            </text:list-item>
          </text:list>
        </text:list-item>
      </text:list>
      <text:p text:style-name="Standard"/>
      <text:list xml:id="list34528163" text:continue-numbering="true" text:style-name="L21">
        <text:list-item>
          <text:list>
            <text:list-item>
              <text:list>
                <text:list-header>
                  <text:p text:style-name="P66">At this point, if the list is still filled, it's needed to take in account also these rules:</text:p>
                  <text:list>
                    <text:list-item>
                      <text:list>
                        <text:list-item>
                          <text:p text:style-name="P66">there are no more than 3 email addresses in total when the contacts are merged in order to prevent data loss (note that this is for future enhancement since now we are able to handle just 3 email address types) AND</text:p>
                        </text:list-item>
                        <text:list-item>
                          <text:p text:style-name="P66">the contacts don't have different phone numbers and email addresses in the same corresponding field (e.g. 2 different phone numbers in the same HOME phone # fields of the contacts)</text:p>
                        </text:list-item>
                      </text:list>
                    </text:list-item>
                  </text:list>
                </text:list-header>
              </text:list>
            </text:list-item>
          </text:list>
        </text:list-item>
      </text:list>
      <text:p text:style-name="P36"/>
      <text:p text:style-name="P36"><text:tab/>For instance:</text:p>
      <text:p text:style-name="P36"/>
      <text:list xml:id="list34512515" text:continue-numbering="true" text:style-name="L21">
        <text:list-item>
          <text:list>
            <text:list-header>
              <text:p text:style-name="P60"><draw:g text:anchor-type="paragraph" draw:z-index="32" draw:style-name="gr1"><draw:rect draw:style-name="gr2" draw:text-style-name="P74" svg:width="5.702cm" svg:height="2.502cm" svg:x="2.145cm" svg:y="0.166cm"><text:p text:style-name="P72"><text:span text:style-name="T21">Contact 1</text:span></text:p><text:p text:style-name="P73"><text:span text:style-name="T21"/></text:p><text:p text:style-name="P73"><text:span text:style-name="T21">First name: Lucy</text:span></text:p><text:p text:style-name="P73"><text:span text:style-name="T21">Last name: Parker</text:span></text:p><text:p text:style-name="P73"><text:span text:style-name="T21">Email home: </text:span><text:span text:style-name="T21"><text:a xlink:href="mailto:lucy@gmail.com">lucy@gmail.com</text:a></text:span></text:p><text:p text:style-name="P73"><text:span text:style-name="T21">Phone home: +555 123456</text:span></text:p></draw:rect><draw:rect draw:style-name="gr2" draw:text-style-name="P74" svg:width="5.702cm" svg:height="2.502cm" svg:x="8.303cm" svg:y="0.166cm"><text:p text:style-name="P72"><text:span text:style-name="T21">Contact 2</text:span></text:p><text:p text:style-name="P73"><text:span text:style-name="T21"/></text:p><text:p text:style-name="P73"><text:span text:style-name="T21">First name: Lucy</text:span></text:p><text:p text:style-name="P73"><text:span text:style-name="T21">Last name: Parker</text:span></text:p><text:p text:style-name="P73"><text:span text:style-name="T21">Email home: </text:span><text:span text:style-name="T21"><text:a xlink:href="mailto:lucy@gmail.com">lucy@gmail.com</text:a></text:span></text:p><text:p text:style-name="P73"><text:span text:style-name="T21">Phone home: +555 987654</text:span></text:p></draw:rect></draw:g><text:soft-page-break/></text:p>
              <text:p text:style-name="P67">Contact 2 IS NOT twin of Contact 1 since the <text:span text:style-name="T6">home</text:span> <text:span text:style-name="T6">phone number</text:span> is different<text:span text:style-name="T20">.</text:span></text:p>
              <text:p text:style-name="P60"/>
              <text:p text:style-name="P60"><draw:g text:anchor-type="paragraph" draw:z-index="33" draw:style-name="gr1"><draw:rect draw:style-name="gr2" draw:text-style-name="P74" svg:width="5.702cm" svg:height="2.502cm" svg:x="2.145cm" svg:y="0.166cm"><text:p text:style-name="P72"><text:span text:style-name="T21">Contact 3</text:span></text:p><text:p text:style-name="P73"><text:span text:style-name="T21"/></text:p><text:p text:style-name="P73"><text:span text:style-name="T21">First name: Lucy</text:span></text:p><text:p text:style-name="P73"><text:span text:style-name="T21">Last name: Parker</text:span></text:p><text:p text:style-name="P73"><text:span text:style-name="T21">Email home:</text:span></text:p><text:p text:style-name="P73"><text:span text:style-name="T21">Phone home: +555 123456</text:span></text:p></draw:rect><draw:rect draw:style-name="gr2" draw:text-style-name="P74" svg:width="5.702cm" svg:height="2.502cm" svg:x="8.303cm" svg:y="0.166cm"><text:p text:style-name="P72"><text:span text:style-name="T21">Contact 4</text:span></text:p><text:p text:style-name="P73"><text:span text:style-name="T21"/></text:p><text:p text:style-name="P73"><text:span text:style-name="T21">First name: Lucy</text:span></text:p><text:p text:style-name="P73"><text:span text:style-name="T21">Last name: Parker</text:span></text:p><text:p text:style-name="P73"><text:span text:style-name="T21">Email home: </text:span><text:span text:style-name="T21"><text:a xlink:href="mailto:lucy@gmail.com">lucy@gmail.com</text:a></text:span></text:p><text:p text:style-name="P73"><text:span text:style-name="T21">Phone home: +555 123456</text:span></text:p></draw:rect></draw:g></text:p>
              <text:p text:style-name="P60">Contact 4 IS twin of Contact 3 even if the <text:span text:style-name="T6">home email address</text:span> is not set.</text:p>
              <text:p text:style-name="P60"/>
              <text:p text:style-name="P60"><draw:g text:anchor-type="paragraph" draw:z-index="34" draw:style-name="gr1"><draw:rect draw:style-name="gr2" draw:text-style-name="P74" svg:width="5.702cm" svg:height="2.858cm" svg:x="2.145cm" svg:y="0.166cm"><text:p text:style-name="P72"><text:span text:style-name="T21">Contact 5</text:span></text:p><text:p text:style-name="P73"><text:span text:style-name="T21"/></text:p><text:p text:style-name="P73"><text:span text:style-name="T21">First name:</text:span></text:p><text:p text:style-name="P73"><text:span text:style-name="T21">Last name:</text:span></text:p><text:p text:style-name="P73"><text:span text:style-name="T21">Company name: ElectronicX</text:span></text:p><text:p text:style-name="P73"><text:span text:style-name="T21">Email home: </text:span><text:span text:style-name="T21"><text:a xlink:href="mailto:lucy@gmail.com">lucy@gmail.com</text:a></text:span></text:p><text:p text:style-name="P73"><text:span text:style-name="T21">Phone home: +555 123456</text:span></text:p></draw:rect><draw:rect draw:style-name="gr2" draw:text-style-name="P74" svg:width="5.702cm" svg:height="2.858cm" svg:x="8.303cm" svg:y="0.166cm"><text:p text:style-name="P72"><text:span text:style-name="T21">Contact 6</text:span></text:p><text:p text:style-name="P73"><text:span text:style-name="T21"/></text:p><text:p text:style-name="P73"><text:span text:style-name="T21">First name:</text:span></text:p><text:p text:style-name="P73"><text:span text:style-name="T21">Last name:</text:span></text:p><text:p text:style-name="P73"><text:span text:style-name="T21">Company name: Rent car</text:span></text:p><text:p text:style-name="P73"><text:span text:style-name="T21">Email home: </text:span><text:span text:style-name="T21"><text:a xlink:href="mailto:lucy@gmail.com">lucy@gmail.com</text:a></text:span></text:p><text:p text:style-name="P73"><text:span text:style-name="T21">Phone home: +555 123456</text:span></text:p></draw:rect></draw:g></text:p>
              <text:p text:style-name="P60">Contact 6 IS NOT twin of Contact 5 since the <text:span text:style-name="T6">company name</text:span> is different.</text:p>
              <text:p text:style-name="P60"/>
            </text:list-header>
          </text:list>
        </text:list-item>
      </text:list>
      <text:p text:style-name="Standard"><draw:g text:anchor-type="paragraph" draw:z-index="35" draw:style-name="gr3"><draw:rect draw:style-name="gr4" draw:text-style-name="P74" svg:width="6.518cm" svg:height="2.858cm" svg:x="1.949cm" svg:y="0.175cm"><text:p text:style-name="P72"><text:span text:style-name="T21">Contact 7</text:span></text:p><text:p text:style-name="P73"><text:span text:style-name="T21"/></text:p><text:p text:style-name="P73"><text:span text:style-name="T21">First name:</text:span></text:p><text:p text:style-name="P73"><text:span text:style-name="T21">Last name:</text:span></text:p><text:p text:style-name="P73"><text:span text:style-name="T21">Company name: ElectronicX</text:span></text:p><text:p text:style-name="P73"><text:span text:style-name="T21">Email home: parker.</text:span><text:span text:style-name="T21"><text:a xlink:href="mailto:lucy@gmail.com">lucy@gmail.com</text:a></text:span></text:p><text:p text:style-name="P73"><text:span text:style-name="T21">Phone home: +555 123456</text:span></text:p></draw:rect><draw:rect draw:style-name="gr4" draw:text-style-name="P74" svg:width="5.03cm" svg:height="2.858cm" svg:x="8.779cm" svg:y="0.175cm"><text:p text:style-name="P72"><text:span text:style-name="T21">Contact 8</text:span></text:p><text:p text:style-name="P73"><text:span text:style-name="T21"/></text:p><text:p text:style-name="P73"><text:span text:style-name="T21">First name:</text:span></text:p><text:p text:style-name="P73"><text:span text:style-name="T21">Last name:</text:span></text:p><text:p text:style-name="P73"><text:span text:style-name="T21">Company name: ElectonicX</text:span></text:p><text:p text:style-name="P73"><text:span text:style-name="T21">Email work: </text:span><text:span text:style-name="T21"><text:a xlink:href="mailto:lucy@gmail.com">lucy@gmail.com</text:a></text:span></text:p><text:p text:style-name="P73"><text:span text:style-name="T21">Phone home: +555 123456</text:span></text:p></draw:rect></draw:g></text:p>
      <text:p text:style-name="Standard"/>
      <text:p text:style-name="Standard"/>
      <text:p text:style-name="Standard"/>
      <text:p text:style-name="Standard"/>
      <text:p text:style-name="Standard"/>
      <text:list xml:id="list34535119" text:continue-numbering="true" text:style-name="L21">
        <text:list-item>
          <text:list>
            <text:list-header>
              <text:p text:style-name="P60"/>
              <text:p text:style-name="P60"/>
              <text:p text:style-name="P60"/>
              <text:p text:style-name="P60">Contact 8 IS twin of Contact 7 since the <text:span text:style-name="T6">email address</text:span> are different but their types are different too and the number of email after merging is less than 3.</text:p>
              <text:p text:style-name="P60"/>
              <text:p text:style-name="P60"><draw:g text:anchor-type="paragraph" draw:z-index="36" draw:style-name="gr1"><draw:rect draw:style-name="gr2" draw:text-style-name="P74" svg:width="5.702cm" svg:height="3.537cm" svg:x="2.145cm" svg:y="0cm"><text:p text:style-name="P72"><text:span text:style-name="T21">Contact 9</text:span></text:p><text:p text:style-name="P73"><text:span text:style-name="T21"/></text:p><text:p text:style-name="P73"><text:span text:style-name="T21">First name:</text:span></text:p><text:p text:style-name="P73"><text:span text:style-name="T21">Last name:</text:span></text:p><text:p text:style-name="P73"><text:span text:style-name="T21">Company name:</text:span></text:p><text:p text:style-name="P73"><text:span text:style-name="T21">Display name:</text:span></text:p><text:p text:style-name="P73"><text:span text:style-name="T21">Email work:</text:span></text:p><text:p text:style-name="P73"><text:span text:style-name="T21">Email home: </text:span><text:span text:style-name="T21"><text:a xlink:href="mailto:lp@gmail.com">lp@gmail.com</text:a></text:span></text:p><text:p text:style-name="P73"><text:span text:style-name="T21">Phone home: +555 92345776</text:span></text:p></draw:rect><draw:rect draw:style-name="gr2" draw:text-style-name="P74" svg:width="5.702cm" svg:height="3.537cm" svg:x="8.303cm" svg:y="0cm"><text:p text:style-name="P72"><text:span text:style-name="T21">Contact 10</text:span></text:p><text:p text:style-name="P73"><text:span text:style-name="T21"/></text:p><text:p text:style-name="P73"><text:span text:style-name="T21">First name:</text:span></text:p><text:p text:style-name="P73"><text:span text:style-name="T21">Last name:</text:span></text:p><text:p text:style-name="P73"><text:span text:style-name="T21">Company name:</text:span></text:p><text:p text:style-name="P73"><text:span text:style-name="T21">Display name:</text:span></text:p><text:p text:style-name="P73"><text:span text:style-name="T21">Email home: lp@gmail.com</text:span></text:p></draw:rect></draw:g></text:p>
              <text:p text:style-name="P60">Contact 10 IS twin of Contact 9.</text:p>
            </text:list-header>
          </text:list>
        </text:list-item>
      </text:list>
      <text:p text:style-name="Standard"/>
      <text:list xml:id="list34519618" text:continue-numbering="true" text:style-name="L21">
        <text:list-item>
          <text:list>
            <text:list-header>
              <text:p text:style-name="P60"><draw:g text:anchor-type="paragraph" draw:z-index="37" draw:style-name="gr1"><draw:rect draw:style-name="gr2" draw:text-style-name="P74" svg:width="5.702cm" svg:height="3.301cm" svg:x="2.145cm" svg:y="0cm"><text:p text:style-name="P72"><text:span text:style-name="T21">Contact 11</text:span></text:p><text:p text:style-name="P73"><text:span text:style-name="T21"/></text:p><text:p text:style-name="P73"><text:span text:style-name="T21">First name:</text:span></text:p><text:p text:style-name="P73"><text:span text:style-name="T21">Last name:</text:span></text:p><text:p text:style-name="P73"><text:span text:style-name="T21">Company name:</text:span></text:p><text:p text:style-name="P73"><text:span text:style-name="T21">Display name:</text:span></text:p><text:p text:style-name="P73"><text:span text:style-name="T21">Email home: </text:span><text:span text:style-name="T21"><text:a xlink:href="mailto:lp@gmail.com">lp@gmail.com</text:a></text:span></text:p><text:p text:style-name="P73"><text:span text:style-name="T21">Phone home: +555 123456</text:span></text:p></draw:rect><draw:rect draw:style-name="gr2" draw:text-style-name="P74" svg:width="5.702cm" svg:height="3.301cm" svg:x="8.303cm" svg:y="0cm"><text:p text:style-name="P72"><text:span text:style-name="T21">Contact 12</text:span></text:p><text:p text:style-name="P73"><text:span text:style-name="T21"/></text:p><text:p text:style-name="P73"><text:span text:style-name="T21">First name:</text:span></text:p><text:p text:style-name="P73"><text:span text:style-name="T21">Last name:</text:span></text:p><text:p text:style-name="P73"><text:span text:style-name="T21">Company name:</text:span></text:p><text:p text:style-name="P73"><text:span text:style-name="T21">Display name:</text:span></text:p><text:p text:style-name="P73"><text:span text:style-name="T21">Email home: lparker@gmail.com</text:span></text:p><text:p text:style-name="P73"><text:span text:style-name="T21">Phone home: +555 123456</text:span></text:p></draw:rect></draw:g></text:p>
              <text:p text:style-name="P60"><text:soft-page-break/>Contact 12 IS NOT twin of Contact 11 since the <text:span text:style-name="T7">home email address</text:span> is different.</text:p>
              <text:p text:style-name="P60"/>
              <text:p text:style-name="P60"><draw:g text:anchor-type="paragraph" draw:z-index="38" draw:style-name="gr1"><draw:rect draw:style-name="gr2" draw:text-style-name="P74" svg:width="5.702cm" svg:height="3.783cm" svg:x="2.145cm" svg:y="0cm"><text:p text:style-name="P72"><text:span text:style-name="T21">Contact 13</text:span></text:p><text:p text:style-name="P73"><text:span text:style-name="T21"/></text:p><text:p text:style-name="P73"><text:span text:style-name="T21">First name:</text:span></text:p><text:p text:style-name="P73"><text:span text:style-name="T21">Last name:</text:span></text:p><text:p text:style-name="P73"><text:span text:style-name="T21">Company name:</text:span></text:p><text:p text:style-name="P73"><text:span text:style-name="T21">Display name:</text:span></text:p><text:p text:style-name="P73"><text:span text:style-name="T21">Email work: </text:span><text:span text:style-name="T21"><text:a xlink:href="mailto:lp@gmail.com">lp@gmail.com</text:a></text:span></text:p><text:p text:style-name="P73"><text:span text:style-name="T21">Phone home: +555 123456</text:span></text:p></draw:rect><draw:rect draw:style-name="gr2" draw:text-style-name="P74" svg:width="5.702cm" svg:height="3.783cm" svg:x="8.303cm" svg:y="0cm"><text:p text:style-name="P72"><text:span text:style-name="T21">Contact 14</text:span></text:p><text:p text:style-name="P73"><text:span text:style-name="T21"/></text:p><text:p text:style-name="P73"><text:span text:style-name="T21">First name:</text:span></text:p><text:p text:style-name="P73"><text:span text:style-name="T21">Last name:</text:span></text:p><text:p text:style-name="P73"><text:span text:style-name="T21">Company name:</text:span></text:p><text:p text:style-name="P73"><text:span text:style-name="T21">Display name:</text:span></text:p><text:p text:style-name="P73"><text:span text:style-name="T21">Email home: lucy@gmail.com</text:span></text:p><text:p text:style-name="P73"><text:span text:style-name="T21">Email work: lp@gmail.com</text:span></text:p><text:p text:style-name="P73"><text:span text:style-name="T21">Phone work: +555 123456</text:span></text:p></draw:rect></draw:g></text:p>
              <text:p text:style-name="P60">Contact 14 IS twin of Contact 13 since they have the same <text:span text:style-name="T6">work email work</text:span> have not different <text:span text:style-name="T6">phone number</text:span> in the same fields.</text:p>
              <text:p text:style-name="P60"/>
              <text:p text:style-name="P60"><draw:g text:anchor-type="paragraph" draw:z-index="39" draw:style-name="gr1"><draw:rect draw:style-name="gr2" draw:text-style-name="P74" svg:width="5.702cm" svg:height="3.783cm" svg:x="2.145cm" svg:y="0cm"><text:p text:style-name="P72"><text:span text:style-name="T21">Contact 14</text:span></text:p><text:p text:style-name="P73"><text:span text:style-name="T21"/></text:p><text:p text:style-name="P73"><text:span text:style-name="T21">First name:</text:span></text:p><text:p text:style-name="P73"><text:span text:style-name="T21">Last name:</text:span></text:p><text:p text:style-name="P73"><text:span text:style-name="T21">Company name:</text:span></text:p><text:p text:style-name="P73"><text:span text:style-name="T21">Display name:</text:span></text:p><text:p text:style-name="P73"><text:span text:style-name="T21">Email home: lucy@gmail.com</text:span></text:p><text:p text:style-name="P73"><text:span text:style-name="T21">Email work: </text:span><text:span text:style-name="T21"><text:a xlink:href="mailto:lp@gmail.com">lp@gmail.com</text:a></text:span></text:p><text:p text:style-name="P73"><text:span text:style-name="T21">Phone home: +555 123456</text:span></text:p></draw:rect><draw:rect draw:style-name="gr2" draw:text-style-name="P74" svg:width="5.702cm" svg:height="3.783cm" svg:x="8.303cm" svg:y="0cm"><text:p text:style-name="P72"><text:span text:style-name="T21">Contact 15</text:span></text:p><text:p text:style-name="P73"><text:span text:style-name="T21"/></text:p><text:p text:style-name="P73"><text:span text:style-name="T21">First name:</text:span></text:p><text:p text:style-name="P73"><text:span text:style-name="T21">Last name:</text:span></text:p><text:p text:style-name="P73"><text:span text:style-name="T21">Company name:</text:span></text:p><text:p text:style-name="P73"><text:span text:style-name="T21">Display name:</text:span></text:p><text:p text:style-name="P73"><text:span text:style-name="T21">Email home: lucy@gmail.com</text:span></text:p><text:p text:style-name="P73"><text:span text:style-name="T21">Email work: lp@gmail.com</text:span></text:p><text:p text:style-name="P73"><text:span text:style-name="T21">Phone home: +555 327827</text:span></text:p></draw:rect></draw:g></text:p>
              <text:p text:style-name="P60">Contact 15 IS NOT twin of Contact 14 since the <text:span text:style-name="T7">home </text:span><text:span text:style-name="T6">phone number</text:span> is different.</text:p>
            </text:list-header>
          </text:list>
        </text:list-item>
      </text:list>
      <text:list xml:id="list34524635" text:style-name="L24">
        <text:list-item>
          <text:list>
            <text:list-header>
              <text:p text:style-name="P63"/>
              <text:p text:style-name="P63"><draw:g text:anchor-type="paragraph" draw:z-index="41" draw:style-name="gr1"><draw:rect draw:style-name="gr2" draw:text-style-name="P74" svg:width="5.702cm" svg:height="3.689cm" svg:x="2.145cm" svg:y="0cm"><text:p text:style-name="P72"><text:span text:style-name="T21">Contact 16</text:span></text:p><text:p text:style-name="P73"><text:span text:style-name="T21"/></text:p><text:p text:style-name="P73"><text:span text:style-name="T21">First name: Lucy</text:span></text:p><text:p text:style-name="P73"><text:span text:style-name="T21">Last name: Parker</text:span></text:p><text:p text:style-name="P73"><text:span text:style-name="T21">Company name:</text:span></text:p><text:p text:style-name="P73"><text:span text:style-name="T21">Display name: Lucy Parker</text:span></text:p><text:p text:style-name="P73"><text:span text:style-name="T21">Phone home: +555 92345776</text:span></text:p></draw:rect><draw:rect draw:style-name="gr2" draw:text-style-name="P74" svg:width="5.702cm" svg:height="3.689cm" svg:x="8.303cm" svg:y="0cm"><text:p text:style-name="P72"><text:span text:style-name="T21">Contact 17</text:span></text:p><text:p text:style-name="P73"><text:span text:style-name="T21"/></text:p><text:p text:style-name="P73"><text:span text:style-name="T21">First name: Lucy</text:span></text:p><text:p text:style-name="P73"><text:span text:style-name="T21">Last name: Parker</text:span></text:p><text:p text:style-name="P73"><text:span text:style-name="T21">Company name:</text:span></text:p><text:p text:style-name="P73"><text:span text:style-name="T21">Display name: L Parker</text:span></text:p><text:p text:style-name="P73"><text:span text:style-name="T21">Phone work: +555 885533</text:span></text:p></draw:rect></draw:g></text:p>
              <text:p text:style-name="P63">Contact 17 IS twin of Contact 16, because <text:span text:style-name="T6">first name</text:span> and <text:span text:style-name="T6">last name</text:span> are set,</text:p>
              <text:p text:style-name="P63">therefore <text:span text:style-name="T6">display name</text:span> is not used in twin search.</text:p>
              <text:p text:style-name="P63"/>
              <text:p text:style-name="P63"><draw:g text:anchor-type="paragraph" draw:z-index="40" draw:style-name="gr1"><draw:rect draw:style-name="gr2" draw:text-style-name="P74" svg:width="5.702cm" svg:height="3.751cm" svg:x="2.145cm" svg:y="0cm"><text:p text:style-name="P72"><text:span text:style-name="T21">Contact 18</text:span></text:p><text:p text:style-name="P73"><text:span text:style-name="T21"/></text:p><text:p text:style-name="P73"><text:span text:style-name="T21">First name:</text:span></text:p><text:p text:style-name="P73"><text:span text:style-name="T21">Last name:</text:span></text:p><text:p text:style-name="P73"><text:span text:style-name="T21">Company name: ElectronicX</text:span></text:p><text:p text:style-name="P73"><text:span text:style-name="T21">Display name: Lucy Parker</text:span></text:p><text:p text:style-name="P73"><text:span text:style-name="T21">Phone home: +555 92345776</text:span></text:p></draw:rect><draw:rect draw:style-name="gr2" draw:text-style-name="P74" svg:width="5.702cm" svg:height="3.751cm" svg:x="8.303cm" svg:y="0cm"><text:p text:style-name="P72"><text:span text:style-name="T21">Contact 19</text:span></text:p><text:p text:style-name="P73"><text:span text:style-name="T21"/></text:p><text:p text:style-name="P73"><text:span text:style-name="T21">First name:</text:span></text:p><text:p text:style-name="P73"><text:span text:style-name="T21">Last name:</text:span></text:p><text:p text:style-name="P73"><text:span text:style-name="T21">Company name: Funambol</text:span></text:p><text:p text:style-name="P73"><text:span text:style-name="T21">Display name: Lucy Parker</text:span></text:p><text:p text:style-name="P73"><text:span text:style-name="T21">Phone home: +555 92345776</text:span></text:p></draw:rect></draw:g></text:p>
              <text:p text:style-name="P63">Contact 19 IS NOT twin of Contact 18 since the <text:span text:style-name="T6">company name</text:span><text:span text:style-name="T17"> are different (since the </text:span><text:span text:style-name="T6">company name</text:span><text:span text:style-name="T17"> is set, the </text:span><text:span text:style-name="T7">display name </text:span><text:span text:style-name="T19">is not used in twin search).</text:span></text:p>
              <text:p text:style-name="P63"/>
              <text:p text:style-name="P63"><draw:g text:anchor-type="paragraph" draw:z-index="42" draw:style-name="gr1"><draw:rect draw:style-name="gr2" draw:text-style-name="P74" svg:width="5.702cm" svg:height="3.751cm" svg:x="2.145cm" svg:y="0cm"><text:p text:style-name="P72"><text:span text:style-name="T21">Contact 20</text:span></text:p><text:p text:style-name="P73"><text:span text:style-name="T21"/></text:p><text:p text:style-name="P73"><text:span text:style-name="T21">First name: Jane</text:span></text:p><text:p text:style-name="P73"><text:span text:style-name="T21">Last name: Doe</text:span></text:p><text:p text:style-name="P73"><text:span text:style-name="T21">Phone home: +555 92345776</text:span></text:p><text:p text:style-name="P73"><text:span text:style-name="T21">Phone work: +555 12121212</text:span></text:p></draw:rect><draw:rect draw:style-name="gr2" draw:text-style-name="P74" svg:width="5.702cm" svg:height="3.751cm" svg:x="8.303cm" svg:y="0cm"><text:p text:style-name="P72"><text:span text:style-name="T21">Contact 21</text:span></text:p><text:p text:style-name="P73"><text:span text:style-name="T21"/></text:p><text:p text:style-name="P73"><text:span text:style-name="T21">First name: Jane</text:span></text:p><text:p text:style-name="P73"><text:span text:style-name="T21">Last name: Doe</text:span></text:p><text:p text:style-name="P73"><text:span text:style-name="T21">Phone home: +555 12121212</text:span></text:p><text:p text:style-name="P73"><text:span text:style-name="T21">Phone work: +555 92345776</text:span></text:p></draw:rect></draw:g><text:soft-page-break/></text:p>
              <text:p text:style-name="P64">Contact 21 IS NOT twin of Contact 20 since the <text:span text:style-name="T6">phone numbers</text:span>, for the same type field,<text:span text:style-name="T6"> </text:span>are different.</text:p>
              <text:p text:style-name="P63"/>
              <text:p text:style-name="P63"><draw:g text:anchor-type="paragraph" draw:z-index="43" draw:style-name="gr1"><draw:rect draw:style-name="gr2" draw:text-style-name="P74" svg:width="5.702cm" svg:height="3.751cm" svg:x="2.145cm" svg:y="0cm"><text:p text:style-name="P72"><text:span text:style-name="T21">Contact 22</text:span></text:p><text:p text:style-name="P73"><text:span text:style-name="T21"/></text:p><text:p text:style-name="P73"><text:span text:style-name="T21">First name: Jane</text:span></text:p><text:p text:style-name="P73"><text:span text:style-name="T21">Phone work: +555 12121212</text:span></text:p></draw:rect><draw:rect draw:style-name="gr2" draw:text-style-name="P74" svg:width="5.702cm" svg:height="3.751cm" svg:x="8.303cm" svg:y="0cm"><text:p text:style-name="P72"><text:span text:style-name="T21">Contact 23</text:span></text:p><text:p text:style-name="P73"><text:span text:style-name="T21"/></text:p><text:p text:style-name="P73"><text:span text:style-name="T21">First name: Jane</text:span></text:p><text:p text:style-name="P73"><text:span text:style-name="T21">Last name: Doe</text:span></text:p><text:p text:style-name="P73"><text:span text:style-name="T21">Phone work: +555 12121212</text:span></text:p></draw:rect></draw:g></text:p>
              <text:p text:style-name="P64">Contact 23 IS NOT twin of Contact 22 since the <text:span text:style-name="T6">last name</text:span> is different.</text:p>
            </text:list-header>
          </text:list>
        </text:list-item>
      </text:list>
      <text:p text:style-name="Standard"/>
      <text:p text:style-name="P28"><draw:g text:anchor-type="paragraph" draw:z-index="44" draw:style-name="gr3"><draw:rect draw:style-name="gr2" draw:text-style-name="P74" svg:width="6.012cm" svg:height="3.751cm" svg:x="2.145cm" svg:y="0cm"><text:p text:style-name="P72"><text:span text:style-name="T21">Contact 24</text:span></text:p><text:p text:style-name="P73"><text:span text:style-name="T21"/></text:p><text:p text:style-name="P73"><text:span text:style-name="T21">First name: Jane</text:span></text:p><text:p text:style-name="P73"><text:span text:style-name="T21">Last name: Doe</text:span></text:p><text:p text:style-name="P73"><text:span text:style-name="T21">Phone work: +555 12121212</text:span></text:p><text:p text:style-name="P73"><text:span text:style-name="T21">Email company: info@company.com</text:span></text:p></draw:rect><draw:rect draw:style-name="gr2" draw:text-style-name="P74" svg:width="5.439cm" svg:height="3.751cm" svg:x="8.566cm" svg:y="0cm"><text:p text:style-name="P72"><text:span text:style-name="T21">Contact 25</text:span></text:p><text:p text:style-name="P73"><text:span text:style-name="T21"/></text:p><text:p text:style-name="P73"><text:span text:style-name="T21">First name: Jane</text:span></text:p><text:p text:style-name="P73"><text:span text:style-name="T21">Phone work: +555 12121212</text:span></text:p></draw:rect></draw:g></text:p>
      <text:p text:style-name="P28"/>
      <text:p text:style-name="P28"/>
      <text:p text:style-name="P28"/>
      <text:p text:style-name="P28"/>
      <text:p text:style-name="P28"/>
      <text:p text:style-name="P28"/>
      <text:list xml:id="list34520996" text:continue-numbering="true" text:style-name="L24">
        <text:list-item>
          <text:list>
            <text:list-header>
              <text:p text:style-name="P64"/>
            </text:list-header>
          </text:list>
        </text:list-item>
      </text:list>
      <text:p text:style-name="P28"/>
      <text:p text:style-name="P28"/>
      <text:list xml:id="list34530591" text:continue-numbering="true" text:style-name="L24">
        <text:list-item>
          <text:list>
            <text:list-header>
              <text:p text:style-name="P63">Contact 25 IS NOT twin of Contact 24 since the last name is different.</text:p>
            </text:list-header>
          </text:list>
        </text:list-item>
      </text:list>
      <text:p text:style-name="Standard"/>
      <text:p text:style-name="P28"><draw:g text:anchor-type="paragraph" draw:z-index="45" draw:style-name="gr3"><draw:rect draw:style-name="gr2" draw:text-style-name="P74" svg:width="6.012cm" svg:height="3.751cm" svg:x="2.145cm" svg:y="0cm"><text:p text:style-name="P72"><text:span text:style-name="T21">Contact 26</text:span></text:p><text:p text:style-name="P73"><text:span text:style-name="T21"/></text:p><text:p text:style-name="P73"><text:span text:style-name="T21">First name: Jane</text:span></text:p><text:p text:style-name="P73"><text:span text:style-name="T21">Last name: Doe</text:span></text:p><text:p text:style-name="P73"><text:span text:style-name="T21">Email home: </text:span><text:span text:style-name="T21"><text:a xlink:href="mailto:info@home.com">info@home.com</text:a></text:span></text:p></draw:rect><draw:rect draw:style-name="gr2" draw:text-style-name="P74" svg:width="5.439cm" svg:height="3.751cm" svg:x="8.566cm" svg:y="0cm"><text:p text:style-name="P72"><text:span text:style-name="T21">Contact 27</text:span></text:p><text:p text:style-name="P73"><text:span text:style-name="T21"/></text:p><text:p text:style-name="P73"><text:span text:style-name="T21">First name: Jane</text:span></text:p><text:p text:style-name="P73"><text:span text:style-name="T21">Last name: Doe</text:span></text:p><text:p text:style-name="P73"><text:span text:style-name="T21">Email work: </text:span><text:span text:style-name="T21"><text:a xlink:href="mailto:work@fun.com">work@fun.com</text:a></text:span></text:p><text:p text:style-name="P73"><text:span text:style-name="T21">Email other: other@fun.com</text:span></text:p></draw:rect></draw:g></text:p>
      <text:p text:style-name="P28"/>
      <text:p text:style-name="P28"/>
      <text:p text:style-name="P28"/>
      <text:p text:style-name="P28"/>
      <text:p text:style-name="P28"/>
      <text:p text:style-name="P28"/>
      <text:list xml:id="list34514955" text:continue-numbering="true" text:style-name="L24">
        <text:list-item>
          <text:list>
            <text:list-header>
              <text:p text:style-name="P64"/>
            </text:list-header>
          </text:list>
        </text:list-item>
      </text:list>
      <text:p text:style-name="P28"/>
      <text:p text:style-name="P28"/>
      <text:list xml:id="list34507520" text:continue-numbering="true" text:style-name="L24">
        <text:list-item>
          <text:list>
            <text:list-header>
              <text:p text:style-name="P64">Contact 27 IS NOT twin of Contact 26 since there is no at least an <text:span text:style-name="T6">email address</text:span> in common.</text:p>
              <text:p text:style-name="P64"/>
            </text:list-header>
          </text:list>
        </text:list-item>
      </text:list>
      <text:list xml:id="list34524677" text:continue-list="list34519618" text:style-name="L21">
        <text:list-item>
          <text:p text:style-name="P60">To find a twin of a note, the SyncSource compares the <text:span text:style-name="T6">body</text:span>.</text:p>
          <text:p text:style-name="P60"/>
          <text:p text:style-name="P60">For instance:</text:p>
        </text:list-item>
      </text:list>
      <text:p text:style-name="Standard"><draw:g text:anchor-type="paragraph" draw:z-index="30" draw:style-name="gr1"><draw:rect draw:style-name="gr2" draw:text-style-name="P74" svg:width="5.702cm" svg:height="2.281cm" svg:x="1.351cm" svg:y="0.205cm"><text:p text:style-name="P72"><text:span text:style-name="T21">Note A</text:span></text:p><text:p text:style-name="P73"><text:span text:style-name="T21"/></text:p><text:p text:style-name="P73"><text:span text:style-name="T21">body: review messages</text:span></text:p><text:p text:style-name="P73"><text:span text:style-name="T21"/></text:p></draw:rect><draw:rect draw:style-name="gr2" draw:text-style-name="P74" svg:width="5.702cm" svg:height="2.281cm" svg:x="7.509cm" svg:y="0.231cm"><text:p text:style-name="P72"><text:span text:style-name="T21">Note B</text:span></text:p><text:p text:style-name="P73"><text:span text:style-name="T21"/></text:p><text:p text:style-name="P73"><text:span text:style-name="T21">body: review messages</text:span></text:p><text:p text:style-name="P73"><text:span text:style-name="T21">color: red</text:span></text:p></draw:rect></draw:g></text:p>
      <text:list xml:id="list34518142" text:continue-numbering="true" text:style-name="L21">
        <text:list-header>
          <text:p text:style-name="P60"/>
          <text:p text:style-name="P60"><text:soft-page-break/>Note A is twin of Note B even if it has not set the <text:span text:style-name="T6">color</text:span> property<text:span text:style-name="T17"> since this is not a twin field</text:span>.</text:p>
          <text:p text:style-name="P60"/>
        </text:list-header>
      </text:list>
      <text:p text:style-name="Standard"><draw:g text:anchor-type="paragraph" draw:z-index="31" draw:style-name="gr1"><draw:rect draw:style-name="gr2" draw:text-style-name="P74" svg:width="5.702cm" svg:height="2.281cm" svg:x="1.351cm" svg:y="0.205cm"><text:p text:style-name="P72"><text:span text:style-name="T21">Note C</text:span></text:p><text:p text:style-name="P73"><text:span text:style-name="T21"/></text:p><text:p text:style-name="P73"><text:span text:style-name="T21">body: review messages</text:span></text:p><text:p text:style-name="P73"><text:span text:style-name="T21">color: red</text:span></text:p></draw:rect><draw:rect draw:style-name="gr2" draw:text-style-name="P74" svg:width="5.702cm" svg:height="2.281cm" svg:x="7.509cm" svg:y="0.231cm"><text:p text:style-name="P72"><text:span text:style-name="T21">Note D</text:span></text:p><text:p text:style-name="P73"><text:span text:style-name="T21"/></text:p><text:p text:style-name="P73"><text:span text:style-name="T21">body: review message</text:span></text:p><text:p text:style-name="P73"><text:span text:style-name="T21">color: red</text:span></text:p></draw:rect></draw:g><text:tab/></text:p>
      <text:p text:style-name="Standard"><text:tab/>Note D is not twin of Note C since the <text:span text:style-name="T6">body</text:span> is different.</text:p>
      <text:p text:style-name="Standard"/>
      <text:p text:style-name="Standard"/>
      <text:h text:style-name="Heading_20_1" text:outline-level="1">Filtering PIM Entity</text:h>
      <text:p text:style-name="P19">@todo</text:p>
      <text:h text:style-name="Heading_20_1" text:outline-level="1">PIMContainer Listener</text:h>
      <text:p text:style-name="Standard">This component monitors the: fnbl_pim_contact, fnbl_pim_calendar tables for set of accounts. This two tables system will be called “<text:span text:style-name="T6">PIMSchema</text:span>”. </text:p>
      <text:p text:style-name="Standard">When an update/delete/insert operation is detected in the user “<text:span text:style-name="T6">PIMSchema</text:span>”, the Funambol's AdminManager is invoked in order to send to the DS-Server alerted sync notification to the user's device. </text:p>
      <text:p text:style-name="Standard">Since the number of monitored <text:span text:style-name="T6">“PIMSchema”</text:span> can be very big, the architecture of this components allows to partition the user base so that many new listeners can be started (maybe on different machines). Each listeners will monitor a subset of the user base <text:span text:style-name="T6">“PIMSchema”</text:span>.</text:p>
      <text:p text:style-name="Standard"/>
      <text:p text:style-name="Standard">To implement this schema we can think about two different architecture:</text:p>
      <text:list xml:id="list34511025" text:style-name="L25">
        <text:list-item>
          <text:p text:style-name="P65">java listener based architecture</text:p>
        </text:list-item>
        <text:list-item>
          <text:p text:style-name="P65">db trigger based architecture</text:p>
        </text:list-item>
      </text:list>
      <text:h text:style-name="Heading_20_2" text:outline-level="2">Java Listener Based Architecture</text:h>
      <text:p text:style-name="Standard">The architecture of the PIMContainer Listener component is illustrated in <text:sequence-ref text:reference-format="category-and-value" text:ref-name="refFigure9">Figure 10</text:sequence-ref>.</text:p>
      <text:p text:style-name="Standard"/>
      <text:p text:style-name="Standard"><draw:frame draw:style-name="fr4" draw:name="Frame11" text:anchor-type="paragraph" svg:y="0.007cm" svg:width="10.585cm" draw:z-index="21"><draw:text-box fo:min-height="8.183cm"><text:p text:style-name="Figure"><draw:frame draw:style-name="fr6" draw:name="Object11" text:anchor-type="paragraph" svg:x="-0.005cm" svg:y="0.425cm" svg:width="11.162cm" style:rel-width="100%" svg:height="8.394cm" style:rel-height="scale" draw:z-index="22"><draw:object xlink:href="./Object 11" xlink:type="simple" xlink:show="embed" xlink:actuate="onLoad"/><draw:image xlink:href="./ObjectReplacements/Object 11" xlink:type="simple" xlink:show="embed" xlink:actuate="onLoad"/></draw:frame>Figure <text:sequence text:ref-name="refFigure9" text:name="Figure" text:formula="ooow:Figure+1" style:num-format="1">10</text:sequence>: PIMContainer Listener architecture</text:p></draw:text-box></draw:frame>PIMContainer Listener is a main program that can be started on the command line.</text:p>
      <text:p text:style-name="Standard"><text:s/></text:p>
      <text:p text:style-name="Standard">It first starts the ListenerRegister thread which reads the account database and, for each account associated to the running PIMContainer Listener, it registers a new PIM-Schema Listener for the account. </text:p>
      <text:p text:style-name="Standard"><text:soft-page-break/>After its first run, ListenerRegistry sleeps for a while and than it will be executed again. At each new execution the registry compares the list of the already registered accounts with the content of the database in order to register new accounts or deregister accounts that do not need to be monitored anymore.</text:p>
      <text:p text:style-name="Standard"/>
      <text:p text:style-name="Standard">PIMSchema Listener is fundamentally a module that i<text:span text:style-name="T14">mplements a </text:span><text:span text:style-name="T15">polling system</text:span><text:span text:style-name="T14">: every 'x' seconds open the connection to the PIM DB Schema and check if there are performed update/delete/insert operation, then it closes the connection.</text:span></text:p>
      <text:p text:style-name="Standard">When a update/delete/insert operation appears in a monitored PIM DB Schema, the corresponding listener calls the Funambol AdminManager web service in order to trigger the push message. </text:p>
      <text:p text:style-name="Standard">This call can be done asynchronously based on how the PIMContainer Listener is configured.</text:p>
      <text:p text:style-name="Standard"/>
      <text:p text:style-name="P19">Note: how to check if there are “performed update/delete/insert operation” @todo </text:p>
      <text:p text:style-name="Standard"/>
      <text:h text:style-name="Heading_20_2" text:outline-level="2">DB Trigger Based Architecture</text:h>
      <text:p text:style-name="Standard">The architecture of the PIM-Container Listener component is illustrated in <text:sequence-ref text:reference-format="category-and-value" text:ref-name="refFigure10">Figure 11</text:sequence-ref>.</text:p>
      <text:p text:style-name="Standard"/>
      <text:p text:style-name="Standard"><draw:frame draw:style-name="fr4" draw:name="Frame12" text:anchor-type="paragraph" svg:y="0.007cm" svg:width="10.585cm" draw:z-index="23"><draw:text-box fo:min-height="8.183cm"><text:p text:style-name="Figure"><draw:frame draw:style-name="fr6" draw:name="Object12" text:anchor-type="paragraph" svg:x="-0.005cm" svg:y="0.425cm" svg:width="11.162cm" style:rel-width="100%" svg:height="8.394cm" style:rel-height="scale" draw:z-index="24"><draw:object xlink:href="./Object 12" xlink:type="simple" xlink:show="embed" xlink:actuate="onLoad"/><draw:image xlink:href="./ObjectReplacements/Object 12" xlink:type="simple" xlink:show="embed" xlink:actuate="onLoad"/></draw:frame>Figure <text:sequence text:ref-name="refFigure10" text:name="Figure" text:formula="ooow:Figure+1" style:num-format="1">11</text:sequence>: PIMContainer Listener architecture</text:p></draw:text-box></draw:frame></text:p>
      <text:p text:style-name="P19">@todo</text:p>
      <text:h text:style-name="Heading_20_1" text:outline-level="1">SQL Scripts</text:h>
      <text:p text:style-name="Standard">In this chapter we describe the script for the Funambol PIM Module.</text:p>
      <text:h text:style-name="Heading_20_2" text:outline-level="2">Funambol PIM Module Registration</text:h>
      <text:p text:style-name="Standard">The init_schema.sql must contain the SQL code that registers each piece of the connector. <text:s/>The goal is to see the hierarchy of <text:sequence-ref text:reference-format="category-and-value" text:ref-name="refFigure11">Figure 12</text:sequence-ref></text:p>
      <text:p text:style-name="Standard"/>
      <text:p text:style-name="Standard"/>
      <text:p text:style-name="Standard"><draw:frame draw:style-name="fr3" draw:name="Frame8" text:anchor-type="paragraph" svg:width="14.101cm" draw:z-index="15"><draw:text-box fo:min-height="9.999cm"><text:p text:style-name="Figure"><draw:frame draw:style-name="fr7" draw:name="Object8" text:anchor-type="paragraph" svg:x="0.004cm" svg:y="0.002cm" svg:width="14.101cm" style:rel-width="100%" svg:height="9.999cm" style:rel-height="scale" draw:z-index="16"><draw:object xlink:href="./Object 8" xlink:type="simple" xlink:show="embed" xlink:actuate="onLoad"/><draw:image xlink:href="./ObjectReplacements/Object 8" xlink:type="simple" xlink:show="embed" xlink:actuate="onLoad"/></draw:frame>Figure <text:sequence text:ref-name="refFigure11" text:name="Figure" text:formula="ooow:Figure+1" style:num-format="1">12</text:sequence>: Hierarchy of the Funambol PIM Connector</text:p></draw:text-box></draw:frame></text:p>
      <text:p text:style-name="Standard"/>
      <text:p text:style-name="Standard">To achieve this, the following data must be inserted:</text:p>
      <table:table table:name="Table16" table:style-name="Table16">
        <table:table-column table:style-name="Table16.A" table:number-columns-repeated="2"/>
        <table:table-column table:style-name="Table16.C"/>
        <table:table-header-rows>
          <table:table-row>
            <table:table-cell table:style-name="Table16.A1" table:number-columns-spanned="3" office:value-type="string">
              <text:p text:style-name="Table_20_Heading">FNBL_MODULE</text:p>
            </table:table-cell>
            <table:covered-table-cell/>
            <table:covered-table-cell/>
          </table:table-row>
        </table:table-header-rows>
        <table:table-row>
          <table:table-cell table:style-name="Table16.A2" office:value-type="string">
            <text:p text:style-name="P8">moduleid</text:p>
          </table:table-cell>
          <table:table-cell table:style-name="Table16.A2" office:value-type="string">
            <text:p text:style-name="P8">modulename</text:p>
          </table:table-cell>
          <table:table-cell table:style-name="Table16.C2" office:value-type="string">
            <text:p text:style-name="P8">description</text:p>
          </table:table-cell>
        </table:table-row>
        <table:table-row>
          <table:table-cell table:style-name="Table16.A2" office:value-type="string">
            <text:p text:style-name="P6">pim</text:p>
          </table:table-cell>
          <table:table-cell table:style-name="Table16.A2" office:value-type="string">
            <text:p text:style-name="P6">pim</text:p>
          </table:table-cell>
          <table:table-cell table:style-name="Table16.C2" office:value-type="string">
            <text:p text:style-name="P6">Funambol PIM Connector</text:p>
          </table:table-cell>
        </table:table-row>
      </table:table>
      <table:table table:name="Table17" table:style-name="Table17">
        <table:table-column table:style-name="Table17.A"/>
        <table:table-column table:style-name="Table17.B"/>
        <table:table-column table:style-name="Table17.C"/>
        <table:table-column table:style-name="Table17.D"/>
        <table:table-header-rows>
          <text:soft-page-break/>
          <table:table-row>
            <table:table-cell table:style-name="Table17.A1" table:number-columns-spanned="4" office:value-type="string">
              <text:p text:style-name="P31">FNBL_connector</text:p>
            </table:table-cell>
            <table:covered-table-cell/>
            <table:covered-table-cell/>
            <table:covered-table-cell/>
          </table:table-row>
        </table:table-header-rows>
        <table:table-row>
          <table:table-cell table:style-name="Table17.A2" office:value-type="string">
            <text:p text:style-name="P8">id</text:p>
          </table:table-cell>
          <table:table-cell table:style-name="Table17.A2" office:value-type="string">
            <text:p text:style-name="P8">name</text:p>
          </table:table-cell>
          <table:table-cell table:style-name="Table17.A2" office:value-type="string">
            <text:p text:style-name="P8">description</text:p>
          </table:table-cell>
          <table:table-cell table:style-name="Table17.D2" office:value-type="string">
            <text:p text:style-name="P8">admin_class</text:p>
          </table:table-cell>
        </table:table-row>
        <table:table-row>
          <table:table-cell table:style-name="Table17.A2" office:value-type="string">
            <text:p text:style-name="P6">pim</text:p>
          </table:table-cell>
          <table:table-cell table:style-name="Table17.A2" office:value-type="string">
            <text:p text:style-name="P6">FunambolPIMConnector</text:p>
          </table:table-cell>
          <table:table-cell table:style-name="Table17.A2" office:value-type="string">
            <text:p text:style-name="P6">Funambol PIM Connector</text:p>
          </table:table-cell>
          <table:table-cell table:style-name="Table17.D2" office:value-type="string">
            <text:p text:style-name="P6"/>
          </table:table-cell>
        </table:table-row>
      </table:table>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table:number-columns-spanned="4" office:value-type="string">
              <text:p text:style-name="P31">FNBL_sync_source_type</text:p>
            </table:table-cell>
            <table:covered-table-cell/>
            <table:covered-table-cell/>
            <table:covered-table-cell/>
          </table:table-row>
        </table:table-header-rows>
        <table:table-row>
          <table:table-cell table:style-name="Table18.A2" office:value-type="string">
            <text:p text:style-name="P9">id</text:p>
          </table:table-cell>
          <table:table-cell table:style-name="Table18.A2" office:value-type="string">
            <text:p text:style-name="P8">description</text:p>
          </table:table-cell>
          <table:table-cell table:style-name="Table18.A2" office:value-type="string">
            <text:p text:style-name="P8">class</text:p>
          </table:table-cell>
          <table:table-cell table:style-name="Table18.D2" office:value-type="string">
            <text:p text:style-name="P8">admin_class</text:p>
          </table:table-cell>
        </table:table-row>
        <table:table-row>
          <table:table-cell table:style-name="Table18.A2" office:value-type="string">
            <text:p text:style-name="P10">pim-co</text:p>
          </table:table-cell>
          <table:table-cell table:style-name="Table18.A2" office:value-type="string">
            <text:p text:style-name="P10">PIM Contact SyncSource</text:p>
          </table:table-cell>
          <table:table-cell table:style-name="Table18.A2" office:value-type="string">
            <text:p text:style-name="P10">com.funambol.connector.pim.engine.source.PIMContactSyncSource</text:p>
          </table:table-cell>
          <table:table-cell table:style-name="Table18.D2" office:value-type="string">
            <text:p text:style-name="P10">com.funambol.connector.pim.admin.PIMSyncSourceConfigPanel</text:p>
          </table:table-cell>
        </table:table-row>
        <table:table-row>
          <table:table-cell table:style-name="Table18.A2" office:value-type="string">
            <text:p text:style-name="P10">pim-sca</text:p>
          </table:table-cell>
          <table:table-cell table:style-name="Table18.A2" office:value-type="string">
            <text:p text:style-name="P10">PIM SIF Calendar SyncSource</text:p>
          </table:table-cell>
          <table:table-cell table:style-name="Table18.A2" office:value-type="string">
            <text:p text:style-name="P10">com.funambol.connector.pim.engine.source.PIMSCalendarSyncSource</text:p>
          </table:table-cell>
          <table:table-cell table:style-name="Table18.D2" office:value-type="string">
            <text:p text:style-name="P10">com.funambol.connector.pim.admin.PIMSyncSourceConfigPanel</text:p>
          </table:table-cell>
        </table:table-row>
        <table:table-row>
          <table:table-cell table:style-name="Table18.A2" office:value-type="string">
            <text:p text:style-name="P10">pim-sta</text:p>
          </table:table-cell>
          <table:table-cell table:style-name="Table18.A2" office:value-type="string">
            <text:p text:style-name="P10">PIM SIF Task SyncSource</text:p>
          </table:table-cell>
          <table:table-cell table:style-name="Table18.A2" office:value-type="string">
            <text:p text:style-name="P10">com.funambol.connector.pim.engine.source.PIMSTaskSyncSource</text:p>
          </table:table-cell>
          <table:table-cell table:style-name="Table18.D2" office:value-type="string">
            <text:p text:style-name="P10">com.funambol.connector.pim.admin.PIMSyncSourceConfigPanel</text:p>
          </table:table-cell>
        </table:table-row>
        <table:table-row>
          <table:table-cell table:style-name="Table18.A2" office:value-type="string">
            <text:p text:style-name="P10">pim-ical</text:p>
          </table:table-cell>
          <table:table-cell table:style-name="Table18.A2" office:value-type="string">
            <text:p text:style-name="P10">PIM ICal SyncSource</text:p>
          </table:table-cell>
          <table:table-cell table:style-name="Table18.A2" office:value-type="string">
            <text:p text:style-name="P10">com.funambol.connector.pim.engine.source.PIMICalSyncSource</text:p>
          </table:table-cell>
          <table:table-cell table:style-name="Table18.D2" office:value-type="string">
            <text:p text:style-name="P10">com.funambol.connector.pim.admin.PIMSyncSourceConfigPanel</text:p>
          </table:table-cell>
        </table:table-row>
        <table:table-row>
          <table:table-cell table:style-name="Table18.A2" office:value-type="string">
            <text:p text:style-name="P10">pim-no</text:p>
          </table:table-cell>
          <table:table-cell table:style-name="Table18.A2" office:value-type="string">
            <text:p text:style-name="P10">PIM Note SyncSource</text:p>
          </table:table-cell>
          <table:table-cell table:style-name="Table18.A2" office:value-type="string">
            <text:p text:style-name="P10">com.funambol.connector.pim.engine.source.PIMNoteSyncSource</text:p>
          </table:table-cell>
          <table:table-cell table:style-name="Table18.D2" office:value-type="string">
            <text:p text:style-name="P10">com.funambol.connector.pim.admin.PIMSyncSourceConfigPanel</text:p>
          </table:table-cell>
        </table:table-row>
        <table:table-row>
          <table:table-cell table:style-name="Table18.A2" office:value-type="string">
            <text:p text:style-name="P10">fs-pdi</text:p>
          </table:table-cell>
          <table:table-cell table:style-name="Table18.A2" office:value-type="string">
            <text:p text:style-name="P10">FileSystem SyncSource</text:p>
          </table:table-cell>
          <table:table-cell table:style-name="Table18.A2" office:value-type="string">
            <text:p text:style-name="P10">com.funambol.connector.pim.engine.source.FileSystemSyncSource</text:p>
          </table:table-cell>
          <table:table-cell table:style-name="Table18.D2" office:value-type="string">
            <text:p text:style-name="P10">com.funambol.connector.pim.admin.FileSystemSyncSourceConfigPanel</text:p>
          </table:table-cell>
        </table:table-row>
        <table:table-row>
          <table:table-cell table:style-name="Table18.A2" office:value-type="string">
            <text:p text:style-name="P10">sifvc-pdi</text:p>
          </table:table-cell>
          <table:table-cell table:style-name="Table18.A2" office:value-type="string">
            <text:p text:style-name="P10">vCard SyncSource</text:p>
          </table:table-cell>
          <table:table-cell table:style-name="Table18.A2" office:value-type="string">
            <text:p text:style-name="P10">com.funambol.connector.pim.engine.source.SIFVCardSyncSource</text:p>
          </table:table-cell>
          <table:table-cell table:style-name="Table18.D2" office:value-type="string">
            <text:p text:style-name="P10">com.funambol.connector.pim.admin.SIFVCardSyncSourceConfigPanel</text:p>
          </table:table-cell>
        </table:table-row>
        <table:table-row>
          <table:table-cell table:style-name="Table18.A2" office:value-type="string">
            <text:p text:style-name="P10">sific-pdi</text:p>
          </table:table-cell>
          <table:table-cell table:style-name="Table18.A2" office:value-type="string">
            <text:p text:style-name="P10">iCalendar SyncSource</text:p>
          </table:table-cell>
          <table:table-cell table:style-name="Table18.A2" office:value-type="string">
            <text:p text:style-name="P10">com.funambol.connector.pim.engine.source.SIFICalSyncSource</text:p>
          </table:table-cell>
          <table:table-cell table:style-name="Table18.D2" office:value-type="string">
            <text:p text:style-name="P10">com.funambol.foundation.admin.SIFICalSyncSourceConfigPanel</text:p>
          </table:table-cell>
        </table:table-row>
        <table:table-row>
          <table:table-cell table:style-name="Table18.A2" office:value-type="string">
            <text:p text:style-name="P10">sif-pdi</text:p>
          </table:table-cell>
          <table:table-cell table:style-name="Table18.A2" office:value-type="string">
            <text:p text:style-name="P10">SIF SyncSource</text:p>
          </table:table-cell>
          <table:table-cell table:style-name="Table18.A2" office:value-type="string">
            <text:p text:style-name="P10">com.funambol.connector.pim.engine.source.SIFSyncSource</text:p>
          </table:table-cell>
          <table:table-cell table:style-name="Table18.D2" office:value-type="string">
            <text:p text:style-name="P10">com.funambol.connector.pim.admin.SIFSyncSourceConfigPanel</text:p>
          </table:table-cell>
        </table:table-row>
      </table:table>
      <table:table table:name="Table19" table:style-name="Table19">
        <table:table-column table:style-name="Table19.A"/>
        <table:table-column table:style-name="Table19.B"/>
        <table:table-header-rows>
          <table:table-row>
            <table:table-cell table:style-name="Table19.A1" table:number-columns-spanned="2" office:value-type="string">
              <text:p text:style-name="P31">FNBL_module_connector</text:p>
            </table:table-cell>
            <table:covered-table-cell/>
          </table:table-row>
        </table:table-header-rows>
        <table:table-row>
          <table:table-cell table:style-name="Table19.A2" office:value-type="string">
            <text:p text:style-name="P8">module</text:p>
          </table:table-cell>
          <table:table-cell table:style-name="Table19.B2" office:value-type="string">
            <text:p text:style-name="P8">connector</text:p>
          </table:table-cell>
        </table:table-row>
        <table:table-row>
          <table:table-cell table:style-name="Table19.A2" office:value-type="string">
            <text:p text:style-name="P6">pim</text:p>
          </table:table-cell>
          <table:table-cell table:style-name="Table19.B2" office:value-type="string">
            <text:p text:style-name="P6">pim</text:p>
          </table:table-cell>
        </table:table-row>
      </table:table>
      <table:table table:name="Table22" table:style-name="Table22">
        <table:table-column table:style-name="Table22.A"/>
        <table:table-column table:style-name="Table22.B"/>
        <table:table-header-rows>
          <table:table-row>
            <table:table-cell table:style-name="Table22.A1" table:number-columns-spanned="2" office:value-type="string">
              <text:p text:style-name="P31">FNBL_connector_source_type</text:p>
            </table:table-cell>
            <table:covered-table-cell/>
          </table:table-row>
        </table:table-header-rows>
        <table:table-row>
          <table:table-cell table:style-name="Table22.A2" office:value-type="string">
            <text:p text:style-name="P8">connector</text:p>
          </table:table-cell>
          <table:table-cell table:style-name="Table22.B2" office:value-type="string">
            <text:p text:style-name="P8">sourcetype</text:p>
          </table:table-cell>
        </table:table-row>
        <table:table-row>
          <table:table-cell table:style-name="Table22.A2" office:value-type="string">
            <text:p text:style-name="P6">pim</text:p>
          </table:table-cell>
          <table:table-cell table:style-name="Table22.B2" office:value-type="string">
            <text:p text:style-name="P6">pim-co</text:p>
          </table:table-cell>
        </table:table-row>
        <table:table-row>
          <table:table-cell table:style-name="Table22.A2" office:value-type="string">
            <text:p text:style-name="P6">pim</text:p>
          </table:table-cell>
          <table:table-cell table:style-name="Table22.B2" office:value-type="string">
            <text:p text:style-name="P6">pim-sca</text:p>
          </table:table-cell>
        </table:table-row>
        <table:table-row>
          <table:table-cell table:style-name="Table22.A2" office:value-type="string">
            <text:p text:style-name="P6">pim</text:p>
          </table:table-cell>
          <table:table-cell table:style-name="Table22.B2" office:value-type="string">
            <text:p text:style-name="P6">pim-sta</text:p>
          </table:table-cell>
        </table:table-row>
        <table:table-row>
          <table:table-cell table:style-name="Table22.A2" office:value-type="string">
            <text:p text:style-name="P6">pim</text:p>
          </table:table-cell>
          <table:table-cell table:style-name="Table22.B2" office:value-type="string">
            <text:p text:style-name="P6">pim-ical</text:p>
          </table:table-cell>
        </table:table-row>
        <table:table-row>
          <table:table-cell table:style-name="Table22.A2" office:value-type="string">
            <text:p text:style-name="P6">pim</text:p>
          </table:table-cell>
          <table:table-cell table:style-name="Table22.B2" office:value-type="string">
            <text:p text:style-name="P6">pim-no</text:p>
          </table:table-cell>
        </table:table-row>
        <table:table-row>
          <table:table-cell table:style-name="Table22.A2" office:value-type="string">
            <text:p text:style-name="P6">pim</text:p>
          </table:table-cell>
          <table:table-cell table:style-name="Table22.B2" office:value-type="string">
            <text:p text:style-name="P6">fs-pdi</text:p>
          </table:table-cell>
        </table:table-row>
        <table:table-row>
          <table:table-cell table:style-name="Table22.A2" office:value-type="string">
            <text:p text:style-name="P6">pim</text:p>
          </table:table-cell>
          <table:table-cell table:style-name="Table22.B2" office:value-type="string">
            <text:p text:style-name="P6">sifvc-pdi</text:p>
          </table:table-cell>
        </table:table-row>
        <table:table-row>
          <table:table-cell table:style-name="Table22.A2" office:value-type="string">
            <text:p text:style-name="P6">pim</text:p>
          </table:table-cell>
          <table:table-cell table:style-name="Table22.B2" office:value-type="string">
            <text:p text:style-name="P6">sific-pdi</text:p>
          </table:table-cell>
        </table:table-row>
        <table:table-row>
          <table:table-cell table:style-name="Table22.A2" office:value-type="string">
            <text:p text:style-name="P6">pim</text:p>
          </table:table-cell>
          <table:table-cell table:style-name="Table22.B2" office:value-type="string">
            <text:p text:style-name="P6">sif-pdi</text:p>
          </table:table-cell>
        </table:table-row>
      </table:table>
      <text:p text:style-name="Standard">The next table describe the values in order to create the FileSystem Adapter feature SyncSource</text:p>
      <text:p text:style-name="Standard"/>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table:number-columns-spanned="4" office:value-type="string">
              <text:p text:style-name="P31">FNBL_SYNC_SOURCE</text:p>
            </table:table-cell>
            <table:covered-table-cell/>
            <table:covered-table-cell/>
            <table:covered-table-cell/>
          </table:table-row>
        </table:table-header-rows>
        <table:table-row>
          <table:table-cell table:style-name="Table20.A2" office:value-type="string">
            <text:p text:style-name="P8">uri</text:p>
          </table:table-cell>
          <table:table-cell table:style-name="Table20.A2" office:value-type="string">
            <text:p text:style-name="P8">config</text:p>
          </table:table-cell>
          <table:table-cell table:style-name="Table20.A2" office:value-type="string">
            <text:p text:style-name="P8">name</text:p>
          </table:table-cell>
          <table:table-cell table:style-name="Table20.D2" office:value-type="string">
            <text:p text:style-name="P8">sourcetype</text:p>
          </table:table-cell>
        </table:table-row>
        <table:table-row>
          <table:table-cell table:style-name="Table20.A2" office:value-type="string">
            <text:p text:style-name="P6">briefcase</text:p>
          </table:table-cell>
          <table:table-cell table:style-name="Table20.A2" office:value-type="string">
            <text:p text:style-name="P6">pim/pim/fs-pdi/BriefcaseSource.xml</text:p>
          </table:table-cell>
          <table:table-cell table:style-name="Table20.A2" office:value-type="string">
            <text:p text:style-name="P6">briefcase</text:p>
          </table:table-cell>
          <table:table-cell table:style-name="Table20.D2" office:value-type="string">
            <text:p text:style-name="P6">fs-pdi</text:p>
          </table:table-cell>
        </table:table-row>
        <table:table-row>
          <table:table-cell table:style-name="Table20.A2" office:value-type="string">
            <text:p text:style-name="P6">note</text:p>
          </table:table-cell>
          <table:table-cell table:style-name="Table20.A2" office:value-type="string">
            <text:p text:style-name="P6">pim/pim/fs-pdi/NoteSource.xml</text:p>
          </table:table-cell>
          <table:table-cell table:style-name="Table20.A2" office:value-type="string">
            <text:p text:style-name="P6">note</text:p>
          </table:table-cell>
          <table:table-cell table:style-name="Table20.D2" office:value-type="string">
            <text:p text:style-name="P6">fs-pdi</text:p>
          </table:table-cell>
        </table:table-row>
        <table:table-row>
          <table:table-cell table:style-name="Table20.A2" office:value-type="string">
            <text:p text:style-name="P6">card</text:p>
          </table:table-cell>
          <table:table-cell table:style-name="Table20.A2" office:value-type="string">
            <text:p text:style-name="P6">pim/pim/sifvc-pdi/ContactSource.xml</text:p>
          </table:table-cell>
          <table:table-cell table:style-name="Table20.A2" office:value-type="string">
            <text:p text:style-name="P6">card</text:p>
          </table:table-cell>
          <table:table-cell table:style-name="Table20.D2" office:value-type="string">
            <text:p text:style-name="P6">sifvc-pdi</text:p>
          </table:table-cell>
        </table:table-row>
        <table:table-row>
          <table:table-cell table:style-name="Table20.A2" office:value-type="string">
            <text:p text:style-name="P6">cal</text:p>
          </table:table-cell>
          <table:table-cell table:style-name="Table20.A2" office:value-type="string">
            <text:p text:style-name="P6">pim/pim/sific-pdi/CalendarSource.xml</text:p>
          </table:table-cell>
          <table:table-cell table:style-name="Table20.A2" office:value-type="string">
            <text:p text:style-name="P6">cal</text:p>
          </table:table-cell>
          <table:table-cell table:style-name="Table20.D2" office:value-type="string">
            <text:p text:style-name="P6">sific-pdi</text:p>
          </table:table-cell>
        </table:table-row>
        <table:table-row>
          <table:table-cell table:style-name="Table20.A2" office:value-type="string">
            <text:p text:style-name="P6">scal</text:p>
          </table:table-cell>
          <table:table-cell table:style-name="Table20.A2" office:value-type="string">
            <text:p text:style-name="P6">pim/pim/sif-pdi/SIFCalendarSource.xml</text:p>
          </table:table-cell>
          <table:table-cell table:style-name="Table20.A2" office:value-type="string">
            <text:p text:style-name="P6">scal</text:p>
          </table:table-cell>
          <table:table-cell table:style-name="Table20.D2" office:value-type="string">
            <text:p text:style-name="P6">sif-pdi</text:p>
          </table:table-cell>
        </table:table-row>
        <text:soft-page-break/>
        <table:table-row>
          <table:table-cell table:style-name="Table20.A2" office:value-type="string">
            <text:p text:style-name="P6">scard</text:p>
          </table:table-cell>
          <table:table-cell table:style-name="Table20.A2" office:value-type="string">
            <text:p text:style-name="P6">pim/pim/sif-pdi/SIFContactSource.xml</text:p>
          </table:table-cell>
          <table:table-cell table:style-name="Table20.A2" office:value-type="string">
            <text:p text:style-name="P6">scard</text:p>
          </table:table-cell>
          <table:table-cell table:style-name="Table20.D2" office:value-type="string">
            <text:p text:style-name="P6">sif-pdi</text:p>
          </table:table-cell>
        </table:table-row>
        <table:table-row>
          <table:table-cell table:style-name="Table20.A2" office:value-type="string">
            <text:p text:style-name="P6">stask</text:p>
          </table:table-cell>
          <table:table-cell table:style-name="Table20.A2" office:value-type="string">
            <text:p text:style-name="P6">pdi/pdi/sif-pdi/SIFTaskSource.xml</text:p>
          </table:table-cell>
          <table:table-cell table:style-name="Table20.A2" office:value-type="string">
            <text:p text:style-name="P6">stask</text:p>
          </table:table-cell>
          <table:table-cell table:style-name="Table20.D2" office:value-type="string">
            <text:p text:style-name="P6">sif-pdi</text:p>
          </table:table-cell>
        </table:table-row>
        <table:table-row>
          <table:table-cell table:style-name="Table20.A2" office:value-type="string">
            <text:p text:style-name="P6">snote</text:p>
          </table:table-cell>
          <table:table-cell table:style-name="Table20.A2" office:value-type="string">
            <text:p text:style-name="P6">pdi/pdi/sif-pdi/SIFNoteSource.xml</text:p>
          </table:table-cell>
          <table:table-cell table:style-name="Table20.A2" office:value-type="string">
            <text:p text:style-name="P6">snote</text:p>
          </table:table-cell>
          <table:table-cell table:style-name="Table20.D2" office:value-type="string">
            <text:p text:style-name="P6">sif-pdi</text:p>
          </table:table-cell>
        </table:table-row>
      </table:table>
      <text:p text:style-name="Standard"/>
      <text:p text:style-name="Standard"/>
      <text:p text:style-name="Standard"/>
      <text:p text:style-name="Standard"/>
      <text:h text:style-name="Heading_20_1" text:outline-level="1">Database Schema</text:h>
      <text:p text:style-name="Standard">The installation procedure of the Funambol PIM Connector will provide the creation of the PIM DB Schema.</text:p>
      <text:p text:style-name="Standard"/>
      <text:p text:style-name="P18">In tables below we list the fields for the tables in the PIM DB Schema</text:p>
      <text:p text:style-name="P18"/>
      <text:p text:style-name="P18"/>
      <text:p text:style-name="P35"><text:span text:style-name="T17">fnbl</text:span><text:span text:style-name="T18">_pim_contact</text:span><text:span text:style-name="T8"> contains the information about the contact.</text:span></text:p>
      <table:table table:name="Tabella4" table:style-name="Tabella4">
        <table:table-column table:style-name="Tabella4.A" table:number-columns-repeated="2"/>
        <table:table-column table:style-name="Tabella4.C"/>
        <table:table-column table:style-name="Tabella4.D"/>
        <table:table-header-rows>
          <table:table-row>
            <table:table-cell table:style-name="Tabella4.A1" table:number-columns-spanned="4" office:value-type="string">
              <text:p text:style-name="P32">fnbl_pim_contact</text:p>
            </table:table-cell>
            <table:covered-table-cell/>
            <table:covered-table-cell/>
            <table:covered-table-cell/>
          </table:table-row>
        </table:table-header-rows>
        <table:table-row>
          <table:table-cell table:style-name="Tabella4.A2" office:value-type="string">
            <text:p text:style-name="P32">Column</text:p>
          </table:table-cell>
          <table:table-cell table:style-name="Tabella4.A2" office:value-type="string">
            <text:p text:style-name="P32">Type</text:p>
          </table:table-cell>
          <table:table-cell table:style-name="Tabella4.A2" office:value-type="string">
            <text:p text:style-name="P32">Constraints</text:p>
          </table:table-cell>
          <table:table-cell table:style-name="Tabella4.D2" office:value-type="string">
            <text:p text:style-name="P32">Description</text:p>
          </table:table-cell>
        </table:table-row>
        <table:table-row>
          <table:table-cell table:style-name="Tabella4.A2" office:value-type="string">
            <text:p text:style-name="P29">id</text:p>
          </table:table-cell>
          <table:table-cell table:style-name="Tabella4.A2" office:value-type="string">
            <text:p text:style-name="P29">bigint</text:p>
          </table:table-cell>
          <table:table-cell table:style-name="Tabella4.A2" office:value-type="string">
            <text:p text:style-name="P29">PK</text:p>
          </table:table-cell>
          <table:table-cell table:style-name="Tabella4.D2" office:value-type="string">
            <text:p text:style-name="P29">Contact id</text:p>
          </table:table-cell>
        </table:table-row>
        <table:table-row>
          <table:table-cell table:style-name="Tabella4.A2" office:value-type="string">
            <text:p text:style-name="P29">userid</text:p>
          </table:table-cell>
          <table:table-cell table:style-name="Tabella4.A2" office:value-type="string">
            <text:p text:style-name="P29">varchar(255)</text:p>
          </table:table-cell>
          <table:table-cell table:style-name="Tabella4.A2" office:value-type="string">
            <text:p text:style-name="P29"/>
          </table:table-cell>
          <table:table-cell table:style-name="Tabella4.D2" office:value-type="string">
            <text:p text:style-name="P29">User id</text:p>
          </table:table-cell>
        </table:table-row>
        <table:table-row>
          <table:table-cell table:style-name="Tabella4.A2" office:value-type="string">
            <text:p text:style-name="P29">last_update</text:p>
          </table:table-cell>
          <table:table-cell table:style-name="Tabella4.A2" office:value-type="string">
            <text:p text:style-name="P29">bigint</text:p>
          </table:table-cell>
          <table:table-cell table:style-name="Tabella4.A2" office:value-type="string">
            <text:p text:style-name="P29"/>
          </table:table-cell>
          <table:table-cell table:style-name="Tabella4.D2" office:value-type="string">
            <text:p text:style-name="P29">Last updating time</text:p>
          </table:table-cell>
        </table:table-row>
        <table:table-row>
          <table:table-cell table:style-name="Tabella4.A2" office:value-type="string">
            <text:p text:style-name="P29">status</text:p>
          </table:table-cell>
          <table:table-cell table:style-name="Tabella4.A2" office:value-type="string">
            <text:p text:style-name="P29">char</text:p>
          </table:table-cell>
          <table:table-cell table:style-name="Tabella4.A2" office:value-type="string">
            <text:p text:style-name="P29"/>
          </table:table-cell>
          <table:table-cell table:style-name="Tabella4.D2" office:value-type="string">
            <text:p text:style-name="P29">Contact status</text:p>
            <text:p text:style-name="P29">N – New</text:p>
            <text:p text:style-name="P29">U – Updated</text:p>
            <text:p text:style-name="P29">D – Deleted</text:p>
          </table:table-cell>
        </table:table-row>
        <table:table-row>
          <table:table-cell table:style-name="Tabella4.A2" office:value-type="string">
            <text:p text:style-name="P29">importance</text:p>
          </table:table-cell>
          <table:table-cell table:style-name="Tabella4.A2" office:value-type="string">
            <text:p text:style-name="P29">smallint</text:p>
          </table:table-cell>
          <table:table-cell table:style-name="Tabella4.A2" office:value-type="string">
            <text:p text:style-name="P29"/>
          </table:table-cell>
          <table:table-cell table:style-name="Tabella4.D2" office:value-type="string">
            <text:p text:style-name="P29">Priority</text:p>
          </table:table-cell>
        </table:table-row>
        <table:table-row>
          <table:table-cell table:style-name="Tabella4.A2" office:value-type="string">
            <text:p text:style-name="P29">sensitivity</text:p>
          </table:table-cell>
          <table:table-cell table:style-name="Tabella4.A2" office:value-type="string">
            <text:p text:style-name="P29">smallint</text:p>
          </table:table-cell>
          <table:table-cell table:style-name="Tabella4.A2" office:value-type="string">
            <text:p text:style-name="P29"/>
          </table:table-cell>
          <table:table-cell table:style-name="Tabella4.D2" office:value-type="string">
            <text:p text:style-name="P29">The type of access class</text:p>
          </table:table-cell>
        </table:table-row>
        <table:table-row>
          <table:table-cell table:style-name="Tabella4.A2" office:value-type="string">
            <text:p text:style-name="P29">subject</text:p>
          </table:table-cell>
          <table:table-cell table:style-name="Tabella4.A2" office:value-type="string">
            <text:p text:style-name="P29">varchar(255)</text:p>
          </table:table-cell>
          <table:table-cell table:style-name="Tabella4.A2" office:value-type="string">
            <text:p text:style-name="P29"/>
          </table:table-cell>
          <table:table-cell table:style-name="Tabella4.D2" office:value-type="string">
            <text:p text:style-name="P29">Subject</text:p>
          </table:table-cell>
        </table:table-row>
        <table:table-row>
          <table:table-cell table:style-name="Tabella4.A2" office:value-type="string">
            <text:p text:style-name="P29">folder</text:p>
          </table:table-cell>
          <table:table-cell table:style-name="Tabella4.A2" office:value-type="string">
            <text:p text:style-name="P29">varchar(255)</text:p>
          </table:table-cell>
          <table:table-cell table:style-name="Tabella4.A2" office:value-type="string">
            <text:p text:style-name="P29"/>
          </table:table-cell>
          <table:table-cell table:style-name="Tabella4.D2" office:value-type="string">
            <text:p text:style-name="P29">The folder in which save the contact</text:p>
          </table:table-cell>
        </table:table-row>
        <table:table-row>
          <table:table-cell table:style-name="Tabella4.A2" office:value-type="string">
            <text:p text:style-name="P29">anniversary</text:p>
          </table:table-cell>
          <table:table-cell table:style-name="Tabella4.A2" office:value-type="string">
            <text:p text:style-name="P29">varchar(16)</text:p>
          </table:table-cell>
          <table:table-cell table:style-name="Tabella4.A2" office:value-type="string">
            <text:p text:style-name="P29"/>
          </table:table-cell>
          <table:table-cell table:style-name="Tabella4.D2" office:value-type="string">
            <text:p text:style-name="P29">Anniversary date</text:p>
          </table:table-cell>
        </table:table-row>
        <table:table-row>
          <table:table-cell table:style-name="Tabella4.A2" office:value-type="string">
            <text:p text:style-name="P29">first_name</text:p>
          </table:table-cell>
          <table:table-cell table:style-name="Tabella4.A2" office:value-type="string">
            <text:p text:style-name="P29">varchar(64)</text:p>
          </table:table-cell>
          <table:table-cell table:style-name="Tabella4.A2" office:value-type="string">
            <text:p text:style-name="P29"/>
          </table:table-cell>
          <table:table-cell table:style-name="Tabella4.D2" office:value-type="string">
            <text:p text:style-name="P29">First name</text:p>
          </table:table-cell>
        </table:table-row>
        <table:table-row>
          <table:table-cell table:style-name="Tabella4.A2" office:value-type="string">
            <text:p text:style-name="P29">middle_name</text:p>
          </table:table-cell>
          <table:table-cell table:style-name="Tabella4.A2" office:value-type="string">
            <text:p text:style-name="P29">varchar(64)</text:p>
          </table:table-cell>
          <table:table-cell table:style-name="Tabella4.A2" office:value-type="string">
            <text:p text:style-name="P29"/>
          </table:table-cell>
          <table:table-cell table:style-name="Tabella4.D2" office:value-type="string">
            <text:p text:style-name="P29">Middle name</text:p>
          </table:table-cell>
        </table:table-row>
        <table:table-row>
          <table:table-cell table:style-name="Tabella4.A2" office:value-type="string">
            <text:p text:style-name="P29">last_name</text:p>
          </table:table-cell>
          <table:table-cell table:style-name="Tabella4.A2" office:value-type="string">
            <text:p text:style-name="P29">varchar(64)</text:p>
          </table:table-cell>
          <table:table-cell table:style-name="Tabella4.A2" office:value-type="string">
            <text:p text:style-name="P29"/>
          </table:table-cell>
          <table:table-cell table:style-name="Tabella4.D2" office:value-type="string">
            <text:p text:style-name="P29">Last name</text:p>
          </table:table-cell>
        </table:table-row>
        <table:table-row>
          <table:table-cell table:style-name="Tabella4.A2" office:value-type="string">
            <text:p text:style-name="P29">display_name</text:p>
          </table:table-cell>
          <table:table-cell table:style-name="Tabella4.A2" office:value-type="string">
            <text:p text:style-name="P29">varchar(128)</text:p>
          </table:table-cell>
          <table:table-cell table:style-name="Tabella4.A2" office:value-type="string">
            <text:p text:style-name="P29"/>
          </table:table-cell>
          <table:table-cell table:style-name="Tabella4.D2" office:value-type="string">
            <text:p text:style-name="P29">Display name</text:p>
          </table:table-cell>
        </table:table-row>
        <table:table-row>
          <table:table-cell table:style-name="Tabella4.A2" office:value-type="string">
            <text:p text:style-name="P29">birthday</text:p>
          </table:table-cell>
          <table:table-cell table:style-name="Tabella4.A2" office:value-type="string">
            <text:p text:style-name="P29">varchar(16)</text:p>
          </table:table-cell>
          <table:table-cell table:style-name="Tabella4.A2" office:value-type="string">
            <text:p text:style-name="P29"/>
          </table:table-cell>
          <table:table-cell table:style-name="Tabella4.D2" office:value-type="string">
            <text:p text:style-name="P29">Birthday date</text:p>
          </table:table-cell>
        </table:table-row>
        <table:table-row>
          <table:table-cell table:style-name="Tabella4.A2" office:value-type="string">
            <text:p text:style-name="P29">body</text:p>
          </table:table-cell>
          <table:table-cell table:style-name="Tabella4.A2" office:value-type="string">
            <text:p text:style-name="P29">varchar(255)</text:p>
          </table:table-cell>
          <table:table-cell table:style-name="Tabella4.A2" office:value-type="string">
            <text:p text:style-name="P29"/>
          </table:table-cell>
          <table:table-cell table:style-name="Tabella4.D2" office:value-type="string">
            <text:p text:style-name="P29">Note</text:p>
          </table:table-cell>
        </table:table-row>
        <table:table-row>
          <table:table-cell table:style-name="Tabella4.A2" office:value-type="string">
            <text:p text:style-name="P29">categories</text:p>
          </table:table-cell>
          <table:table-cell table:style-name="Tabella4.A2" office:value-type="string">
            <text:p text:style-name="P29">varchar(255)</text:p>
          </table:table-cell>
          <table:table-cell table:style-name="Tabella4.A2" office:value-type="string">
            <text:p text:style-name="P29"/>
          </table:table-cell>
          <table:table-cell table:style-name="Tabella4.D2" office:value-type="string">
            <text:p text:style-name="P29">Categories the contact belongs to</text:p>
          </table:table-cell>
        </table:table-row>
        <table:table-row>
          <table:table-cell table:style-name="Tabella4.A2" office:value-type="string">
            <text:p text:style-name="P29">children</text:p>
          </table:table-cell>
          <table:table-cell table:style-name="Tabella4.A2" office:value-type="string">
            <text:p text:style-name="P29">varchar(255)</text:p>
          </table:table-cell>
          <table:table-cell table:style-name="Tabella4.A2" office:value-type="string">
            <text:p text:style-name="P29"/>
          </table:table-cell>
          <table:table-cell table:style-name="Tabella4.D2" office:value-type="string">
            <text:p text:style-name="P29">Name of the contact's children</text:p>
          </table:table-cell>
        </table:table-row>
        <table:table-row>
          <table:table-cell table:style-name="Tabella4.A2" office:value-type="string">
            <text:p text:style-name="P29">hobbies</text:p>
          </table:table-cell>
          <table:table-cell table:style-name="Tabella4.A2" office:value-type="string">
            <text:p text:style-name="P29">varchar(255)</text:p>
          </table:table-cell>
          <table:table-cell table:style-name="Tabella4.A2" office:value-type="string">
            <text:p text:style-name="P29"/>
          </table:table-cell>
          <table:table-cell table:style-name="Tabella4.D2" office:value-type="string">
            <text:p text:style-name="P29">List of hobbies</text:p>
          </table:table-cell>
        </table:table-row>
        <table:table-row>
          <table:table-cell table:style-name="Tabella4.A2" office:value-type="string">
            <text:p text:style-name="P29">initials</text:p>
          </table:table-cell>
          <table:table-cell table:style-name="Tabella4.A2" office:value-type="string">
            <text:p text:style-name="P29">varchar(16)</text:p>
          </table:table-cell>
          <table:table-cell table:style-name="Tabella4.A2" office:value-type="string">
            <text:p text:style-name="P29"/>
          </table:table-cell>
          <table:table-cell table:style-name="Tabella4.D2" office:value-type="string">
            <text:p text:style-name="P34">Initials</text:p>
          </table:table-cell>
        </table:table-row>
        <table:table-row>
          <table:table-cell table:style-name="Tabella4.A2" office:value-type="string">
            <text:p text:style-name="P29">languages</text:p>
          </table:table-cell>
          <table:table-cell table:style-name="Tabella4.A2" office:value-type="string">
            <text:p text:style-name="P29">varchar(255)</text:p>
          </table:table-cell>
          <table:table-cell table:style-name="Tabella4.A2" office:value-type="string">
            <text:p text:style-name="P29"/>
          </table:table-cell>
          <table:table-cell table:style-name="Tabella4.D2" office:value-type="string">
            <text:p text:style-name="P29">List of languages spoken by contact</text:p>
          </table:table-cell>
        </table:table-row>
        <table:table-row>
          <table:table-cell table:style-name="Tabella4.A2" office:value-type="string">
            <text:p text:style-name="P29">nickname</text:p>
          </table:table-cell>
          <table:table-cell table:style-name="Tabella4.A2" office:value-type="string">
            <text:p text:style-name="P29">varchar(64)</text:p>
          </table:table-cell>
          <table:table-cell table:style-name="Tabella4.A2" office:value-type="string">
            <text:p text:style-name="P29"/>
          </table:table-cell>
          <table:table-cell table:style-name="Tabella4.D2" office:value-type="string">
            <text:p text:style-name="P29">Nickname</text:p>
          </table:table-cell>
        </table:table-row>
        <text:soft-page-break/>
        <table:table-row>
          <table:table-cell table:style-name="Tabella4.A2" office:value-type="string">
            <text:p text:style-name="P29">spouse</text:p>
          </table:table-cell>
          <table:table-cell table:style-name="Tabella4.A2" office:value-type="string">
            <text:p text:style-name="P29">varchar(128)</text:p>
          </table:table-cell>
          <table:table-cell table:style-name="Tabella4.A2" office:value-type="string">
            <text:p text:style-name="P29"/>
          </table:table-cell>
          <table:table-cell table:style-name="Tabella4.D2" office:value-type="string">
            <text:p text:style-name="P29">Full name of the contact's spouse</text:p>
          </table:table-cell>
        </table:table-row>
        <table:table-row>
          <table:table-cell table:style-name="Tabella4.A2" office:value-type="string">
            <text:p text:style-name="P29">suffix</text:p>
          </table:table-cell>
          <table:table-cell table:style-name="Tabella4.A2" office:value-type="string">
            <text:p text:style-name="P29">varchar(32)</text:p>
          </table:table-cell>
          <table:table-cell table:style-name="Tabella4.A2" office:value-type="string">
            <text:p text:style-name="P29"/>
          </table:table-cell>
          <table:table-cell table:style-name="Tabella4.D2" office:value-type="string">
            <text:p text:style-name="P29">Suffix name</text:p>
          </table:table-cell>
        </table:table-row>
        <table:table-row>
          <table:table-cell table:style-name="Tabella4.A2" office:value-type="string">
            <text:p text:style-name="P29">title</text:p>
          </table:table-cell>
          <table:table-cell table:style-name="Tabella4.A2" office:value-type="string">
            <text:p text:style-name="P29">varchar(32)</text:p>
          </table:table-cell>
          <table:table-cell table:style-name="Tabella4.A2" office:value-type="string">
            <text:p text:style-name="P29"/>
          </table:table-cell>
          <table:table-cell table:style-name="Tabella4.D2" office:value-type="string">
            <text:p text:style-name="P29">Salutation (word that preceedes the full name)</text:p>
          </table:table-cell>
        </table:table-row>
        <table:table-row>
          <table:table-cell table:style-name="Tabella4.A2" office:value-type="string">
            <text:p text:style-name="P29">gender</text:p>
          </table:table-cell>
          <table:table-cell table:style-name="Tabella4.A2" office:value-type="string">
            <text:p text:style-name="P29">char(1)</text:p>
          </table:table-cell>
          <table:table-cell table:style-name="Tabella4.A2" office:value-type="string">
            <text:p text:style-name="P29"/>
          </table:table-cell>
          <table:table-cell table:style-name="Tabella4.D2" office:value-type="string">
            <text:p text:style-name="P34">Gender</text:p>
          </table:table-cell>
        </table:table-row>
        <table:table-row>
          <table:table-cell table:style-name="Tabella4.A2" office:value-type="string">
            <text:p text:style-name="P29">assistant</text:p>
          </table:table-cell>
          <table:table-cell table:style-name="Tabella4.A2" office:value-type="string">
            <text:p text:style-name="P29">varchar(128)</text:p>
          </table:table-cell>
          <table:table-cell table:style-name="Tabella4.A2" office:value-type="string">
            <text:p text:style-name="P29"/>
          </table:table-cell>
          <table:table-cell table:style-name="Tabella4.D2" office:value-type="string">
            <text:p text:style-name="P29">Full name of the contact's assistant</text:p>
          </table:table-cell>
        </table:table-row>
        <table:table-row>
          <table:table-cell table:style-name="Tabella4.A2" office:value-type="string">
            <text:p text:style-name="P29">company</text:p>
          </table:table-cell>
          <table:table-cell table:style-name="Tabella4.A2" office:value-type="string">
            <text:p text:style-name="P29">varchar(255)</text:p>
          </table:table-cell>
          <table:table-cell table:style-name="Tabella4.A2" office:value-type="string">
            <text:p text:style-name="P29"/>
          </table:table-cell>
          <table:table-cell table:style-name="Tabella4.D2" office:value-type="string">
            <text:p text:style-name="P29">Company name in which the contact works</text:p>
          </table:table-cell>
        </table:table-row>
        <table:table-row>
          <table:table-cell table:style-name="Tabella4.A2" office:value-type="string">
            <text:p text:style-name="P29">department</text:p>
          </table:table-cell>
          <table:table-cell table:style-name="Tabella4.A2" office:value-type="string">
            <text:p text:style-name="P29">varchar(255)</text:p>
          </table:table-cell>
          <table:table-cell table:style-name="Tabella4.A2" office:value-type="string">
            <text:p text:style-name="P29"/>
          </table:table-cell>
          <table:table-cell table:style-name="Tabella4.D2" office:value-type="string">
            <text:p text:style-name="P29">Department name in which the contact works</text:p>
          </table:table-cell>
        </table:table-row>
        <table:table-row>
          <table:table-cell table:style-name="Tabella4.A2" office:value-type="string">
            <text:p text:style-name="P29">job_title</text:p>
          </table:table-cell>
          <table:table-cell table:style-name="Tabella4.A2" office:value-type="string">
            <text:p text:style-name="P29">varchar(128)</text:p>
          </table:table-cell>
          <table:table-cell table:style-name="Tabella4.A2" office:value-type="string">
            <text:p text:style-name="P29"/>
          </table:table-cell>
          <table:table-cell table:style-name="Tabella4.D2" office:value-type="string">
            <text:p text:style-name="P29">Job title</text:p>
          </table:table-cell>
        </table:table-row>
        <table:table-row>
          <table:table-cell table:style-name="Tabella4.A2" office:value-type="string">
            <text:p text:style-name="P29">manager</text:p>
          </table:table-cell>
          <table:table-cell table:style-name="Tabella4.A2" office:value-type="string">
            <text:p text:style-name="P29">varchar(128)</text:p>
          </table:table-cell>
          <table:table-cell table:style-name="Tabella4.A2" office:value-type="string">
            <text:p text:style-name="P29"/>
          </table:table-cell>
          <table:table-cell table:style-name="Tabella4.D2" office:value-type="string">
            <text:p text:style-name="P29">Full name of the contact's manager</text:p>
          </table:table-cell>
        </table:table-row>
        <table:table-row>
          <table:table-cell table:style-name="Tabella4.A2" office:value-type="string">
            <text:p text:style-name="P29">mileage</text:p>
          </table:table-cell>
          <table:table-cell table:style-name="Tabella4.A2" office:value-type="string">
            <text:p text:style-name="P29">varchar(16)</text:p>
          </table:table-cell>
          <table:table-cell table:style-name="Tabella4.A2" office:value-type="string">
            <text:p text:style-name="P29"/>
          </table:table-cell>
          <table:table-cell table:style-name="Tabella4.D2" office:value-type="string">
            <text:p text:style-name="P29">Mileage</text:p>
          </table:table-cell>
        </table:table-row>
        <table:table-row>
          <table:table-cell table:style-name="Tabella4.A2" office:value-type="string">
            <text:p text:style-name="P29">office_location</text:p>
          </table:table-cell>
          <table:table-cell table:style-name="Tabella4.A2" office:value-type="string">
            <text:p text:style-name="P29">varchar(64)</text:p>
          </table:table-cell>
          <table:table-cell table:style-name="Tabella4.A2" office:value-type="string">
            <text:p text:style-name="P29"/>
          </table:table-cell>
          <table:table-cell table:style-name="Tabella4.D2" office:value-type="string">
            <text:p text:style-name="P29">Location of the contact's office</text:p>
          </table:table-cell>
        </table:table-row>
        <table:table-row>
          <table:table-cell table:style-name="Tabella4.A2" office:value-type="string">
            <text:p text:style-name="P29">profession</text:p>
          </table:table-cell>
          <table:table-cell table:style-name="Tabella4.A2" office:value-type="string">
            <text:p text:style-name="P29">varchar(64)</text:p>
          </table:table-cell>
          <table:table-cell table:style-name="Tabella4.A2" office:value-type="string">
            <text:p text:style-name="P29"/>
          </table:table-cell>
          <table:table-cell table:style-name="Tabella4.D2" office:value-type="string">
            <text:p text:style-name="P29">Professional role of the contact</text:p>
          </table:table-cell>
        </table:table-row>
        <table:table-row>
          <table:table-cell table:style-name="Tabella4.A2" office:value-type="string">
            <text:p text:style-name="P29">companies</text:p>
          </table:table-cell>
          <table:table-cell table:style-name="Tabella4.A2" office:value-type="string">
            <text:p text:style-name="P29">varchar(255)</text:p>
          </table:table-cell>
          <table:table-cell table:style-name="Tabella4.A2" office:value-type="string">
            <text:p text:style-name="P29"/>
          </table:table-cell>
          <table:table-cell table:style-name="Tabella4.D2" office:value-type="string">
            <text:p text:style-name="P29">Companies the contact is related to</text:p>
          </table:table-cell>
        </table:table-row>
      </table:table>
      <text:p text:style-name="P22"/>
      <text:p text:style-name="P22">fnbl_pim_contact_item<text:span text:style-name="T8"> contains the information about phone numbers, emails, web pages and address labels.</text:span></text:p>
      <table:table table:name="Tabella5" table:style-name="Tabella5">
        <table:table-column table:style-name="Tabella5.A" table:number-columns-repeated="2"/>
        <table:table-column table:style-name="Tabella5.C"/>
        <table:table-column table:style-name="Tabella5.D"/>
        <table:table-header-rows>
          <table:table-row>
            <table:table-cell table:style-name="Tabella5.A1" table:number-columns-spanned="4" office:value-type="string">
              <text:p text:style-name="P32">fnbl_pim_contact_item</text:p>
            </table:table-cell>
            <table:covered-table-cell/>
            <table:covered-table-cell/>
            <table:covered-table-cell/>
          </table:table-row>
        </table:table-header-rows>
        <table:table-row>
          <table:table-cell table:style-name="Tabella5.A2" office:value-type="string">
            <text:p text:style-name="P32">Column</text:p>
          </table:table-cell>
          <table:table-cell table:style-name="Tabella5.A2" office:value-type="string">
            <text:p text:style-name="P32">Type</text:p>
          </table:table-cell>
          <table:table-cell table:style-name="Tabella5.A2" office:value-type="string">
            <text:p text:style-name="P32">Constraints</text:p>
          </table:table-cell>
          <table:table-cell table:style-name="Tabella5.D2" office:value-type="string">
            <text:p text:style-name="P32">Description</text:p>
          </table:table-cell>
        </table:table-row>
        <table:table-row>
          <table:table-cell table:style-name="Tabella5.A2" office:value-type="string">
            <text:p text:style-name="P29">contact</text:p>
          </table:table-cell>
          <table:table-cell table:style-name="Tabella5.A2" office:value-type="string">
            <text:p text:style-name="P29">bigint</text:p>
          </table:table-cell>
          <table:table-cell table:style-name="Tabella5.A2" office:value-type="string">
            <text:p text:style-name="P29">PK,</text:p>
            <text:p text:style-name="P29">FK(fnbl_pim_contact)</text:p>
          </table:table-cell>
          <table:table-cell table:style-name="Tabella5.D2" office:value-type="string">
            <text:p text:style-name="P29">Contact id</text:p>
          </table:table-cell>
        </table:table-row>
        <table:table-row>
          <table:table-cell table:style-name="Tabella5.A2" office:value-type="string">
            <text:p text:style-name="P29">type</text:p>
          </table:table-cell>
          <table:table-cell table:style-name="Tabella5.A2" office:value-type="string">
            <text:p text:style-name="P29">smallint</text:p>
          </table:table-cell>
          <table:table-cell table:style-name="Tabella5.A2" office:value-type="string">
            <text:p text:style-name="P29">PK</text:p>
          </table:table-cell>
          <table:table-cell table:style-name="Tabella5.D2" office:value-type="string">
            <text:p text:style-name="P29">Item type</text:p>
          </table:table-cell>
        </table:table-row>
        <table:table-row>
          <table:table-cell table:style-name="Tabella5.A2" office:value-type="string">
            <text:p text:style-name="P29">value</text:p>
          </table:table-cell>
          <table:table-cell table:style-name="Tabella5.A2" office:value-type="string">
            <text:p text:style-name="P29">varchar(255)</text:p>
          </table:table-cell>
          <table:table-cell table:style-name="Tabella5.A2" office:value-type="string">
            <text:p text:style-name="P29"/>
          </table:table-cell>
          <table:table-cell table:style-name="Tabella5.D2" office:value-type="string">
            <text:p text:style-name="P29">Item value</text:p>
          </table:table-cell>
        </table:table-row>
      </table:table>
      <text:p text:style-name="P22"/>
      <text:p text:style-name="P22">fnbl_pim_address<text:span text:style-name="T8"> contains the information about address home, business and other.</text:span></text:p>
      <table:table table:name="Tabella6" table:style-name="Tabella6">
        <table:table-column table:style-name="Tabella6.A" table:number-columns-repeated="2"/>
        <table:table-column table:style-name="Tabella6.C"/>
        <table:table-column table:style-name="Tabella6.D"/>
        <table:table-header-rows>
          <table:table-row>
            <table:table-cell table:style-name="Tabella6.A1" table:number-columns-spanned="4" office:value-type="string">
              <text:p text:style-name="P32">fnbl_pim_address</text:p>
            </table:table-cell>
            <table:covered-table-cell/>
            <table:covered-table-cell/>
            <table:covered-table-cell/>
          </table:table-row>
        </table:table-header-rows>
        <table:table-row>
          <table:table-cell table:style-name="Tabella6.A2" office:value-type="string">
            <text:p text:style-name="P32">Column</text:p>
          </table:table-cell>
          <table:table-cell table:style-name="Tabella6.A2" office:value-type="string">
            <text:p text:style-name="P32">Type</text:p>
          </table:table-cell>
          <table:table-cell table:style-name="Tabella6.A2" office:value-type="string">
            <text:p text:style-name="P32">Constraints</text:p>
          </table:table-cell>
          <table:table-cell table:style-name="Tabella6.D2" office:value-type="string">
            <text:p text:style-name="P32">Description</text:p>
          </table:table-cell>
        </table:table-row>
        <table:table-row>
          <table:table-cell table:style-name="Tabella6.A2" office:value-type="string">
            <text:p text:style-name="P29">contact</text:p>
          </table:table-cell>
          <table:table-cell table:style-name="Tabella6.A2" office:value-type="string">
            <text:p text:style-name="P29">bigint</text:p>
          </table:table-cell>
          <table:table-cell table:style-name="Tabella6.A2" office:value-type="string">
            <text:p text:style-name="P29">PK,</text:p>
            <text:p text:style-name="P29">FK(fnbl_pim_contact)</text:p>
          </table:table-cell>
          <table:table-cell table:style-name="Tabella6.D2" office:value-type="string">
            <text:p text:style-name="P29">Contact id</text:p>
          </table:table-cell>
        </table:table-row>
        <table:table-row>
          <table:table-cell table:style-name="Tabella6.A2" office:value-type="string">
            <text:p text:style-name="P29">type</text:p>
          </table:table-cell>
          <table:table-cell table:style-name="Tabella6.A2" office:value-type="string">
            <text:p text:style-name="P29">smallint</text:p>
          </table:table-cell>
          <table:table-cell table:style-name="Tabella6.A2" office:value-type="string">
            <text:p text:style-name="P29">PK</text:p>
          </table:table-cell>
          <table:table-cell table:style-name="Tabella6.D2" office:value-type="string">
            <text:p text:style-name="P29">Address type</text:p>
            <text:p text:style-name="P29">1 – Home</text:p>
            <text:p text:style-name="P29">2 – Business</text:p>
            <text:p text:style-name="P29">3 – Other</text:p>
          </table:table-cell>
        </table:table-row>
        <table:table-row>
          <table:table-cell table:style-name="Tabella6.A2" office:value-type="string">
            <text:p text:style-name="P29">street</text:p>
          </table:table-cell>
          <table:table-cell table:style-name="Tabella6.A2" office:value-type="string">
            <text:p text:style-name="P29">varchar(128)</text:p>
          </table:table-cell>
          <table:table-cell table:style-name="Tabella6.A2" office:value-type="string">
            <text:p text:style-name="P29"/>
          </table:table-cell>
          <table:table-cell table:style-name="Tabella6.D2" office:value-type="string">
            <text:p text:style-name="P29">Street</text:p>
          </table:table-cell>
        </table:table-row>
        <table:table-row>
          <table:table-cell table:style-name="Tabella6.A2" office:value-type="string">
            <text:p text:style-name="P29">city</text:p>
          </table:table-cell>
          <table:table-cell table:style-name="Tabella6.A2" office:value-type="string">
            <text:p text:style-name="P29">varchar(64)</text:p>
          </table:table-cell>
          <table:table-cell table:style-name="Tabella6.A2" office:value-type="string">
            <text:p text:style-name="P29"/>
          </table:table-cell>
          <table:table-cell table:style-name="Tabella6.D2" office:value-type="string">
            <text:p text:style-name="P29">City</text:p>
          </table:table-cell>
        </table:table-row>
        <table:table-row>
          <table:table-cell table:style-name="Tabella6.A2" office:value-type="string">
            <text:p text:style-name="P29">state</text:p>
          </table:table-cell>
          <table:table-cell table:style-name="Tabella6.A2" office:value-type="string">
            <text:p text:style-name="P29">varchar(64)</text:p>
          </table:table-cell>
          <table:table-cell table:style-name="Tabella6.A2" office:value-type="string">
            <text:p text:style-name="P29"/>
          </table:table-cell>
          <table:table-cell table:style-name="Tabella6.D2" office:value-type="string">
            <text:p text:style-name="P29">State</text:p>
          </table:table-cell>
        </table:table-row>
        <table:table-row>
          <table:table-cell table:style-name="Tabella6.A2" office:value-type="string">
            <text:p text:style-name="P29">postal_code</text:p>
          </table:table-cell>
          <table:table-cell table:style-name="Tabella6.A2" office:value-type="string">
            <text:p text:style-name="P29">varchar(16)</text:p>
          </table:table-cell>
          <table:table-cell table:style-name="Tabella6.A2" office:value-type="string">
            <text:p text:style-name="P29"/>
          </table:table-cell>
          <table:table-cell table:style-name="Tabella6.D2" office:value-type="string">
            <text:p text:style-name="P29">Postal code</text:p>
          </table:table-cell>
        </table:table-row>
        <table:table-row>
          <table:table-cell table:style-name="Tabella6.A2" office:value-type="string">
            <text:p text:style-name="P29">country</text:p>
          </table:table-cell>
          <table:table-cell table:style-name="Tabella6.A2" office:value-type="string">
            <text:p text:style-name="P29">varchar(32)</text:p>
          </table:table-cell>
          <table:table-cell table:style-name="Tabella6.A2" office:value-type="string">
            <text:p text:style-name="P29"/>
          </table:table-cell>
          <table:table-cell table:style-name="Tabella6.D2" office:value-type="string">
            <text:p text:style-name="P29">Country</text:p>
          </table:table-cell>
        </table:table-row>
        <text:soft-page-break/>
        <table:table-row>
          <table:table-cell table:style-name="Tabella6.A2" office:value-type="string">
            <text:p text:style-name="P29">po_box</text:p>
          </table:table-cell>
          <table:table-cell table:style-name="Tabella6.A2" office:value-type="string">
            <text:p text:style-name="P29">varchar(16)</text:p>
          </table:table-cell>
          <table:table-cell table:style-name="Tabella6.A2" office:value-type="string">
            <text:p text:style-name="P29"/>
          </table:table-cell>
          <table:table-cell table:style-name="Tabella6.D2" office:value-type="string">
            <text:p text:style-name="P29">Post office box</text:p>
          </table:table-cell>
        </table:table-row>
      </table:table>
      <text:p text:style-name="Standard"/>
      <text:p text:style-name="Standard"><text:span text:style-name="T3">fnbl_pim_calendar</text:span> contains information about event and task calendar.</text:p>
      <table:table table:name="Tabella7" table:style-name="Tabella7">
        <table:table-column table:style-name="Tabella7.A"/>
        <table:table-column table:style-name="Tabella7.B"/>
        <table:table-column table:style-name="Tabella7.C"/>
        <table:table-column table:style-name="Tabella7.D"/>
        <table:table-header-rows>
          <table:table-row>
            <table:table-cell table:style-name="Tabella7.A1" table:number-columns-spanned="4" office:value-type="string">
              <text:p text:style-name="P32">fnbl_pim_calendar</text:p>
            </table:table-cell>
            <table:covered-table-cell/>
            <table:covered-table-cell/>
            <table:covered-table-cell/>
          </table:table-row>
        </table:table-header-rows>
        <table:table-row>
          <table:table-cell table:style-name="Tabella7.A2" office:value-type="string">
            <text:p text:style-name="P32">Column</text:p>
          </table:table-cell>
          <table:table-cell table:style-name="Tabella7.A2" office:value-type="string">
            <text:p text:style-name="P32">Type</text:p>
          </table:table-cell>
          <table:table-cell table:style-name="Tabella7.A2" office:value-type="string">
            <text:p text:style-name="P32">Constraints</text:p>
          </table:table-cell>
          <table:table-cell table:style-name="Tabella7.D2" office:value-type="string">
            <text:p text:style-name="P32">Description</text:p>
          </table:table-cell>
        </table:table-row>
        <table:table-row>
          <table:table-cell table:style-name="Tabella7.A2" office:value-type="string">
            <text:p text:style-name="P29">id</text:p>
          </table:table-cell>
          <table:table-cell table:style-name="Tabella7.A2" office:value-type="string">
            <text:p text:style-name="P29">bigint</text:p>
          </table:table-cell>
          <table:table-cell table:style-name="Tabella7.A2" office:value-type="string">
            <text:p text:style-name="P29">PK</text:p>
          </table:table-cell>
          <table:table-cell table:style-name="Tabella7.D2" office:value-type="string">
            <text:p text:style-name="P29">Calendar id</text:p>
          </table:table-cell>
        </table:table-row>
        <table:table-row>
          <table:table-cell table:style-name="Tabella7.A2" office:value-type="string">
            <text:p text:style-name="P29">userid</text:p>
          </table:table-cell>
          <table:table-cell table:style-name="Tabella7.A2" office:value-type="string">
            <text:p text:style-name="P29">varchar(255)</text:p>
          </table:table-cell>
          <table:table-cell table:style-name="Tabella7.A2" office:value-type="string">
            <text:p text:style-name="P29"/>
          </table:table-cell>
          <table:table-cell table:style-name="Tabella7.D2" office:value-type="string">
            <text:p text:style-name="P29">User id</text:p>
          </table:table-cell>
        </table:table-row>
        <table:table-row>
          <table:table-cell table:style-name="Tabella7.A2" office:value-type="string">
            <text:p text:style-name="P29">last_update</text:p>
          </table:table-cell>
          <table:table-cell table:style-name="Tabella7.A2" office:value-type="string">
            <text:p text:style-name="P29">bigint</text:p>
          </table:table-cell>
          <table:table-cell table:style-name="Tabella7.A2" office:value-type="string">
            <text:p text:style-name="P29"/>
          </table:table-cell>
          <table:table-cell table:style-name="Tabella7.D2" office:value-type="string">
            <text:p text:style-name="P29">Last updating time</text:p>
          </table:table-cell>
        </table:table-row>
        <table:table-row>
          <table:table-cell table:style-name="Tabella7.A2" office:value-type="string">
            <text:p text:style-name="P29">status</text:p>
          </table:table-cell>
          <table:table-cell table:style-name="Tabella7.A2" office:value-type="string">
            <text:p text:style-name="P29">char</text:p>
          </table:table-cell>
          <table:table-cell table:style-name="Tabella7.A2" office:value-type="string">
            <text:p text:style-name="P29"/>
          </table:table-cell>
          <table:table-cell table:style-name="Tabella7.D2" office:value-type="string">
            <text:p text:style-name="P29">Calendar status</text:p>
            <text:p text:style-name="P29">N – New</text:p>
            <text:p text:style-name="P29">U – Updated</text:p>
            <text:p text:style-name="P29">D – Deleted</text:p>
          </table:table-cell>
        </table:table-row>
        <table:table-row>
          <table:table-cell table:style-name="Tabella7.A2" office:value-type="string">
            <text:p text:style-name="P29">type</text:p>
          </table:table-cell>
          <table:table-cell table:style-name="Tabella7.A2" office:value-type="string">
            <text:p text:style-name="P29">smallint</text:p>
          </table:table-cell>
          <table:table-cell table:style-name="Tabella7.A2" office:value-type="string">
            <text:p text:style-name="P29"/>
          </table:table-cell>
          <table:table-cell table:style-name="Tabella7.D2" office:value-type="string">
            <text:p text:style-name="P29">Calendar's type</text:p>
            <text:p text:style-name="P29">1 – Event</text:p>
            <text:p text:style-name="P29">2 – Task</text:p>
          </table:table-cell>
        </table:table-row>
        <table:table-row>
          <table:table-cell table:style-name="Tabella7.A2" office:value-type="string">
            <text:p text:style-name="P29">all_day</text:p>
          </table:table-cell>
          <table:table-cell table:style-name="Tabella7.A2" office:value-type="string">
            <text:p text:style-name="P29">char(1)</text:p>
          </table:table-cell>
          <table:table-cell table:style-name="Tabella7.A2" office:value-type="string">
            <text:p text:style-name="P29"/>
          </table:table-cell>
          <table:table-cell table:style-name="Tabella7.D2" office:value-type="string">
            <text:p text:style-name="P29">Is the calendar an all-day?</text:p>
          </table:table-cell>
        </table:table-row>
        <table:table-row>
          <table:table-cell table:style-name="Tabella7.A2" office:value-type="string">
            <text:p text:style-name="P29">body</text:p>
          </table:table-cell>
          <table:table-cell table:style-name="Tabella7.A2" office:value-type="string">
            <text:p text:style-name="P29">varchar(255)</text:p>
          </table:table-cell>
          <table:table-cell table:style-name="Tabella7.A2" office:value-type="string">
            <text:p text:style-name="P29"/>
          </table:table-cell>
          <table:table-cell table:style-name="Tabella7.D2" office:value-type="string">
            <text:p text:style-name="P29">Detailed description</text:p>
          </table:table-cell>
        </table:table-row>
        <table:table-row>
          <table:table-cell table:style-name="Tabella7.A2" office:value-type="string">
            <text:p text:style-name="P29">busy_status</text:p>
          </table:table-cell>
          <table:table-cell table:style-name="Tabella7.A2" office:value-type="string">
            <text:p text:style-name="P29">smallint</text:p>
          </table:table-cell>
          <table:table-cell table:style-name="Tabella7.A2" office:value-type="string">
            <text:p text:style-name="P29"/>
          </table:table-cell>
          <table:table-cell table:style-name="Tabella7.D2" office:value-type="string">
            <text:p text:style-name="P29">Availability of the user during the calendar</text:p>
          </table:table-cell>
        </table:table-row>
        <table:table-row>
          <table:table-cell table:style-name="Tabella7.A2" office:value-type="string">
            <text:p text:style-name="P29">categories</text:p>
          </table:table-cell>
          <table:table-cell table:style-name="Tabella7.A2" office:value-type="string">
            <text:p text:style-name="P29">varchar(255)</text:p>
          </table:table-cell>
          <table:table-cell table:style-name="Tabella7.A2" office:value-type="string">
            <text:p text:style-name="P29"/>
          </table:table-cell>
          <table:table-cell table:style-name="Tabella7.D2" office:value-type="string">
            <text:p text:style-name="P29">Categories the calendar belongs to</text:p>
          </table:table-cell>
        </table:table-row>
        <table:table-row>
          <table:table-cell table:style-name="Tabella7.A2" office:value-type="string">
            <text:p text:style-name="P29">companies</text:p>
          </table:table-cell>
          <table:table-cell table:style-name="Tabella7.A2" office:value-type="string">
            <text:p text:style-name="P29">varchar(255)</text:p>
          </table:table-cell>
          <table:table-cell table:style-name="Tabella7.A2" office:value-type="string">
            <text:p text:style-name="P29"/>
          </table:table-cell>
          <table:table-cell table:style-name="Tabella7.D2" office:value-type="string">
            <text:p text:style-name="P29">Companies related to the calendar</text:p>
          </table:table-cell>
        </table:table-row>
        <table:table-row>
          <table:table-cell table:style-name="Tabella7.A2" office:value-type="string">
            <text:p text:style-name="P29">birthday</text:p>
          </table:table-cell>
          <table:table-cell table:style-name="Tabella7.A2" office:value-type="string">
            <text:p text:style-name="P29">varchar(16)</text:p>
          </table:table-cell>
          <table:table-cell table:style-name="Tabella7.A2" office:value-type="string">
            <text:p text:style-name="P29"/>
          </table:table-cell>
          <table:table-cell table:style-name="Tabella7.D2" office:value-type="string">
            <text:p text:style-name="P33">???????? </text:p>
          </table:table-cell>
        </table:table-row>
        <table:table-row>
          <table:table-cell table:style-name="Tabella7.A2" office:value-type="string">
            <text:p text:style-name="P29">duration</text:p>
          </table:table-cell>
          <table:table-cell table:style-name="Tabella7.A2" office:value-type="string">
            <text:p text:style-name="P29">integer</text:p>
          </table:table-cell>
          <table:table-cell table:style-name="Tabella7.A2" office:value-type="string">
            <text:p text:style-name="P29"/>
          </table:table-cell>
          <table:table-cell table:style-name="Tabella7.D2" office:value-type="string">
            <text:p text:style-name="P29">Calendar's duration</text:p>
          </table:table-cell>
        </table:table-row>
        <table:table-row>
          <table:table-cell table:style-name="Tabella7.A2" office:value-type="string">
            <text:p text:style-name="P29">dstart</text:p>
          </table:table-cell>
          <table:table-cell table:style-name="Tabella7.A2" office:value-type="string">
            <text:p text:style-name="P29">timestamp</text:p>
          </table:table-cell>
          <table:table-cell table:style-name="Tabella7.A2" office:value-type="string">
            <text:p text:style-name="P29"/>
          </table:table-cell>
          <table:table-cell table:style-name="Tabella7.D2" office:value-type="string">
            <text:p text:style-name="P29">Starting date of the calendar</text:p>
          </table:table-cell>
        </table:table-row>
        <table:table-row>
          <table:table-cell table:style-name="Tabella7.A2" office:value-type="string">
            <text:p text:style-name="P29">dend</text:p>
          </table:table-cell>
          <table:table-cell table:style-name="Tabella7.A2" office:value-type="string">
            <text:p text:style-name="P29">timestamp</text:p>
          </table:table-cell>
          <table:table-cell table:style-name="Tabella7.A2" office:value-type="string">
            <text:p text:style-name="P29"/>
          </table:table-cell>
          <table:table-cell table:style-name="Tabella7.D2" office:value-type="string">
            <text:p text:style-name="P29">Ending date of the calendar</text:p>
          </table:table-cell>
        </table:table-row>
        <table:table-row>
          <table:table-cell table:style-name="Tabella7.A2" office:value-type="string">
            <text:p text:style-name="P29">folder</text:p>
          </table:table-cell>
          <table:table-cell table:style-name="Tabella7.A2" office:value-type="string">
            <text:p text:style-name="P29">varchar(255)</text:p>
          </table:table-cell>
          <table:table-cell table:style-name="Tabella7.A2" office:value-type="string">
            <text:p text:style-name="P29"/>
          </table:table-cell>
          <table:table-cell table:style-name="Tabella7.D2" office:value-type="string">
            <text:p text:style-name="P29">The folder in which save the calendar</text:p>
          </table:table-cell>
        </table:table-row>
        <table:table-row>
          <table:table-cell table:style-name="Tabella7.A2" office:value-type="string">
            <text:p text:style-name="P29">importance</text:p>
          </table:table-cell>
          <table:table-cell table:style-name="Tabella7.A2" office:value-type="string">
            <text:p text:style-name="P29">smallint</text:p>
          </table:table-cell>
          <table:table-cell table:style-name="Tabella7.A2" office:value-type="string">
            <text:p text:style-name="P29"/>
          </table:table-cell>
          <table:table-cell table:style-name="Tabella7.D2" office:value-type="string">
            <text:p text:style-name="P29">Priority level</text:p>
          </table:table-cell>
        </table:table-row>
        <table:table-row>
          <table:table-cell table:style-name="Tabella7.A2" office:value-type="string">
            <text:p text:style-name="P29">location</text:p>
          </table:table-cell>
          <table:table-cell table:style-name="Tabella7.A2" office:value-type="string">
            <text:p text:style-name="P29">varchar(255)</text:p>
          </table:table-cell>
          <table:table-cell table:style-name="Tabella7.A2" office:value-type="string">
            <text:p text:style-name="P29"/>
          </table:table-cell>
          <table:table-cell table:style-name="Tabella7.D2" office:value-type="string">
            <text:p text:style-name="P29">Location</text:p>
          </table:table-cell>
        </table:table-row>
        <table:table-row table:style-name="Tabella7.20">
          <table:table-cell table:style-name="Tabella7.A2" office:value-type="string">
            <text:p text:style-name="P29">meeting_status</text:p>
          </table:table-cell>
          <table:table-cell table:style-name="Tabella7.A2" office:value-type="string">
            <text:p text:style-name="P29">smallint</text:p>
          </table:table-cell>
          <table:table-cell table:style-name="Tabella7.A2" office:value-type="string">
            <text:p text:style-name="P29"/>
          </table:table-cell>
          <table:table-cell table:style-name="Tabella7.D2" office:value-type="string">
            <text:p text:style-name="P33">Point reached by the calendar's organization process</text:p>
            <text:p text:style-name="P33">0 – no meeting</text:p>
            <text:p text:style-name="P33">1 – meeting</text:p>
            <text:p text:style-name="P33">3 – received</text:p>
            <text:p text:style-name="P33">5 – canceled</text:p>
          </table:table-cell>
        </table:table-row>
        <table:table-row>
          <table:table-cell table:style-name="Tabella7.A2" office:value-type="string">
            <text:p text:style-name="P29">mileage</text:p>
          </table:table-cell>
          <table:table-cell table:style-name="Tabella7.A2" office:value-type="string">
            <text:p text:style-name="P29">varchar(16)</text:p>
          </table:table-cell>
          <table:table-cell table:style-name="Tabella7.A2" office:value-type="string">
            <text:p text:style-name="P29"/>
          </table:table-cell>
          <table:table-cell table:style-name="Tabella7.D2" office:value-type="string">
            <text:p text:style-name="P29">Mileage</text:p>
          </table:table-cell>
        </table:table-row>
        <table:table-row>
          <table:table-cell table:style-name="Tabella7.A2" office:value-type="string">
            <text:p text:style-name="P29">reminder_time</text:p>
          </table:table-cell>
          <table:table-cell table:style-name="Tabella7.A2" office:value-type="string">
            <text:p text:style-name="P29">timestamp</text:p>
          </table:table-cell>
          <table:table-cell table:style-name="Tabella7.A2" office:value-type="string">
            <text:p text:style-name="P29"/>
          </table:table-cell>
          <table:table-cell table:style-name="Tabella7.D2" office:value-type="string">
            <text:p text:style-name="P29">Date and Time of when the calendar's reminder has to be triggered</text:p>
          </table:table-cell>
        </table:table-row>
        <table:table-row>
          <table:table-cell table:style-name="Tabella7.A2" office:value-type="string">
            <text:p text:style-name="P29">reminder</text:p>
          </table:table-cell>
          <table:table-cell table:style-name="Tabella7.A2" office:value-type="string">
            <text:p text:style-name="P29">char(1)</text:p>
          </table:table-cell>
          <table:table-cell table:style-name="Tabella7.A2" office:value-type="string">
            <text:p text:style-name="P29"/>
          </table:table-cell>
          <table:table-cell table:style-name="Tabella7.D2" office:value-type="string">
            <text:p text:style-name="P29">Is there a reminder for the <text:soft-page-break/>calendar ?</text:p>
          </table:table-cell>
        </table:table-row>
        <table:table-row>
          <table:table-cell table:style-name="Tabella7.A2" office:value-type="string">
            <text:p text:style-name="P29">reminder_sound_file</text:p>
          </table:table-cell>
          <table:table-cell table:style-name="Tabella7.A2" office:value-type="string">
            <text:p text:style-name="P29">varchar(255)</text:p>
          </table:table-cell>
          <table:table-cell table:style-name="Tabella7.A2" office:value-type="string">
            <text:p text:style-name="P29"/>
          </table:table-cell>
          <table:table-cell table:style-name="Tabella7.D2" office:value-type="string">
            <text:p text:style-name="P29">Sound file to be played when the calendar's reminder gets active</text:p>
          </table:table-cell>
        </table:table-row>
        <table:table-row>
          <table:table-cell table:style-name="Tabella7.A2" office:value-type="string">
            <text:p text:style-name="P29">reminder_options</text:p>
          </table:table-cell>
          <table:table-cell table:style-name="Tabella7.A2" office:value-type="string">
            <text:p text:style-name="P29">integer</text:p>
          </table:table-cell>
          <table:table-cell table:style-name="Tabella7.A2" office:value-type="string">
            <text:p text:style-name="P29"/>
          </table:table-cell>
          <table:table-cell table:style-name="Tabella7.D2" office:value-type="string">
            <text:p text:style-name="P29">Optional features</text:p>
          </table:table-cell>
        </table:table-row>
        <table:table-row>
          <table:table-cell table:style-name="Tabella7.A2" office:value-type="string">
            <text:p text:style-name="P29">reminder_repeat_count</text:p>
          </table:table-cell>
          <table:table-cell table:style-name="Tabella7.A2" office:value-type="string">
            <text:p text:style-name="P29">integer</text:p>
          </table:table-cell>
          <table:table-cell table:style-name="Tabella7.A2" office:value-type="string">
            <text:p text:style-name="P29"/>
          </table:table-cell>
          <table:table-cell table:style-name="Tabella7.D2" office:value-type="string">
            <text:p text:style-name="P29">Number of times the reminder action has to be repeated</text:p>
          </table:table-cell>
        </table:table-row>
        <table:table-row>
          <table:table-cell table:style-name="Tabella7.A2" office:value-type="string">
            <text:p text:style-name="P29">sensitivity</text:p>
          </table:table-cell>
          <table:table-cell table:style-name="Tabella7.A2" office:value-type="string">
            <text:p text:style-name="P29">smallint</text:p>
          </table:table-cell>
          <table:table-cell table:style-name="Tabella7.A2" office:value-type="string">
            <text:p text:style-name="P29"/>
          </table:table-cell>
          <table:table-cell table:style-name="Tabella7.D2" office:value-type="string">
            <text:p text:style-name="P29">The type of access class</text:p>
          </table:table-cell>
        </table:table-row>
        <table:table-row>
          <table:table-cell table:style-name="Tabella7.A2" office:value-type="string">
            <text:p text:style-name="P29">subject</text:p>
          </table:table-cell>
          <table:table-cell table:style-name="Tabella7.A2" office:value-type="string">
            <text:p text:style-name="P29">varchar(1000)</text:p>
          </table:table-cell>
          <table:table-cell table:style-name="Tabella7.A2" office:value-type="string">
            <text:p text:style-name="P29"/>
          </table:table-cell>
          <table:table-cell table:style-name="Tabella7.D2" office:value-type="string">
            <text:p text:style-name="P29">Subject</text:p>
          </table:table-cell>
        </table:table-row>
        <table:table-row>
          <table:table-cell table:style-name="Tabella7.A2" office:value-type="string">
            <text:p text:style-name="P29">rec_type</text:p>
          </table:table-cell>
          <table:table-cell table:style-name="Tabella7.A2" office:value-type="string">
            <text:p text:style-name="P29">smallint</text:p>
          </table:table-cell>
          <table:table-cell table:style-name="Tabella7.A2" office:value-type="string">
            <text:p text:style-name="P29"/>
          </table:table-cell>
          <table:table-cell table:style-name="Tabella7.D2" office:value-type="string">
            <text:p text:style-name="P29">Type of recurrence rule</text:p>
          </table:table-cell>
        </table:table-row>
        <table:table-row>
          <table:table-cell table:style-name="Tabella7.A2" office:value-type="string">
            <text:p text:style-name="P29">rec_interval</text:p>
          </table:table-cell>
          <table:table-cell table:style-name="Tabella7.A2" office:value-type="string">
            <text:p text:style-name="P29">integer</text:p>
          </table:table-cell>
          <table:table-cell table:style-name="Tabella7.A2" office:value-type="string">
            <text:p text:style-name="P29"/>
          </table:table-cell>
          <table:table-cell table:style-name="Tabella7.D2" office:value-type="string">
            <text:p text:style-name="P29">Recurrence interval</text:p>
          </table:table-cell>
        </table:table-row>
        <table:table-row>
          <table:table-cell table:style-name="Tabella7.A2" office:value-type="string">
            <text:p text:style-name="P29">rec_month_of_year</text:p>
          </table:table-cell>
          <table:table-cell table:style-name="Tabella7.A2" office:value-type="string">
            <text:p text:style-name="P29">smallint</text:p>
          </table:table-cell>
          <table:table-cell table:style-name="Tabella7.A2" office:value-type="string">
            <text:p text:style-name="P29"/>
          </table:table-cell>
          <table:table-cell table:style-name="Tabella7.D2" office:value-type="string">
            <text:p text:style-name="P29">Month of the year when the calendar has to be repeated</text:p>
          </table:table-cell>
        </table:table-row>
        <table:table-row>
          <table:table-cell table:style-name="Tabella7.A2" office:value-type="string">
            <text:p text:style-name="P29">rec_day_of_month</text:p>
          </table:table-cell>
          <table:table-cell table:style-name="Tabella7.A2" office:value-type="string">
            <text:p text:style-name="P29">smallint</text:p>
          </table:table-cell>
          <table:table-cell table:style-name="Tabella7.A2" office:value-type="string">
            <text:p text:style-name="P29"/>
          </table:table-cell>
          <table:table-cell table:style-name="Tabella7.D2" office:value-type="string">
            <text:p text:style-name="P29">Day of month <text:span text:style-name="T16">when the calendar has to be repeated</text:span></text:p>
          </table:table-cell>
        </table:table-row>
        <table:table-row>
          <table:table-cell table:style-name="Tabella7.A2" office:value-type="string">
            <text:p text:style-name="P29">rec_day_of_week_mask</text:p>
          </table:table-cell>
          <table:table-cell table:style-name="Tabella7.A2" office:value-type="string">
            <text:p text:style-name="P29">varchar(16)</text:p>
          </table:table-cell>
          <table:table-cell table:style-name="Tabella7.A2" office:value-type="string">
            <text:p text:style-name="P29"/>
          </table:table-cell>
          <table:table-cell table:style-name="Tabella7.D2" office:value-type="string">
            <text:p text:style-name="P29">Day(s) of the week <text:span text:style-name="T16">when the calendar has to be repeated</text:span></text:p>
          </table:table-cell>
        </table:table-row>
        <table:table-row>
          <table:table-cell table:style-name="Tabella7.A2" office:value-type="string">
            <text:p text:style-name="P29">rec_instance</text:p>
          </table:table-cell>
          <table:table-cell table:style-name="Tabella7.A2" office:value-type="string">
            <text:p text:style-name="P29">smallint</text:p>
          </table:table-cell>
          <table:table-cell table:style-name="Tabella7.A2" office:value-type="string">
            <text:p text:style-name="P29"/>
          </table:table-cell>
          <table:table-cell table:style-name="Tabella7.D2" office:value-type="string">
            <text:p text:style-name="P29">Instance of the days prescribed by the recurrence period and by the modifiers</text:p>
          </table:table-cell>
        </table:table-row>
        <table:table-row>
          <table:table-cell table:style-name="Tabella7.A2" office:value-type="string">
            <text:p text:style-name="P29">rec_start_date_pattern</text:p>
          </table:table-cell>
          <table:table-cell table:style-name="Tabella7.A2" office:value-type="string">
            <text:p text:style-name="P29">varchar(32)</text:p>
          </table:table-cell>
          <table:table-cell table:style-name="Tabella7.A2" office:value-type="string">
            <text:p text:style-name="P29"/>
          </table:table-cell>
          <table:table-cell table:style-name="Tabella7.D2" office:value-type="string">
            <text:p text:style-name="P29">Starting date of the recurrence</text:p>
          </table:table-cell>
        </table:table-row>
        <table:table-row>
          <table:table-cell table:style-name="Tabella7.A2" office:value-type="string">
            <text:p text:style-name="P29">rec_no_end_date</text:p>
          </table:table-cell>
          <table:table-cell table:style-name="Tabella7.A2" office:value-type="string">
            <text:p text:style-name="P29">char(1)</text:p>
          </table:table-cell>
          <table:table-cell table:style-name="Tabella7.A2" office:value-type="string">
            <text:p text:style-name="P29"/>
          </table:table-cell>
          <table:table-cell table:style-name="Tabella7.D2" office:value-type="string">
            <text:p text:style-name="P29">Does the recurrence have the end date?</text:p>
          </table:table-cell>
        </table:table-row>
        <table:table-row>
          <table:table-cell table:style-name="Tabella7.A2" office:value-type="string">
            <text:p text:style-name="P29">rec_end_date_pattern</text:p>
          </table:table-cell>
          <table:table-cell table:style-name="Tabella7.A2" office:value-type="string">
            <text:p text:style-name="P29">varchar(32)</text:p>
          </table:table-cell>
          <table:table-cell table:style-name="Tabella7.A2" office:value-type="string">
            <text:p text:style-name="P29"/>
          </table:table-cell>
          <table:table-cell table:style-name="Tabella7.D2" office:value-type="string">
            <text:p text:style-name="P29">Ending date of the recurrence</text:p>
          </table:table-cell>
        </table:table-row>
        <table:table-row>
          <table:table-cell table:style-name="Tabella7.A2" office:value-type="string">
            <text:p text:style-name="P29">rec_occurrences</text:p>
          </table:table-cell>
          <table:table-cell table:style-name="Tabella7.A2" office:value-type="string">
            <text:p text:style-name="P29">smallint</text:p>
          </table:table-cell>
          <table:table-cell table:style-name="Tabella7.A2" office:value-type="string">
            <text:p text:style-name="P29"/>
          </table:table-cell>
          <table:table-cell table:style-name="Tabella7.D2" office:value-type="string">
            <text:p text:style-name="P29">Number of time for which repeat the calendar</text:p>
          </table:table-cell>
        </table:table-row>
        <table:table-row>
          <table:table-cell table:style-name="Tabella7.A2" office:value-type="string">
            <text:p text:style-name="P29">reply_time</text:p>
          </table:table-cell>
          <table:table-cell table:style-name="Tabella7.A2" office:value-type="string">
            <text:p text:style-name="P29">timestamp</text:p>
          </table:table-cell>
          <table:table-cell table:style-name="Tabella7.A2" office:value-type="string">
            <text:p text:style-name="P29"/>
          </table:table-cell>
          <table:table-cell table:style-name="Tabella7.D2" office:value-type="string">
            <text:p text:style-name="P29">Date and Time when the recipient replied to the meeting request associated with the calendar</text:p>
          </table:table-cell>
        </table:table-row>
        <table:table-row>
          <table:table-cell table:style-name="Tabella7.A2" office:value-type="string">
            <text:p text:style-name="P29">completed</text:p>
          </table:table-cell>
          <table:table-cell table:style-name="Tabella7.A2" office:value-type="string">
            <text:p text:style-name="P29">timestamp</text:p>
          </table:table-cell>
          <table:table-cell table:style-name="Tabella7.A2" office:value-type="string">
            <text:p text:style-name="P29"/>
          </table:table-cell>
          <table:table-cell table:style-name="Tabella7.D2" office:value-type="string">
            <text:p text:style-name="P29">Date and Time when the Task has been completed</text:p>
          </table:table-cell>
        </table:table-row>
        <table:table-row>
          <table:table-cell table:style-name="Tabella7.A2" office:value-type="string">
            <text:p text:style-name="P29">percent_complete</text:p>
          </table:table-cell>
          <table:table-cell table:style-name="Tabella7.A2" office:value-type="string">
            <text:p text:style-name="P29">smallint</text:p>
          </table:table-cell>
          <table:table-cell table:style-name="Tabella7.A2" office:value-type="string">
            <text:p text:style-name="P29"/>
          </table:table-cell>
          <table:table-cell table:style-name="Tabella7.D2" office:value-type="string">
            <text:p text:style-name="P29">Task's completion percentage</text:p>
          </table:table-cell>
        </table:table-row>
      </table:table>
      <text:p text:style-name="Standard"/>
      <text:p text:style-name="Standard"><text:span text:style-name="T3">fnbl_pim_calendar_exception</text:span> contains information about the calendar exceptions.</text:p>
      <table:table table:name="Tabella8" table:style-name="Tabella8">
        <table:table-column table:style-name="Tabella8.A" table:number-columns-repeated="2"/>
        <table:table-column table:style-name="Tabella8.C"/>
        <table:table-column table:style-name="Tabella8.D"/>
        <table:table-header-rows>
          <table:table-row>
            <table:table-cell table:style-name="Tabella8.A1" table:number-columns-spanned="4" office:value-type="string">
              <text:p text:style-name="P32">fnbl_pim_calendar_exception</text:p>
            </table:table-cell>
            <table:covered-table-cell/>
            <table:covered-table-cell/>
            <table:covered-table-cell/>
          </table:table-row>
        </table:table-header-rows>
        <table:table-row>
          <table:table-cell table:style-name="Tabella8.A2" office:value-type="string">
            <text:p text:style-name="P32">Column</text:p>
          </table:table-cell>
          <table:table-cell table:style-name="Tabella8.A2" office:value-type="string">
            <text:p text:style-name="P32">Type</text:p>
          </table:table-cell>
          <table:table-cell table:style-name="Tabella8.A2" office:value-type="string">
            <text:p text:style-name="P32">Constraints</text:p>
          </table:table-cell>
          <table:table-cell table:style-name="Tabella8.D2" office:value-type="string">
            <text:p text:style-name="P32">Description</text:p>
          </table:table-cell>
        </table:table-row>
        <table:table-row>
          <table:table-cell table:style-name="Tabella8.A2" office:value-type="string">
            <text:p text:style-name="P29">calendar</text:p>
          </table:table-cell>
          <table:table-cell table:style-name="Tabella8.A2" office:value-type="string">
            <text:p text:style-name="P29">bigint</text:p>
          </table:table-cell>
          <table:table-cell table:style-name="Tabella8.A2" office:value-type="string">
            <text:p text:style-name="P29">PK,</text:p>
            <text:p text:style-name="P29">FK(fnbl_pim_calendar)</text:p>
          </table:table-cell>
          <table:table-cell table:style-name="Tabella8.D2" office:value-type="string">
            <text:p text:style-name="P29">Calendar id</text:p>
          </table:table-cell>
        </table:table-row>
        <table:table-row>
          <table:table-cell table:style-name="Tabella8.A2" office:value-type="string">
            <text:p text:style-name="P29">addition</text:p>
          </table:table-cell>
          <table:table-cell table:style-name="Tabella8.A2" office:value-type="string">
            <text:p text:style-name="P29">char(1)</text:p>
          </table:table-cell>
          <table:table-cell table:style-name="Tabella8.A2" office:value-type="string">
            <text:p text:style-name="P29">PK</text:p>
          </table:table-cell>
          <table:table-cell table:style-name="Tabella8.D2" office:value-type="string">
            <text:p text:style-name="P29">Whether the exception is an addition or a subtraction</text:p>
          </table:table-cell>
        </table:table-row>
        <table:table-row>
          <table:table-cell table:style-name="Tabella8.A2" office:value-type="string">
            <text:p text:style-name="P29">occurrence_date</text:p>
          </table:table-cell>
          <table:table-cell table:style-name="Tabella8.A2" office:value-type="string">
            <text:p text:style-name="P29">timestamp</text:p>
          </table:table-cell>
          <table:table-cell table:style-name="Tabella8.A2" office:value-type="string">
            <text:p text:style-name="P29">PK</text:p>
          </table:table-cell>
          <table:table-cell table:style-name="Tabella8.D2" office:value-type="string">
            <text:p text:style-name="P29">Date and time of the exception </text:p>
          </table:table-cell>
        </table:table-row>
      </table:table>
      <text:p text:style-name="P21"/>
      <text:p text:style-name="Standard"><text:span text:style-name="T3">fnbl_pim_calendar_attendee</text:span> contains information about calendar attendees.</text:p>
      <table:table table:name="Tabella1" table:style-name="Tabella1">
        <table:table-column table:style-name="Tabella1.A" table:number-columns-repeated="2"/>
        <table:table-column table:style-name="Tabella1.C"/>
        <table:table-column table:style-name="Tabella1.D"/>
        <table:table-header-rows>
          <table:table-row>
            <table:table-cell table:style-name="Tabella1.A1" table:number-columns-spanned="4" office:value-type="string">
              <text:p text:style-name="P32">fnbl_pim_calendar_attendee</text:p>
            </table:table-cell>
            <table:covered-table-cell/>
            <table:covered-table-cell/>
            <table:covered-table-cell/>
          </table:table-row>
        </table:table-header-rows>
        <table:table-row>
          <table:table-cell table:style-name="Tabella1.A2" office:value-type="string">
            <text:p text:style-name="P32">Column</text:p>
          </table:table-cell>
          <table:table-cell table:style-name="Tabella1.A2" office:value-type="string">
            <text:p text:style-name="P32">Type</text:p>
          </table:table-cell>
          <table:table-cell table:style-name="Tabella1.A2" office:value-type="string">
            <text:p text:style-name="P32">Constraints</text:p>
          </table:table-cell>
          <table:table-cell table:style-name="Tabella1.D2" office:value-type="string">
            <text:p text:style-name="P32">Description</text:p>
          </table:table-cell>
        </table:table-row>
        <table:table-row>
          <table:table-cell table:style-name="Tabella1.A2" office:value-type="string">
            <text:p text:style-name="P29">calendar</text:p>
          </table:table-cell>
          <table:table-cell table:style-name="Tabella1.A2" office:value-type="string">
            <text:p text:style-name="P29">bigint</text:p>
          </table:table-cell>
          <table:table-cell table:style-name="Tabella1.A2" office:value-type="string">
            <text:p text:style-name="P29">PK,</text:p>
            <text:p text:style-name="P29">FK(fnbl_pim_calendar)</text:p>
          </table:table-cell>
          <table:table-cell table:style-name="Tabella1.D2" office:value-type="string">
            <text:p text:style-name="P29">Calendar id</text:p>
          </table:table-cell>
        </table:table-row>
        <table:table-row>
          <table:table-cell table:style-name="Tabella1.A2" office:value-type="string">
            <text:p text:style-name="P29">name</text:p>
          </table:table-cell>
          <table:table-cell table:style-name="Tabella1.A2" office:value-type="string">
            <text:p text:style-name="P29">char(128)</text:p>
          </table:table-cell>
          <table:table-cell table:style-name="Tabella1.A2" office:value-type="string">
            <text:p text:style-name="P29">PK</text:p>
          </table:table-cell>
          <table:table-cell table:style-name="Tabella1.D2" office:value-type="string">
            <text:p text:style-name="P29">Displayed name of the attendee</text:p>
          </table:table-cell>
        </table:table-row>
        <table:table-row>
          <table:table-cell table:style-name="Tabella1.A2" office:value-type="string">
            <text:p text:style-name="P29">uri</text:p>
          </table:table-cell>
          <table:table-cell table:style-name="Tabella1.A2" office:value-type="string">
            <text:p text:style-name="P29">char(255)</text:p>
          </table:table-cell>
          <table:table-cell table:style-name="Tabella1.A2" office:value-type="string">
            <text:p text:style-name="P29">PK</text:p>
          </table:table-cell>
          <table:table-cell table:style-name="Tabella1.D2" office:value-type="string">
            <text:p text:style-name="P29">URI related with the attendee (often, a MAILTO link)</text:p>
          </table:table-cell>
        </table:table-row>
        <table:table-row>
          <table:table-cell table:style-name="Tabella1.A2" office:value-type="string">
            <text:p text:style-name="P29">role</text:p>
          </table:table-cell>
          <table:table-cell table:style-name="Tabella1.A2" office:value-type="string">
            <text:p text:style-name="P29">smallint</text:p>
          </table:table-cell>
          <table:table-cell table:style-name="Tabella1.A2" office:value-type="string">
            <text:p text:style-name="P29"/>
          </table:table-cell>
          <table:table-cell table:style-name="Tabella1.D2" office:value-type="string">
            <text:p text:style-name="P29">Role of the “attendee” in the event:</text:p>
            <text:p text:style-name="P29">-1 – unknown</text:p>
            <text:p text:style-name="P29">0 – true attendee</text:p>
            <text:p text:style-name="P29">1 – delegate</text:p>
            <text:p text:style-name="P29">2 – organizer</text:p>
            <text:p text:style-name="P29">3 – owner</text:p>
          </table:table-cell>
        </table:table-row>
        <table:table-row>
          <table:table-cell table:style-name="Tabella1.A2" office:value-type="string">
            <text:p text:style-name="P29">expected</text:p>
          </table:table-cell>
          <table:table-cell table:style-name="Tabella1.A2" office:value-type="string">
            <text:p text:style-name="P29">smallint</text:p>
          </table:table-cell>
          <table:table-cell table:style-name="Tabella1.A2" office:value-type="string">
            <text:p text:style-name="P29"/>
          </table:table-cell>
          <table:table-cell table:style-name="Tabella1.D2" office:value-type="string">
            <text:p text:style-name="P29">Presence expectation on the attendee:</text:p>
            <text:p text:style-name="P29">-1 – unspecified</text:p>
            <text:p text:style-name="P29">0 – no participation</text:p>
            <text:p text:style-name="P29">1 – optional participation</text:p>
            <text:p text:style-name="P29">2 – required participation</text:p>
            <text:p text:style-name="P29">3 – required participation with immediate response needed</text:p>
            <text:p text:style-name="P29">4 – required participation as a chairman</text:p>
          </table:table-cell>
        </table:table-row>
        <table:table-row>
          <table:table-cell table:style-name="Tabella1.A2" office:value-type="string">
            <text:p text:style-name="P29">kind</text:p>
          </table:table-cell>
          <table:table-cell table:style-name="Tabella1.A2" office:value-type="string">
            <text:p text:style-name="P29">smallint</text:p>
          </table:table-cell>
          <table:table-cell table:style-name="Tabella1.A2" office:value-type="string">
            <text:p text:style-name="P29"/>
          </table:table-cell>
          <table:table-cell table:style-name="Tabella1.D2" office:value-type="string">
            <text:p text:style-name="P29">Type of attendee:</text:p>
            <text:p text:style-name="P29">-1 – unknown</text:p>
            <text:p text:style-name="P29">0 – individual</text:p>
            <text:p text:style-name="P29">1 – group</text:p>
            <text:p text:style-name="P29">2 – resource</text:p>
            <text:p text:style-name="P29">3 – room</text:p>
          </table:table-cell>
        </table:table-row>
        <table:table-row>
          <table:table-cell table:style-name="Tabella1.A2" office:value-type="string">
            <text:p text:style-name="P29">status</text:p>
          </table:table-cell>
          <table:table-cell table:style-name="Tabella1.A2" office:value-type="string">
            <text:p text:style-name="P29">smallint</text:p>
          </table:table-cell>
          <table:table-cell table:style-name="Tabella1.A2" office:value-type="string">
            <text:p text:style-name="P29"/>
          </table:table-cell>
          <table:table-cell table:style-name="Tabella1.D2" office:value-type="string">
            <text:p text:style-name="P29">Actual participation status currently declared by the attendee:</text:p>
            <text:p text:style-name="P29">-1 – unspecified</text:p>
            <text:p text:style-name="P29">0 – declined</text:p>
            <text:p text:style-name="P29">1 – request needs action</text:p>
            <text:p text:style-name="P29">2 – request sent</text:p>
            <text:p text:style-name="P29">3 – delegated to somebody else</text:p>
            <text:p text:style-name="P29">4 – tentatively accepted</text:p>
            <text:p text:style-name="P29">5 – accepted</text:p>
            <text:p text:style-name="P29">6 – in the process of completing the subtask assigned to the attendee</text:p>
            <text:p text:style-name="P29">7 – subtask assigned to the <text:soft-page-break/>attendee completed</text:p>
          </table:table-cell>
        </table:table-row>
      </table:table>
      <text:p text:style-name="P21"/>
      <text:p text:style-name="Standard"><text:span text:style-name="T3">fnbl_push_listener_registry</text:span> contains the information about the task to execute from the framework push listener. </text:p>
      <table:table table:name="Tabella2" table:style-name="Tabella2">
        <table:table-column table:style-name="Tabella2.A" table:number-columns-repeated="2"/>
        <table:table-column table:style-name="Tabella2.C"/>
        <table:table-column table:style-name="Tabella2.D"/>
        <table:table-header-rows>
          <table:table-row>
            <table:table-cell table:style-name="Tabella2.A1" table:number-columns-spanned="4" office:value-type="string">
              <text:p text:style-name="P32">fnbl_push_listener_registry</text:p>
            </table:table-cell>
            <table:covered-table-cell/>
            <table:covered-table-cell/>
            <table:covered-table-cell/>
          </table:table-row>
        </table:table-header-rows>
        <table:table-row>
          <table:table-cell table:style-name="Tabella2.A2" office:value-type="string">
            <text:p text:style-name="P32">Column</text:p>
          </table:table-cell>
          <table:table-cell table:style-name="Tabella2.A2" office:value-type="string">
            <text:p text:style-name="P32">Type</text:p>
          </table:table-cell>
          <table:table-cell table:style-name="Tabella2.A2" office:value-type="string">
            <text:p text:style-name="P32">Constraints</text:p>
          </table:table-cell>
          <table:table-cell table:style-name="Tabella2.D2" office:value-type="string">
            <text:p text:style-name="P32">Description</text:p>
          </table:table-cell>
        </table:table-row>
        <table:table-row>
          <table:table-cell table:style-name="Tabella2.A2" office:value-type="string">
            <text:p text:style-name="P29">id</text:p>
          </table:table-cell>
          <table:table-cell table:style-name="Tabella2.A2" office:value-type="string">
            <text:p text:style-name="P29">bigint</text:p>
          </table:table-cell>
          <table:table-cell table:style-name="Tabella2.A2" office:value-type="string">
            <text:p text:style-name="P29">PK</text:p>
          </table:table-cell>
          <table:table-cell table:style-name="Tabella2.D2" office:value-type="string">
            <text:p text:style-name="P29">Push listener registry id</text:p>
          </table:table-cell>
        </table:table-row>
        <table:table-row table:style-name="Tabella2.4">
          <table:table-cell table:style-name="Tabella2.A2" office:value-type="string">
            <text:p text:style-name="P29">id_push_listener</text:p>
          </table:table-cell>
          <table:table-cell table:style-name="Tabella2.A2" office:value-type="string">
            <text:p text:style-name="P29">bigint</text:p>
          </table:table-cell>
          <table:table-cell table:style-name="Tabella2.A2" office:value-type="string">
            <text:p text:style-name="P29"/>
          </table:table-cell>
          <table:table-cell table:style-name="Tabella2.D2" office:value-type="string">
            <text:p text:style-name="P29">Push listener id</text:p>
          </table:table-cell>
        </table:table-row>
        <table:table-row>
          <table:table-cell table:style-name="Tabella2.A2" office:value-type="string">
            <text:p text:style-name="P29">period</text:p>
          </table:table-cell>
          <table:table-cell table:style-name="Tabella2.A2" office:value-type="string">
            <text:p text:style-name="P29">bigint</text:p>
          </table:table-cell>
          <table:table-cell table:style-name="Tabella2.A2" office:value-type="string">
            <text:p text:style-name="P29"/>
          </table:table-cell>
          <table:table-cell table:style-name="Tabella2.D2" office:value-type="string">
            <text:p text:style-name="P34">Refresh Interval of the information on the source</text:p>
          </table:table-cell>
        </table:table-row>
        <table:table-row>
          <table:table-cell table:style-name="Tabella2.A2" office:value-type="string">
            <text:p text:style-name="P29">active</text:p>
          </table:table-cell>
          <table:table-cell table:style-name="Tabella2.A2" office:value-type="string">
            <text:p text:style-name="P29">char(1)</text:p>
          </table:table-cell>
          <table:table-cell table:style-name="Tabella2.A2" office:value-type="string">
            <text:p text:style-name="P29"/>
          </table:table-cell>
          <table:table-cell table:style-name="Tabella2.D2" office:value-type="string">
            <text:p text:style-name="P29">Is the task activated?</text:p>
          </table:table-cell>
        </table:table-row>
        <table:table-row>
          <table:table-cell table:style-name="Tabella2.A2" office:value-type="string">
            <text:p text:style-name="P29">last_update</text:p>
          </table:table-cell>
          <table:table-cell table:style-name="Tabella2.A2" office:value-type="string">
            <text:p text:style-name="P34">bigint</text:p>
          </table:table-cell>
          <table:table-cell table:style-name="Tabella2.A2" office:value-type="string">
            <text:p text:style-name="P29"/>
          </table:table-cell>
          <table:table-cell table:style-name="Tabella2.D2" office:value-type="string">
            <text:p text:style-name="P34">Last time task's execution</text:p>
          </table:table-cell>
        </table:table-row>
        <table:table-row>
          <table:table-cell table:style-name="Tabella2.A2" office:value-type="string">
            <text:p text:style-name="P29">status</text:p>
          </table:table-cell>
          <table:table-cell table:style-name="Tabella2.A2" office:value-type="string">
            <text:p text:style-name="P34">varchar(1)</text:p>
          </table:table-cell>
          <table:table-cell table:style-name="Tabella2.A2" office:value-type="string">
            <text:p text:style-name="P29"/>
          </table:table-cell>
          <table:table-cell table:style-name="Tabella2.D2" office:value-type="string">
            <text:p text:style-name="P29">Task's status</text:p>
          </table:table-cell>
        </table:table-row>
        <table:table-row>
          <table:table-cell table:style-name="Tabella2.A2" office:value-type="string">
            <text:p text:style-name="P29">task_bean_file</text:p>
          </table:table-cell>
          <table:table-cell table:style-name="Tabella2.A2" office:value-type="string">
            <text:p text:style-name="P29">varchar(255)</text:p>
          </table:table-cell>
          <table:table-cell table:style-name="Tabella2.A2" office:value-type="string">
            <text:p text:style-name="P29"/>
          </table:table-cell>
          <table:table-cell table:style-name="Tabella2.D2" office:value-type="string">
            <text:p text:style-name="P34">File xml of which the task is the instance</text:p>
          </table:table-cell>
        </table:table-row>
      </table:table>
      <text:p text:style-name="P22"/>
      <text:p text:style-name="P22">fnbl_pim_listener_registry<text:span text:style-name="T8"> contains the options of the push for a specified user.</text:span></text:p>
      <table:table table:name="Tabella3" table:style-name="Tabella3">
        <table:table-column table:style-name="Tabella3.A" table:number-columns-repeated="2"/>
        <table:table-column table:style-name="Tabella3.C"/>
        <table:table-column table:style-name="Tabella3.D"/>
        <table:table-header-rows>
          <table:table-row>
            <table:table-cell table:style-name="Tabella3.A1" table:number-columns-spanned="4" office:value-type="string">
              <text:p text:style-name="P32">fnbl_pim_listener_registry</text:p>
            </table:table-cell>
            <table:covered-table-cell/>
            <table:covered-table-cell/>
            <table:covered-table-cell/>
          </table:table-row>
        </table:table-header-rows>
        <table:table-row>
          <table:table-cell table:style-name="Tabella3.A2" office:value-type="string">
            <text:p text:style-name="P32">Column</text:p>
          </table:table-cell>
          <table:table-cell table:style-name="Tabella3.A2" office:value-type="string">
            <text:p text:style-name="P32">Type</text:p>
          </table:table-cell>
          <table:table-cell table:style-name="Tabella3.A2" office:value-type="string">
            <text:p text:style-name="P32">Constraints</text:p>
          </table:table-cell>
          <table:table-cell table:style-name="Tabella3.D2" office:value-type="string">
            <text:p text:style-name="P32">Description</text:p>
          </table:table-cell>
        </table:table-row>
        <table:table-row>
          <table:table-cell table:style-name="Tabella3.A2" office:value-type="string">
            <text:p text:style-name="P29">id</text:p>
          </table:table-cell>
          <table:table-cell table:style-name="Tabella3.A2" office:value-type="string">
            <text:p text:style-name="P29">bigint</text:p>
          </table:table-cell>
          <table:table-cell table:style-name="Tabella3.A2" office:value-type="string">
            <text:p text:style-name="P29">FK(fnbl_push_listener_registry)</text:p>
          </table:table-cell>
          <table:table-cell table:style-name="Tabella3.D3" office:value-type="string">
            <text:p text:style-name="P29">Push id</text:p>
          </table:table-cell>
        </table:table-row>
        <table:table-row>
          <table:table-cell table:style-name="Tabella3.A2" office:value-type="string">
            <text:p text:style-name="P29">username</text:p>
          </table:table-cell>
          <table:table-cell table:style-name="Tabella3.A2" office:value-type="string">
            <text:p text:style-name="P29">varchar(50)</text:p>
          </table:table-cell>
          <table:table-cell table:style-name="Tabella3.A2" office:value-type="string">
            <text:p text:style-name="P29"/>
          </table:table-cell>
          <table:table-cell table:style-name="Tabella3.D3" office:value-type="string">
            <text:p text:style-name="P29">User id</text:p>
          </table:table-cell>
        </table:table-row>
        <table:table-row>
          <table:table-cell table:style-name="Tabella3.A2" office:value-type="string">
            <text:p text:style-name="P29">push_contacts</text:p>
          </table:table-cell>
          <table:table-cell table:style-name="Tabella3.A2" office:value-type="string">
            <text:p text:style-name="P29">char(1)</text:p>
          </table:table-cell>
          <table:table-cell table:style-name="Tabella3.A2" office:value-type="string">
            <text:p text:style-name="P29"/>
          </table:table-cell>
          <table:table-cell table:style-name="Tabella3.D3" office:value-type="string">
            <text:p text:style-name="P29">Is the push for contacts activated?</text:p>
          </table:table-cell>
        </table:table-row>
        <table:table-row>
          <table:table-cell table:style-name="Tabella3.A2" office:value-type="string">
            <text:p text:style-name="P29">push_calendars</text:p>
          </table:table-cell>
          <table:table-cell table:style-name="Tabella3.A2" office:value-type="string">
            <text:p text:style-name="P29">char(1)</text:p>
          </table:table-cell>
          <table:table-cell table:style-name="Tabella3.A2" office:value-type="string">
            <text:p text:style-name="P29"/>
          </table:table-cell>
          <table:table-cell table:style-name="Tabella3.D3" office:value-type="string">
            <text:p text:style-name="P29">Is the push for calendars activated?</text:p>
          </table:table-cell>
        </table:table-row>
      </table:table>
      <text:p text:style-name="P22"/>
      <text:p text:style-name="P21"/>
      <text:p text:style-name="Standard"/>
      <text:p text:style-name="P18"/>
      <text:p text:style-name="P18">The l<text:span text:style-name="T3">ast_update</text:span> and <text:span text:style-name="T3">status</text:span> fields in the <text:span text:style-name="T6">fnbl_pim_contact</text:span>, <text:span text:style-name="T6">fnbl_pim_address</text:span> tables allow the Funambol PIM connector to query directly the DB in order to achieve the list of the new, updated, deleted items (see DAO layer specification)</text:p>
      <text:h text:style-name="Heading_20_1" text:outline-level="1">Appendices</text:h>
      <text:h text:style-name="Heading_20_2" text:outline-level="2">Appendix A – References</text:h>
      <text:p text:style-name="P26"><text:reference-mark-start text:name="Load balancing"/><text:span text:style-name="T10">[1]</text:span><text:reference-mark-end text:name="Load balancing"/><text:span text:style-name="T10"> </text:span></text:p>
      <text:p text:style-name="P24"/>
      <text:p text:style-name="P2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Arial4" svg:font-family="Arial"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Arial5" svg:font-family="Arial" style:font-family-generic="roman" style:font-pitch="variable"/>
    <style:font-face style:name="Batang" svg:font-family="Batang, 바탕"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Grassetto" style:font-family-generic="swiss" style:font-pitch="variable"/>
    <style:font-face style:name="Arial3" svg:font-family="Arial" style:font-adornments="Grassetto Corsivo" style:font-family-generic="swiss" style:font-pitch="variable"/>
    <style:font-face style:name="Arial" svg:font-family="Arial" style:font-adornments="Normale" style:font-family-generic="swiss" style:font-pitch="variable"/>
    <style:font-face style:name="Thorndale1" svg:font-family="Thornd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US" style:font-name-asian="HG Mincho Light J" style:font-size-asian="12pt" style:language-asian="it" style:country-asian="IT" style:font-name-complex="Arial Unicode MS" style:font-size-complex="12pt" style:language-complex="it" style:country-complex="IT"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Standard" style:class="text">
      <style:paragraph-properties fo:margin-left="0cm" fo:margin-right="0cm" fo:text-indent="0.6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cm" fo:margin-bottom="5.001cm" fo:text-indent="0cm" style:auto-text-indent="false" fo:break-before="page" fo:keep-with-next="always"/>
      <style:text-properties style:font-name="Arial2"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1cm" fo:margin-bottom="0.15cm" fo:text-indent="0cm" style:auto-text-indent="false" fo:keep-with-next="always"/>
      <style:text-properties style:font-name="Arial2"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indent="0cm" style:auto-text-indent="false" fo:keep-with-next="always"/>
      <style:text-properties style:font-name="Arial2"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3"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3" fo:font-size="13pt" fo:font-style="italic" fo:font-weight="bold"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3"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2"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71cm" fo:margin-bottom="0.21cm"/>
      <style:text-properties style:font-name="Arial"/>
    </style:style>
    <style:style style:name="Contents_20_2" style:display-name="Contents 2" style:family="paragraph" style:parent-style-name="Contents_20_1" style:next-style-name="Standard" style:class="index">
      <style:paragraph-properties fo:margin-left="0cm" fo:margin-right="0cm" fo:margin-top="0.071cm" fo:margin-bottom="0.212cm" fo:line-height="0.494cm" fo:text-indent="1cm" style:auto-text-indent="false">
        <style:tab-stops>
          <style:tab-stop style:position="0.635cm"/>
          <style:tab-stop style:position="0.706cm"/>
          <style:tab-stop style:position="1.411cm"/>
          <style:tab-stop style:position="15.24cm" style:type="right"/>
        </style:tab-stops>
      </style:paragraph-properties>
      <style:text-properties style:font-name="Arial" fo:font-size="9.5pt" fo:language="it" fo:country="IT" style:font-size-asian="9.5pt" style:language-asian="it" style:country-asian="IT"/>
    </style:style>
    <style:style style:name="Contents_20_3" style:display-name="Contents 3" style:family="paragraph" style:parent-style-name="Contents_20_2" style:next-style-name="Standard" style:class="index">
      <style:paragraph-properties fo:margin-left="0cm" fo:margin-right="0cm" fo:margin-top="0cm" fo:margin-bottom="0.212cm" fo:text-indent="2cm" style:auto-text-indent="false">
        <style:tab-stops>
          <style:tab-stop style:position="15.24cm" style:type="right"/>
        </style:tab-stops>
      </style:paragraph-properties>
      <style:text-properties style:font-name="Arial"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cm" fo:margin-right="0cm" fo:text-align="center" style:justify-single-word="false" fo:text-indent="-0.6cm" style:auto-text-indent="false" style:text-autospace="none">
        <style:tab-stops/>
      </style:paragraph-properties>
      <style:text-properties style:text-outline="false" style:text-line-through-style="none" style:font-name="Tahoma" fo:font-size="32pt" fo:language="en" fo:country="US"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1.199cm" fo:margin-right="0cm" fo:margin-top="0cm" fo:margin-bottom="0.499cm" fo:text-indent="-0.9cm" style:auto-text-indent="false" style:text-autospace="none">
        <style:tab-stops/>
      </style:paragraph-properties>
      <style:text-properties style:text-outline="false" style:text-line-through-style="none" style:font-name="Tahoma" fo:font-size="31.5pt" fo:language="en" fo:country="US"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text-outline="false" style:text-line-through-style="none" style:font-name="Tahoma" fo:font-size="44pt" fo:language="en" fo:country="US"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cm" fo:margin-right="0cm" fo:text-align="center" style:justify-single-word="false" fo:text-indent="-0.6cm" style:auto-text-indent="false" style:text-autospace="none">
        <style:tab-stops/>
      </style:paragraph-properties>
      <style:text-properties style:text-outline="false" style:text-line-through-style="none" style:font-name="Tahoma" fo:font-size="32pt" fo:language="en" fo:country="US"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6cm" fo:margin-right="0cm" fo:text-indent="-0.6cm" style:auto-text-indent="false" style:text-autospace="none">
        <style:tab-stops/>
      </style:paragraph-properties>
      <style:text-properties style:text-outline="false" style:text-line-through-style="none" style:font-name="Tahoma" fo:font-size="20pt" fo:language="en" fo:country="US"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Default_7e_LT_7e_Hintergrund" style:display-name="Default~LT~Hintergrund"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Background_20_objects" style:display-name="Background objects"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Background" style:family="paragraph" style:parent-style-name="Standard">
      <style:paragraph-properties style:text-autospace="none"/>
      <style:text-properties fo:color="#000000" style:font-name="Thorndale" fo:font-size="12pt" fo:language="en" fo:country="US" style:font-name-asian="HG Mincho Light J" style:font-size-asian="12pt"/>
    </style:style>
    <style:style style:name="Notes" style:family="paragraph" style:parent-style-name="Standard">
      <style:paragraph-properties fo:margin-left="0.6cm" fo:margin-right="0cm" fo:text-indent="-0.6cm" style:auto-text-indent="false" style:text-autospace="none">
        <style:tab-stops/>
      </style:paragraph-properties>
      <style:text-properties style:text-outline="false" style:text-line-through-style="none" style:font-name="Tahoma" fo:font-size="20pt" fo:language="en" fo:country="US"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ent-style-name="Standard">
      <style:paragraph-properties fo:margin-left="1.199cm" fo:margin-right="0cm" fo:margin-top="0cm" fo:margin-bottom="0.499cm" fo:text-indent="-0.9cm" style:auto-text-indent="false" style:text-autospace="none">
        <style:tab-stops/>
      </style:paragraph-properties>
      <style:text-properties style:text-outline="false" style:text-line-through-style="none" style:font-name="Tahoma" fo:font-size="31.5pt" fo:language="en" fo:country="US"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Text_20_body_20_justified" style:display-name="Text body justified" style:family="paragraph" style:parent-style-name="Standard">
      <style:paragraph-properties fo:text-align="start" style:justify-single-word="fals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WW8Num6z0" style:family="text">
      <style:text-properties style:font-name="Batang" style:font-name-asian="Batang"/>
    </style:style>
    <style:style style:name="WW8Num6z1" style:family="text">
      <style:text-properties style:font-name="Courier New1"/>
    </style:style>
    <style:style style:name="WW8Num6z2" style:family="text">
      <style:text-properties style:font-name="Wingdings"/>
    </style:style>
    <style:style style:name="WW8Num6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Batang"/>
      </text:list-level-style-bullet>
      <text:list-level-style-bullet text:level="2" text:style-name="WW8Num6z1" style:num-suffix="." text:bullet-char="o">
        <style:list-level-properties text:space-before="1.905cm" text:min-label-width="0.635cm"/>
        <style:text-properties fo:font-family="'Courier New'" style:font-family-generic="modern" style:font-pitch="fixed"/>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fo:font-family="'Courier New'" style:font-family-generic="modern" style:font-pitch="fixed"/>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fo:font-family="'Courier New'" style:font-family-generic="modern" style:font-pitch="fixed"/>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fo:break-before="pag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Mpm5">
      <style:page-layout-properties fo:page-width="21.001cm" fo:page-height="29.7cm" style:num-format="1" style:print-orientation="portrait" fo:margin-top="2.499cm" fo:margin-bottom="2.499cm" fo:margin-left="2.499cm" fo:margin-right="2.499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style:master-page style:name="Endnote" style:page-layout-name="Mpm3"/>
    <style:master-page style:name="Convert_20_1" style:display-name="Convert 1" style:page-layout-name="Mpm4" style:next-style-name="Next_20_convert_20_2">
      <style:header>
        <text:p text:style-name="MP1"><draw:frame draw:style-name="Mfr1" draw:name="graphics2" text:anchor-type="paragraph" svg:x="6.038cm" svg:y="0cm" svg:width="9.816cm" svg:height="1.376cm" draw:z-index="0"><draw:image xlink:href="Pictures/100000000000017300000034586BF17B.png" xlink:type="simple" xlink:show="embed" xlink:actuate="onLoad"/></draw:frame></text:p>
        <text:p text:style-name="MP2"/>
      </style:header>
    </style:master-page>
    <style:master-page style:name="Next_20_convert_20_2" style:display-name="Next convert 2" style:page-layout-name="Mpm5"/>
    <style:master-page style:name="Convert_20_3" style:display-name="Convert 3"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Funambol PIM Connector Design Document</dc:title>
    <meta:initial-creator>Stefano Fornari</meta:initial-creator>
    <meta:creation-date>2003-02-02T18:03:58</meta:creation-date>
    <dc:date>2010-12-23T14:40:37.20</dc:date>
    <meta:print-date>2007-07-18T11:31:03</meta:print-date>
    <dc:language>en-US</dc:language>
    <meta:editing-cycles>1364</meta:editing-cycles>
    <meta:editing-duration>PT419H41M34S</meta:editing-duration>
    <meta:document-statistic meta:table-count="27" meta:image-count="1" meta:object-count="13" meta:page-count="42" meta:paragraph-count="1048" meta:word-count="5107" meta:character-count="3537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heads_20_1" draw:marker-end="Arrowheads_20_1"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ffff99" draw:textarea-horizontal-align="justify" draw:textarea-vertical-align="middle" draw:auto-grow-height="false" fo:min-height="0cm" fo:min-width="0cm"/>
    </style:style>
    <style:style style:name="gr7" style:family="graphic" style:parent-style-name="standard">
      <style:graphic-properties draw:marker-start="Arrowheads_20_1" draw:marker-start-width="0.3cm" draw:marker-end="Arrowheads_20_1" draw:marker-end-width="0.3cm" draw:textarea-horizontal-align="center" draw:textarea-vertical-align="middle"/>
    </style:style>
    <style:style style:name="gr8" style:family="graphic" style:parent-style-name="standard">
      <style:graphic-properties draw:stroke="dash" draw:stroke-dash="Ultrafine_20_Dashed" draw:fill="solid" draw:fill-color="#ffffff" draw:textarea-horizontal-align="justify" draw:textarea-vertical-align="middle" draw:auto-grow-height="false" fo:min-height="0cm" fo:min-width="0cm"/>
    </style:style>
    <style:style style:name="gr9" style:family="graphic" style:parent-style-name="standard">
      <style:graphic-properties draw:fill="solid" draw:fill-color="#ffcc99" draw:textarea-horizontal-align="justify" draw:textarea-vertical-align="middle" draw:auto-grow-height="false" fo:min-height="0cm" fo:min-width="0cm"/>
    </style:style>
    <style:style style:name="gr10" style:family="graphic" style:parent-style-name="standard">
      <style:graphic-properties draw:fill="solid" draw:fill-color="#2323dc" draw:textarea-horizontal-align="center" draw:textarea-vertical-align="middle"/>
    </style:style>
    <style:style style:name="gr11" style:family="graphic" style:parent-style-name="standard">
      <style:graphic-properties draw:marker-start="Arrowheads_20_1" draw:marker-end="" draw:marker-end-width="0.3cm" draw:textarea-horizontal-align="center" draw:textarea-vertical-align="middle"/>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draw:marker-end="Arrowheads_20_1" draw:marker-end-width="0.3cm" draw:textarea-horizontal-align="center" draw:textarea-vertical-align="middle"/>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style>
    <style:style style:name="P3" style:family="paragraph">
      <style:paragraph-properties fo:text-align="center"/>
      <style:text-properties fo:font-size="9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9pt"/>
    </style:style>
    <style:style style:name="P7" style:family="paragraph">
      <style:paragraph-properties fo:margin-left="0cm" fo:margin-right="0cm" fo:text-align="center" fo:text-indent="0cm"/>
      <style:text-properties fo:font-size="8pt"/>
    </style:style>
    <style:style style:name="P8" style:family="paragraph">
      <style:paragraph-properties fo:text-align="center"/>
      <style:text-properties fo:font-size="8pt"/>
    </style:style>
    <style:style style:name="P9" style:family="paragraph">
      <style:paragraph-properties fo:margin-left="0cm" fo:margin-right="0cm" fo:text-align="center" fo:text-indent="0cm"/>
      <style:text-properties fo:font-size="9pt"/>
    </style:style>
    <style:style style:name="T1" style:family="text">
      <style:text-properties fo:font-size="10pt"/>
    </style:style>
    <style:style style:name="T2" style:family="text">
      <style:text-properties fo:font-size="9pt"/>
    </style:style>
    <style:style style:name="T3"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cm" svg:height="2.4cm" svg:x="0.8cm" svg:y="3.4cm">
          <text:p text:style-name="P1"><text:span text:style-name="T1"/></text:p>
          <text:p text:style-name="P1"><text:span text:style-name="T1"/></text:p>
          <text:p text:style-name="P1"><text:span text:style-name="T1">Funambol</text:span></text:p>
          <text:p text:style-name="P1"><text:span text:style-name="T1">DS-Server</text:span></text:p>
        </draw:rect>
        <draw:rect draw:style-name="gr2" draw:text-style-name="P3" draw:layer="layout" svg:width="3.8cm" svg:height="0.7cm" svg:x="2.1cm" svg:y="3.7cm">
          <text:p text:style-name="P1"><text:span text:style-name="T2">PIM-Connector</text:span></text:p>
        </draw:rect>
        <draw:line draw:style-name="gr3" draw:text-style-name="P4" draw:layer="layout" svg:x1="6cm" svg:y1="3.9cm" svg:x2="10cm" svg:y2="3.9cm">
          <text:p text:style-name="P5"/>
        </draw:line>
        <draw:frame draw:style-name="gr4" draw:text-style-name="P6" draw:layer="layout" svg:width="1.332cm" svg:height="0.603cm" svg:x="7.268cm" svg:y="3.397cm">
          <draw:text-box>
            <text:p text:style-name="P5"><text:span text:style-name="T2">JDBC</text:span></text:p>
          </draw:text-box>
        </draw:frame>
        <draw:line draw:style-name="gr3" draw:text-style-name="P4" draw:layer="layout" svg:x1="1.8cm" svg:y1="1.8cm" svg:x2="1.8cm" svg:y2="3.3cm">
          <text:p text:style-name="P5"/>
        </draw:line>
        <draw:custom-shape draw:style-name="gr5" draw:text-style-name="P7" draw:layer="layout" svg:width="1.4cm" svg:height="1cm" svg:x="1.1cm" svg:y="0.7cm">
          <text:p text:style-name="P1"><text:span text:style-name="T3">SyncML </text:span></text:p>
          <text:p text:style-name="P1"><text:span text:style-name="T3">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2cm" svg:height="1.4cm" svg:x="0.8cm" svg:y="7.5cm">
          <text:p text:style-name="P1"><text:span text:style-name="T3">DS-Server </text:span></text:p>
          <text:p text:style-name="P1"><text:span text:style-name="T3">DB Schem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7" draw:text-style-name="P4" draw:layer="layout" svg:x1="1.8cm" svg:y1="5.9cm" svg:x2="1.8cm" svg:y2="7.4cm">
          <text:p text:style-name="P5"/>
        </draw:line>
        <draw:custom-shape draw:style-name="gr8" draw:text-style-name="P7" draw:layer="layout" svg:width="2.7cm" svg:height="1cm" svg:x="10cm" svg:y="1cm">
          <text:p text:style-name="P1"><text:span text:style-name="T3">PIM DB Schema</text:span></text:p>
          <text:p text:style-name="P1"><text:span text:style-name="T3">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11.3cm" svg:y1="2.1cm" svg:x2="11.3cm" svg:y2="3.1cm">
          <text:p text:style-name="P5"/>
        </draw:line>
        <draw:custom-shape draw:style-name="gr9" draw:text-style-name="P3" draw:layer="layout" svg:width="2.2cm" svg:height="1.3cm" svg:x="10.2cm" svg:y="3.2cm">
          <text:p text:style-name="P1"><text:span text:style-name="T2">PIM DB </text:span></text:p>
          <text:p text:style-name="P1"><text:span text:style-name="T2">Schem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10" draw:text-style-name="P9" draw:layer="layout" svg:width="2.7cm" svg:height="0.5cm" svg:x="3.2cm" svg:y="4.4cm">
          <text:p text:style-name="P1"><text:span text:style-name="T2">Common PIM Lib</text:span></text:p>
        </draw:rect>
        <draw:rect draw:style-name="gr10" draw:text-style-name="P9" draw:layer="layout" svg:width="2.7cm" svg:height="0.5cm" svg:x="3.2cm" svg:y="4.9cm">
          <text:p text:style-name="P1"><text:span text:style-name="T2">Common Utility Lib</text:span></text:p>
        </draw:rect>
        <draw:line draw:style-name="gr11" draw:text-style-name="P4" draw:layer="layout" svg:x1="6cm" svg:y1="4.2cm" svg:x2="7cm" svg:y2="4.2cm">
          <text:p text:style-name="P5"/>
        </draw:line>
        <draw:line draw:style-name="gr12" draw:text-style-name="P4" draw:layer="layout" svg:x1="7cm" svg:y1="4.2cm" svg:x2="7cm" svg:y2="9cm">
          <text:p text:style-name="P5"/>
        </draw:line>
        <draw:line draw:style-name="gr13" draw:text-style-name="P4" draw:layer="layout" svg:x1="7cm" svg:y1="9cm" svg:x2="10cm" svg:y2="9cm">
          <text:p text:style-name="P5"/>
        </draw:line>
        <draw:frame draw:style-name="gr14" draw:text-style-name="P4" draw:layer="layout" svg:width="2.671cm" svg:height="2.46cm" svg:x="10.1cm" svg:y="7.9cm">
          <draw:image xlink:href="Pictures/10000000000000650000005D5A18EF3B.png" xlink:type="simple" xlink:show="embed" xlink:actuate="onLoad">
            <text:p text:style-name="P5"/>
          </draw:image>
        </draw:frame>
        <draw:custom-shape draw:style-name="gr8" draw:text-style-name="P7" draw:layer="layout" svg:width="2.7cm" svg:height="1cm" svg:x="10cm" svg:y="5.7cm">
          <text:p text:style-name="P1"><text:span text:style-name="T3">FileSystem Schema</text:span></text:p>
          <text:p text:style-name="P1"><text:span text:style-name="T3">Cli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4" draw:layer="layout" svg:x1="11.3cm" svg:y1="6.7cm" svg:x2="11.3cm" svg:y2="7.7cm">
          <text:p text:style-name="P5"/>
        </draw:line>
        <draw:rect draw:style-name="gr10" draw:text-style-name="P9" draw:layer="layout" svg:width="2.7cm" svg:height="0.5cm" svg:x="3.2cm" svg:y="5.4cm">
          <text:p text:style-name="P1"><text:span text:style-name="T2">JDBC API</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dash" draw:stroke-dash="Ultrafine_20_Dashed"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8pt"/>
    </style:style>
    <style:style style:name="P3" style:family="paragraph">
      <style:paragraph-properties fo:text-align="start"/>
      <style:text-properties fo:font-size="8pt"/>
    </style:style>
    <style:style style:name="P4" style:family="paragraph">
      <style:paragraph-properties fo:text-align="center"/>
    </style:style>
    <style:style style:name="P5" style:family="paragraph">
      <style:paragraph-properties fo:margin-left="0cm" fo:margin-right="0cm" fo:text-align="center" fo:text-indent="0cm"/>
      <style:text-properties fo:font-size="8pt"/>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5.7cm" svg:height="0.5cm" svg:x="2.6cm" svg:y="6.7cm">
          <text:p text:style-name="P1"><text:span text:style-name="T1">AbstractFileSystemSyncSource</text:span></text:p>
        </draw:rect>
        <draw:rect draw:style-name="gr1" draw:text-style-name="P3" draw:layer="layout" svg:width="5.7cm" svg:height="1.2cm" svg:x="2.6cm" svg:y="7.2cm">
          <text:p/>
        </draw:rect>
        <draw:rect draw:style-name="gr1" draw:text-style-name="P2" draw:layer="layout" svg:width="4cm" svg:height="0.5cm" svg:x="3.5cm" svg:y="13.1cm">
          <text:p text:style-name="P1"><text:span text:style-name="T1">SIFSyncSource</text:span></text:p>
        </draw:rect>
        <draw:rect draw:style-name="gr1" draw:text-style-name="P3" draw:layer="layout" svg:width="4cm" svg:height="1.3cm" svg:x="3.5cm" svg:y="13.6cm">
          <text:p/>
        </draw:rect>
        <draw:line draw:style-name="gr2" draw:text-style-name="P4" draw:layer="layout" svg:x1="10cm" svg:y1="16cm" svg:x2="7.5cm" svg:y2="11.5cm">
          <text:p/>
        </draw:line>
        <draw:rect draw:style-name="gr3" draw:text-style-name="P5" draw:layer="layout" svg:width="2cm" svg:height="0.5cm" svg:x="9.2cm" svg:y="12cm">
          <text:p text:style-name="P1"><text:span text:style-name="T1">extends</text:span></text:p>
        </draw:rect>
        <draw:rect draw:style-name="gr3" draw:text-style-name="P5" draw:layer="layout" svg:width="2cm" svg:height="0.5cm" svg:x="9cm" svg:y="5.8cm">
          <text:p text:style-name="P1"><text:span text:style-name="T1">implements</text:span></text:p>
        </draw:rect>
        <draw:rect draw:style-name="gr1" draw:text-style-name="P2" draw:layer="layout" svg:width="3.3cm" svg:height="0.5cm" svg:x="8.3cm" svg:y="0.7cm">
          <text:p text:style-name="P1"><text:span text:style-name="T1">SyncSource</text:span></text:p>
        </draw:rect>
        <draw:rect draw:style-name="gr4" draw:text-style-name="P3" draw:layer="layout" svg:width="3.3cm" svg:height="0.7cm" svg:x="8.3cm" svg:y="1.2cm">
          <text:p/>
        </draw:rect>
        <draw:rect draw:style-name="gr1" draw:text-style-name="P2" draw:layer="layout" svg:width="3.3cm" svg:height="0.5cm" svg:x="9cm" svg:y="2.2cm">
          <text:p text:style-name="P1"><text:span text:style-name="T1">Serializable</text:span></text:p>
        </draw:rect>
        <draw:rect draw:style-name="gr4" draw:text-style-name="P3" draw:layer="layout" svg:width="3.3cm" svg:height="0.7cm" svg:x="9cm" svg:y="2.7cm">
          <text:p/>
        </draw:rect>
        <draw:rect draw:style-name="gr1" draw:text-style-name="P2" draw:layer="layout" svg:width="3.3cm" svg:height="0.5cm" svg:x="9.7cm" svg:y="3.7cm">
          <text:p text:style-name="P1"><text:span text:style-name="T1">LazyInitBean</text:span></text:p>
        </draw:rect>
        <draw:rect draw:style-name="gr4" draw:text-style-name="P3" draw:layer="layout" svg:width="3.3cm" svg:height="0.7cm" svg:x="9.7cm" svg:y="4.2cm">
          <text:p/>
        </draw:rect>
        <draw:rect draw:style-name="gr1" draw:text-style-name="P2" draw:layer="layout" svg:width="3.3cm" svg:height="0.5cm" svg:x="3.2cm" svg:y="3.8cm">
          <text:p text:style-name="P1"><text:span text:style-name="T1">AbstractSyncSource</text:span></text:p>
        </draw:rect>
        <draw:rect draw:style-name="gr4" draw:text-style-name="P3" draw:layer="layout" svg:width="3.3cm" svg:height="0.7cm" svg:x="3.2cm" svg:y="4.3cm">
          <text:p/>
        </draw:rect>
        <draw:line draw:style-name="gr5" draw:text-style-name="P4" draw:layer="layout" svg:x1="7.7cm" svg:y1="6.5cm" svg:x2="8.7cm" svg:y2="2cm">
          <text:p/>
        </draw:line>
        <draw:line draw:style-name="gr5" draw:text-style-name="P4" draw:layer="layout" svg:x1="7.7cm" svg:y1="6.5cm" svg:x2="9.7cm" svg:y2="3.5cm">
          <text:p/>
        </draw:line>
        <draw:line draw:style-name="gr5" draw:text-style-name="P4" draw:layer="layout" svg:x1="7.7cm" svg:y1="6.5cm" svg:x2="10.7cm" svg:y2="5cm">
          <text:p/>
        </draw:line>
        <draw:line draw:style-name="gr2" draw:text-style-name="P4" draw:layer="layout" svg:x1="4.9cm" svg:y1="6.6cm" svg:x2="4.9cm" svg:y2="5.1cm">
          <text:p/>
        </draw:line>
        <draw:rect draw:style-name="gr3" draw:text-style-name="P5" draw:layer="layout" svg:width="2cm" svg:height="0.5cm" svg:x="4.5cm" svg:y="5.7cm">
          <text:p text:style-name="P1"><text:span text:style-name="T1">extends</text:span></text:p>
        </draw:rect>
        <draw:rect draw:style-name="gr1" draw:text-style-name="P2" draw:layer="layout" svg:width="4.2cm" svg:height="0.5cm" svg:x="6.1cm" svg:y="9.6cm">
          <text:p text:style-name="P1"><text:span text:style-name="T1">AbstractSIFSyncSource</text:span></text:p>
        </draw:rect>
        <draw:rect draw:style-name="gr1" draw:text-style-name="P3" draw:layer="layout" svg:width="4.2cm" svg:height="1.2cm" svg:x="6.1cm" svg:y="10.1cm">
          <text:p/>
        </draw:rect>
        <draw:line draw:style-name="gr2" draw:text-style-name="P4" draw:layer="layout" svg:x1="7cm" svg:y1="9.5cm" svg:x2="7cm" svg:y2="8.5cm">
          <text:p/>
        </draw:line>
        <draw:rect draw:style-name="gr3" draw:text-style-name="P5" draw:layer="layout" svg:width="2cm" svg:height="0.5cm" svg:x="6.7cm" svg:y="9cm">
          <text:p text:style-name="P1"><text:span text:style-name="T1">extends</text:span></text:p>
        </draw:rect>
        <draw:rect draw:style-name="gr1" draw:text-style-name="P2" draw:layer="layout" svg:width="3.8cm" svg:height="0.5cm" svg:x="9.5cm" svg:y="13.1cm">
          <text:p text:style-name="P1"><text:span text:style-name="T1">SIFVCardSyncSource</text:span></text:p>
        </draw:rect>
        <draw:rect draw:style-name="gr1" draw:text-style-name="P3" draw:layer="layout" svg:width="3.8cm" svg:height="1.3cm" svg:x="9.5cm" svg:y="13.6cm">
          <text:p/>
        </draw:rect>
        <draw:rect draw:style-name="gr1" draw:text-style-name="P2" draw:layer="layout" svg:width="3.745cm" svg:height="0.5cm" svg:x="9.5cm" svg:y="16.1cm">
          <text:p text:style-name="P1"><text:span text:style-name="T1">SIFICalSyncSource</text:span></text:p>
        </draw:rect>
        <draw:rect draw:style-name="gr1" draw:text-style-name="P3" draw:layer="layout" svg:width="3.745cm" svg:height="1.3cm" svg:x="9.5cm" svg:y="16.6cm">
          <text:p/>
        </draw:rect>
        <draw:line draw:style-name="gr2" draw:text-style-name="P4" draw:layer="layout" svg:x1="10.5cm" svg:y1="13cm" svg:x2="8cm" svg:y2="11.5cm">
          <text:p/>
        </draw:line>
        <draw:rect draw:style-name="gr3" draw:text-style-name="P5" draw:layer="layout" svg:width="1.773cm" svg:height="0.5cm" svg:x="9.527cm" svg:y="15.4cm">
          <text:p text:style-name="P1"><text:span text:style-name="T1">extends</text:span></text:p>
        </draw:rect>
        <draw:rect draw:style-name="gr1" draw:text-style-name="P2" draw:layer="layout" svg:width="4.2cm" svg:height="0.5cm" svg:x="0.8cm" svg:y="9.6cm">
          <text:p text:style-name="P1"><text:span text:style-name="T1">FileSystemSyncSource</text:span></text:p>
        </draw:rect>
        <draw:rect draw:style-name="gr1" draw:text-style-name="P3" draw:layer="layout" svg:width="4.2cm" svg:height="1.2cm" svg:x="0.8cm" svg:y="10.1cm">
          <text:p/>
        </draw:rect>
        <draw:line draw:style-name="gr2" draw:text-style-name="P4" draw:layer="layout" svg:x1="2.9cm" svg:y1="9.5cm" svg:x2="2.9cm" svg:y2="8.5cm">
          <text:p/>
        </draw:line>
        <draw:rect draw:style-name="gr3" draw:text-style-name="P5" draw:layer="layout" svg:width="2cm" svg:height="0.5cm" svg:x="2.6cm" svg:y="9cm">
          <text:p text:style-name="P1"><text:span text:style-name="T1">extends</text:span></text:p>
        </draw:rect>
        <draw:line draw:style-name="gr2" draw:text-style-name="P4" draw:layer="layout" svg:x1="6.9cm" svg:y1="13cm" svg:x2="6.9cm" svg:y2="11.5cm">
          <text:p/>
        </draw:line>
        <draw:rect draw:style-name="gr3" draw:text-style-name="P5" draw:layer="layout" svg:width="2cm" svg:height="0.5cm" svg:x="5.3cm" svg:y="12.2cm">
          <text:p text:style-name="P1"><text:span text:style-name="T1">extends</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none" draw:textarea-horizontal-align="justify" draw:textarea-vertical-align="middle" draw:auto-grow-height="fals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fill="none" draw:textarea-horizontal-align="center" draw:textarea-vertical-align="top"/>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style>
    <style:style style:name="P3" style:family="paragraph">
      <style:paragraph-properties fo:text-align="center"/>
      <style:text-properties fo:font-size="14pt"/>
    </style:style>
    <style:style style:name="P4" style:family="paragraph">
      <style:paragraph-properties fo:text-align="center"/>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3pt"/>
    </style:style>
    <style:style style:name="P7" style:family="paragraph">
      <style:paragraph-properties fo:margin-left="0cm" fo:margin-right="0cm" fo:text-align="center" fo:text-indent="0cm"/>
      <style:text-properties fo:font-size="11pt"/>
    </style:style>
    <style:style style:name="P8" style:family="paragraph">
      <style:paragraph-properties fo:margin-left="0cm" fo:margin-right="0cm" fo:text-align="center" fo:text-indent="0cm"/>
      <style:text-properties fo:font-size="12pt"/>
    </style:style>
    <style:style style:name="T1" style:family="text">
      <style:text-properties fo:font-size="14pt"/>
    </style:style>
    <style:style style:name="T2" style:family="text">
      <style:text-properties fo:font-size="12pt"/>
    </style:style>
    <style:style style:name="T3" style:family="text">
      <style:text-properties fo:font-size="13pt"/>
    </style:style>
    <style:style style:name="T4" style:family="text">
      <style:text-properties fo:font-size="11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2.54cm" svg:height="1.27cm" svg:x="3.721cm" svg:y="2.117cm">
          <text:p text:style-name="P1"><text:span text:style-name="T1">Mailbox</text:span></text:p>
          <text:p text:style-name="P1"><text:span text:style-name="T1">Listener</text:span></text:p>
        </draw:rect>
        <draw:rect draw:style-name="gr2" draw:text-style-name="P3" draw:layer="layout" svg:width="2.54cm" svg:height="2.54cm" svg:x="10.406cm" svg:y="2.317cm">
          <text:p text:style-name="P1"><text:span text:style-name="T1">PIM DB</text:span></text:p>
          <text:p text:style-name="P1"><text:span text:style-name="T1">Schema</text:span></text:p>
        </draw:rect>
        <draw:custom-shape draw:style-name="gr3" draw:text-style-name="P4" draw:layer="layout" svg:width="1.27cm" svg:height="1.27cm" svg:x="3.421cm" svg:y="6.76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 draw:text-style-name="P5" draw:layer="layout" svg:width="2.255cm" svg:height="1.199cm" svg:x="2.986cm" svg:y="7.932cm">
          <draw:text-box>
            <text:p text:style-name="P1"><text:span text:style-name="T2">Account</text:span></text:p>
            <text:p text:style-name="P1"><text:span text:style-name="T2">database</text:span></text:p>
          </draw:text-box>
        </draw:frame>
        <draw:rect draw:style-name="gr5" draw:text-style-name="P6" draw:layer="layout" svg:width="4.935cm" svg:height="5.08cm" svg:x="2.381cm" svg:y="1.159cm">
          <text:p text:style-name="P1"><text:span text:style-name="T3">PIMContainer Listener</text:span></text:p>
        </draw:rect>
        <draw:rect draw:style-name="gr1" draw:text-style-name="P2" draw:layer="layout" svg:width="2.54cm" svg:height="1.27cm" svg:x="3.556cm" svg:y="2.217cm">
          <text:p text:style-name="P1"><text:span text:style-name="T1">Mailbox</text:span></text:p>
          <text:p text:style-name="P1"><text:span text:style-name="T1">Listener</text:span></text:p>
        </draw:rect>
        <draw:rect draw:style-name="gr1" draw:text-style-name="P7" draw:layer="layout" svg:width="2.54cm" svg:height="1.27cm" svg:x="3.421cm" svg:y="2.317cm">
          <text:p text:style-name="P1"><text:span text:style-name="T4">PIMSchema</text:span></text:p>
          <text:p text:style-name="P1"><text:span text:style-name="T4">Listener</text:span></text:p>
        </draw:rect>
        <draw:rect draw:style-name="gr1" draw:text-style-name="P8" draw:layer="layout" svg:width="2.54cm" svg:height="1.27cm" svg:x="3.421cm" svg:y="4.222cm">
          <text:p text:style-name="P1"><text:span text:style-name="T2">Listener</text:span></text:p>
          <text:p text:style-name="P1"><text:span text:style-name="T2">Registry</text:span></text:p>
        </draw:rect>
        <draw:line draw:style-name="gr6" draw:text-style-name="P4" draw:layer="layout" svg:x1="5.961cm" svg:y1="2.952cm" svg:x2="10.406cm" svg:y2="2.952cm">
          <text:p/>
        </draw:line>
        <draw:line draw:style-name="gr6" draw:text-style-name="P4" draw:layer="layout" svg:x1="4.056cm" svg:y1="6.862cm" svg:x2="4.056cm" svg:y2="5.492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P1" style:family="paragraph">
      <style:paragraph-properties fo:margin-left="0cm" fo:margin-right="0cm" fo:margin-top="0.1cm" fo:margin-bottom="0.1cm" fo:line-height="100%" fo:text-align="start"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P2" style:family="paragraph">
      <style:paragraph-properties fo:text-align="start"/>
      <style:text-properties fo:font-size="14pt"/>
    </style:style>
    <style:style style:name="T1"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5.04cm" svg:height="5.04cm" svg:x="3.341cm" svg:y="0.807cm">
          <text:p text:style-name="P1"><text:span text:style-name="T1">PIM DB Schema</text:span></text:p>
        </draw:rect>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8pt"/>
    </style:style>
    <style:style style:name="P3" style:family="paragraph">
      <style:paragraph-properties fo:margin-left="0cm" fo:margin-right="0cm" fo:text-align="start" fo:text-indent="0cm"/>
      <style:text-properties fo:font-size="8pt"/>
    </style:style>
    <style:style style:name="P4" style:family="paragraph">
      <style:paragraph-properties fo:text-align="start"/>
      <style:text-properties fo:font-size="8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4cm" svg:height="0.5cm" svg:x="4.5cm" svg:y="0.8cm">
          <text:p text:style-name="P1"><text:span text:style-name="T1">Contact</text:span></text:p>
        </draw:rect>
        <draw:rect draw:style-name="gr1" draw:text-style-name="P2" draw:layer="layout" svg:width="4cm" svg:height="1.5cm" svg:x="4.5cm" svg:y="1.3cm">
          <text:p/>
        </draw:rect>
        <draw:rect draw:style-name="gr1" draw:text-style-name="P2" draw:layer="layout" svg:width="3.1cm" svg:height="0.5cm" svg:x="4.9cm" svg:y="4.8cm">
          <text:p text:style-name="P1"><text:span text:style-name="T1">ContactWrapper</text:span></text:p>
        </draw:rect>
        <draw:rect draw:style-name="gr1" draw:text-style-name="P4" draw:layer="layout" svg:width="3.1cm" svg:height="1.5cm" svg:x="4.9cm" svg:y="5.3cm">
          <text:p text:style-name="P3">- uid</text:p>
          <text:p text:style-name="P3">...</text:p>
        </draw:rect>
        <draw:line draw:style-name="gr2" draw:text-style-name="P5" draw:layer="layout" svg:x1="6.4cm" svg:y1="3cm" svg:x2="6.4cm" svg:y2="4.5cm">
          <text:p/>
        </draw:line>
        <draw:rect draw:style-name="gr3" draw:text-style-name="P6" draw:layer="layout" svg:width="2cm" svg:height="0.5cm" svg:x="6.1cm" svg:y="3.6cm">
          <text:p text:style-name="P1"><text:span text:style-name="T1">extends</text:span></text:p>
        </draw:rect>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heads_20_1" draw:marker-end="Arrowheads_20_1" draw:marker-end-width="0.3cm" draw:textarea-horizontal-align="center" draw:textarea-vertical-align="middle"/>
    </style:style>
    <style:style style:name="gr3" style:family="graphic" style:parent-style-name="standard">
      <style:graphic-properties draw:fill="solid" draw:fill-color="#ff9966" draw:textarea-horizontal-align="justify" draw:textarea-vertical-align="middle" draw:auto-grow-height="false" fo:min-height="0cm" fo:min-width="0cm"/>
    </style:style>
    <style:style style:name="gr4" style:family="graphic" style:parent-style-name="standard">
      <style:graphic-properties draw:fill="solid" draw:fill-color="#ffff99" draw:textarea-horizontal-align="center" draw:textarea-vertical-align="middle"/>
    </style:style>
    <style:style style:name="gr5" style:family="graphic" style:parent-style-name="standard">
      <style:graphic-properties draw:stroke="dash" draw:stroke-dash="Ultrafine_20_Dashed" draw:fill="solid" draw:fill-color="#ccffff" draw:textarea-horizontal-align="center" draw:textarea-vertical-align="middle"/>
    </style:style>
    <style:style style:name="gr6" style:family="graphic" style:parent-style-name="standard">
      <style:graphic-properties draw:marker-start="" draw:marker-end="Arrowheads_20_1" draw:marker-end-width="0.3cm" draw:textarea-horizontal-align="center" draw:textarea-vertical-align="middl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marker-end="Arrowheads_20_1"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text-align="start"/>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8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5.5cm" svg:height="2.7cm" svg:x="4.1cm" svg:y="3.6cm">
          <text:p text:style-name="P1"><text:span text:style-name="T1">Implements all SyncSource Methods</text:span></text:p>
          <text:p text:style-name="P1"><text:span text:style-name="T1"><text:s text:c="22"/></text:span><text:span text:style-name="T1">- . - </text:span></text:p>
          <text:p text:style-name="P1"><text:span text:style-name="T1">Parser() </text:span></text:p>
          <text:p text:style-name="P1"><text:span text:style-name="T1">[SIF/Vcard/Ical/Vcal to PIM Lib Object]</text:span></text:p>
          <text:p text:style-name="P1"><text:span text:style-name="T1"><text:s text:c="22"/></text:span><text:span text:style-name="T1">- . - </text:span></text:p>
          <text:p text:style-name="P1"><text:span text:style-name="T1">Converter()</text:span></text:p>
          <text:p text:style-name="P1"><text:span text:style-name="T1">[PIM Lib Object to SIF/Vcard/Ical/Vcal]</text:span></text:p>
        </draw:rect>
        <draw:rect draw:style-name="gr1" draw:text-style-name="P4" draw:layer="layout" svg:width="5.1cm" svg:height="2cm" svg:x="4.3cm" svg:y="10.8cm">
          <text:p text:style-name="P3"><text:span text:style-name="T1">Methods that implement</text:span></text:p>
          <text:p text:style-name="P3"><text:span text:style-name="T1">the operations on the DB</text:span></text:p>
        </draw:rect>
        <draw:rect draw:style-name="gr1" draw:text-style-name="P4" draw:layer="layout" svg:width="5.1cm" svg:height="2.5cm" svg:x="4.3cm" svg:y="7.3cm">
          <text:p text:style-name="P3"><text:span text:style-name="T1">It gets info from the PIM Lib object </text:span></text:p>
          <text:p text:style-name="P3"><text:span text:style-name="T1">and creates the </text:span></text:p>
          <text:p text:style-name="P3"><text:span text:style-name="T1">PIM DB schema oriented object</text:span></text:p>
          <text:p text:style-name="P3"><text:span text:style-name="T1">- . -</text:span></text:p>
          <text:p text:style-name="P3"><text:span text:style-name="T1">It gets info from the </text:span></text:p>
          <text:p text:style-name="P3"><text:span text:style-name="T1">PIM DB schema oriented object </text:span></text:p>
          <text:p text:style-name="P3"><text:span text:style-name="T1">and creates the PIM lib Object</text:span></text:p>
        </draw:rect>
        <draw:line draw:style-name="gr2" draw:text-style-name="P5" draw:layer="layout" svg:x1="6.9cm" svg:y1="13.1cm" svg:x2="6.9cm" svg:y2="14.1cm">
          <text:p/>
        </draw:line>
        <draw:custom-shape draw:style-name="gr3" draw:text-style-name="P6" draw:layer="layout" svg:width="2.3cm" svg:height="1.3cm" svg:x="5.8cm" svg:y="14.2cm">
          <text:p text:style-name="P3"><text:span text:style-name="T1">PIM DB </text:span></text:p>
          <text:p text:style-name="P3"><text:span text:style-name="T1">Schema</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rect draw:style-name="gr4" draw:text-style-name="P4" draw:layer="layout" svg:width="5.3cm" svg:height="0.9cm" svg:x="4cm" svg:y="1cm">
          <text:p text:style-name="P3"><text:span text:style-name="T1">Funambol</text:span></text:p>
          <text:p text:style-name="P3"><text:span text:style-name="T1">DS-Server</text:span></text:p>
        </draw:rect>
        <draw:rect draw:style-name="gr5" draw:text-style-name="P6" draw:layer="layout" svg:width="3cm" svg:height="1.5cm" svg:x="10.6cm" svg:y="5.5cm">
          <text:p text:style-name="P3"><text:span text:style-name="T1">PIM Library Object:</text:span></text:p>
          <text:p text:style-name="P3"><text:span text:style-name="T1">Contact, ICalendar, </text:span></text:p>
          <text:p text:style-name="P3"><text:span text:style-name="T1">VCalendar</text:span></text:p>
        </draw:rect>
        <draw:rect draw:style-name="gr5" draw:text-style-name="P6" draw:layer="layout" svg:width="2.5cm" svg:height="1.1cm" svg:x="10.5cm" svg:y="2.3cm">
          <text:p text:style-name="P3"><text:span text:style-name="T1">SyncItem</text:span></text:p>
        </draw:rect>
        <draw:rect draw:style-name="gr5" draw:text-style-name="P6" draw:layer="layout" svg:width="2.6cm" svg:height="1cm" svg:x="10.6cm" svg:y="9.6cm">
          <text:p text:style-name="P3"><text:span text:style-name="T1">PIM DB Schema </text:span></text:p>
          <text:p text:style-name="P3"><text:span text:style-name="T1">Oriented Object</text:span></text:p>
        </draw:rect>
        <draw:rect draw:style-name="gr1" draw:text-style-name="P2" draw:layer="layout" svg:width="5.5cm" svg:height="0.4cm" svg:x="4.1cm" svg:y="3.2cm">
          <text:p text:style-name="P1"><text:span text:style-name="T1">SyncSource Layer</text:span></text:p>
        </draw:rect>
        <draw:rect draw:style-name="gr1" draw:text-style-name="P2" draw:layer="layout" svg:width="5.1cm" svg:height="0.4cm" svg:x="4.3cm" svg:y="6.9cm">
          <text:p text:style-name="P1"><text:span text:style-name="T1">Manager Layer</text:span></text:p>
        </draw:rect>
        <draw:rect draw:style-name="gr1" draw:text-style-name="P2" draw:layer="layout" svg:width="5.1cm" svg:height="0.4cm" svg:x="4.3cm" svg:y="10.5cm">
          <text:p text:style-name="P1"><text:span text:style-name="T1">DAO Layer</text:span></text:p>
        </draw:rect>
        <draw:line draw:style-name="gr6" draw:text-style-name="P5" draw:layer="layout" svg:x1="10.1cm" svg:y1="3.9cm" svg:x2="9.7cm" svg:y2="3.9cm">
          <text:p/>
        </draw:line>
        <draw:line draw:style-name="gr7" draw:text-style-name="P5" draw:layer="layout" svg:x1="10.1cm" svg:y1="3.9cm" svg:x2="10.1cm" svg:y2="1.5cm">
          <text:p/>
        </draw:line>
        <draw:line draw:style-name="gr7" draw:text-style-name="P5" draw:layer="layout" svg:x1="9.7cm" svg:y1="1.5cm" svg:x2="10.1cm" svg:y2="1.5cm">
          <text:p/>
        </draw:line>
        <draw:line draw:style-name="gr6" draw:text-style-name="P5" draw:layer="layout" svg:x1="10.1cm" svg:y1="7.6cm" svg:x2="9.7cm" svg:y2="7.6cm">
          <text:p/>
        </draw:line>
        <draw:line draw:style-name="gr7" draw:text-style-name="P5" draw:layer="layout" svg:x1="10.1cm" svg:y1="7.6cm" svg:x2="10.1cm" svg:y2="4.9cm">
          <text:p/>
        </draw:line>
        <draw:line draw:style-name="gr7" draw:text-style-name="P5" draw:layer="layout" svg:x1="9.7cm" svg:y1="4.9cm" svg:x2="10.1cm" svg:y2="4.9cm">
          <text:p/>
        </draw:line>
        <draw:line draw:style-name="gr6" draw:text-style-name="P5" draw:layer="layout" svg:x1="10.1cm" svg:y1="12.1cm" svg:x2="9.7cm" svg:y2="12.1cm">
          <text:p/>
        </draw:line>
        <draw:line draw:style-name="gr7" draw:text-style-name="P5" draw:layer="layout" svg:x1="10.1cm" svg:y1="12.1cm" svg:x2="10.1cm" svg:y2="8.1cm">
          <text:p/>
        </draw:line>
        <draw:line draw:style-name="gr7" draw:text-style-name="P5" draw:layer="layout" svg:x1="9.7cm" svg:y1="8.1cm" svg:x2="10.1cm" svg:y2="8.1cm">
          <text:p/>
        </draw:line>
        <draw:line draw:style-name="gr7" draw:text-style-name="P5" draw:layer="layout" svg:x1="3.6cm" svg:y1="11.9cm" svg:x2="3.6cm" svg:y2="9.4cm">
          <text:p/>
        </draw:line>
        <draw:line draw:style-name="gr7" draw:text-style-name="P5" draw:layer="layout" svg:x1="3.6cm" svg:y1="11.9cm" svg:x2="4cm" svg:y2="11.9cm">
          <text:p/>
        </draw:line>
        <draw:line draw:style-name="gr8" draw:text-style-name="P5" draw:layer="layout" svg:x1="3.6cm" svg:y1="9.4cm" svg:x2="4cm" svg:y2="9.4cm">
          <text:p/>
        </draw:line>
        <draw:rect draw:style-name="gr5" draw:text-style-name="P6" draw:layer="layout" svg:width="2.6cm" svg:height="1cm" svg:x="0.7cm" svg:y="9.6cm">
          <text:p text:style-name="P3"><text:span text:style-name="T1">PIM DB Schema </text:span></text:p>
          <text:p text:style-name="P3"><text:span text:style-name="T1">Oriented Object</text:span></text:p>
        </draw:rect>
        <draw:line draw:style-name="gr7" draw:text-style-name="P5" draw:layer="layout" svg:x1="3.6cm" svg:y1="8.9cm" svg:x2="3.6cm" svg:y2="5.6cm">
          <text:p/>
        </draw:line>
        <draw:line draw:style-name="gr7" draw:text-style-name="P5" draw:layer="layout" svg:x1="3.6cm" svg:y1="8.9cm" svg:x2="4cm" svg:y2="8.9cm">
          <text:p/>
        </draw:line>
        <draw:line draw:style-name="gr8" draw:text-style-name="P5" draw:layer="layout" svg:x1="3.6cm" svg:y1="5.6cm" svg:x2="4cm" svg:y2="5.6cm">
          <text:p/>
        </draw:line>
        <draw:line draw:style-name="gr7" draw:text-style-name="P5" draw:layer="layout" svg:x1="3.6cm" svg:y1="8.9cm" svg:x2="3.6cm" svg:y2="5.6cm">
          <text:p/>
        </draw:line>
        <draw:line draw:style-name="gr7" draw:text-style-name="P5" draw:layer="layout" svg:x1="3.6cm" svg:y1="8.9cm" svg:x2="4cm" svg:y2="8.9cm">
          <text:p/>
        </draw:line>
        <draw:line draw:style-name="gr8" draw:text-style-name="P5" draw:layer="layout" svg:x1="3.6cm" svg:y1="5.6cm" svg:x2="4cm" svg:y2="5.6cm">
          <text:p/>
        </draw:line>
        <draw:line draw:style-name="gr7" draw:text-style-name="P5" draw:layer="layout" svg:x1="3.5cm" svg:y1="4cm" svg:x2="3.5cm" svg:y2="1.5cm">
          <text:p/>
        </draw:line>
        <draw:line draw:style-name="gr7" draw:text-style-name="P5" draw:layer="layout" svg:x1="3.5cm" svg:y1="4cm" svg:x2="3.9cm" svg:y2="4cm">
          <text:p/>
        </draw:line>
        <draw:line draw:style-name="gr7" draw:text-style-name="P5" draw:layer="layout" svg:x1="3.5cm" svg:y1="4cm" svg:x2="3.5cm" svg:y2="1.5cm">
          <text:p/>
        </draw:line>
        <draw:line draw:style-name="gr7" draw:text-style-name="P5" draw:layer="layout" svg:x1="3.5cm" svg:y1="4cm" svg:x2="3.9cm" svg:y2="4cm">
          <text:p/>
        </draw:line>
        <draw:line draw:style-name="gr8" draw:text-style-name="P5" draw:layer="layout" svg:x1="3.5cm" svg:y1="1.5cm" svg:x2="3.9cm" svg:y2="1.5cm">
          <text:p/>
        </draw:line>
        <draw:rect draw:style-name="gr5" draw:text-style-name="P6" draw:layer="layout" svg:width="3cm" svg:height="1.5cm" svg:x="0.4cm" svg:y="6.1cm">
          <text:p text:style-name="P3"><text:span text:style-name="T1">PIM Library Object:</text:span></text:p>
          <text:p text:style-name="P3"><text:span text:style-name="T1">Contact, ICalendar, </text:span></text:p>
          <text:p text:style-name="P3"><text:span text:style-name="T1">VCalendar</text:span></text:p>
        </draw:rect>
        <draw:rect draw:style-name="gr5" draw:text-style-name="P6" draw:layer="layout" svg:width="2.5cm" svg:height="1.1cm" svg:x="0.7cm" svg:y="2.4cm">
          <text:p text:style-name="P3"><text:span text:style-name="T1">SyncItem</text:span></text:p>
        </draw:rect>
        <draw:line draw:style-name="gr2" draw:text-style-name="P5" draw:layer="layout" svg:x1="6.7cm" svg:y1="2cm" svg:x2="6.7cm" svg:y2="3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heads_20_1" draw:marker-end="Arrowheads_20_1" draw:marker-end-width="0.3cm" draw:textarea-horizontal-align="center" draw:textarea-vertical-align="middle"/>
    </style:style>
    <style:style style:name="gr3" style:family="graphic" style:parent-style-name="standard">
      <style:graphic-properties draw:fill="solid" draw:fill-color="#ffff99" draw:textarea-horizontal-align="center" draw:textarea-vertical-align="middle"/>
    </style:style>
    <style:style style:name="gr4" style:family="graphic" style:parent-style-name="standard">
      <style:graphic-properties draw:stroke="dash" draw:stroke-dash="Ultrafine_20_Dashed" draw:fill="solid" draw:fill-color="#ccffff" draw:textarea-horizontal-align="center" draw:textarea-vertical-align="middle"/>
    </style:style>
    <style:style style:name="gr5" style:family="graphic" style:parent-style-name="standard">
      <style:graphic-properties draw:marker-start="" draw:marker-end="Arrowheads_20_1" draw:marker-end-width="0.3cm" draw:textarea-horizontal-align="center" draw:textarea-vertical-align="middle"/>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marker-end="Arrowheads_20_1" draw:textarea-horizontal-align="center"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start" fo:text-indent="0cm"/>
    </style:style>
    <style:style style:name="P2" style:family="paragraph">
      <style:paragraph-properties fo:text-align="start"/>
      <style:text-properties fo:font-size="8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text-align="center"/>
      <style:text-properties fo:font-size="8pt"/>
    </style:style>
    <style:style style:name="P6" style:family="paragraph">
      <style:paragraph-properties fo:margin-left="0cm" fo:margin-right="0cm" fo:text-align="center" fo:text-indent="0cm"/>
      <style:text-properties fo:font-size="8pt"/>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5.5cm" svg:height="2.7cm" svg:x="4.1cm" svg:y="3.6cm">
          <text:p text:style-name="P1"><text:span text:style-name="T1">Implements all SyncSource Methods</text:span></text:p>
          <text:p text:style-name="P1"><text:span text:style-name="T1"><text:s text:c="22"/></text:span><text:span text:style-name="T1">- . - </text:span></text:p>
          <text:p text:style-name="P1"><text:span text:style-name="T1">Parser() </text:span></text:p>
          <text:p text:style-name="P1"><text:span text:style-name="T1">[SIF/Vcard/Ical/Vcal to PIM Lib Object]</text:span></text:p>
          <text:p text:style-name="P1"><text:span text:style-name="T1"><text:s text:c="22"/></text:span><text:span text:style-name="T1">- . - </text:span></text:p>
          <text:p text:style-name="P1"><text:span text:style-name="T1">Converter()</text:span></text:p>
          <text:p text:style-name="P1"><text:span text:style-name="T1">[PIM Lib Object to SIF/Vcard/Ical/Vcal]</text:span></text:p>
        </draw:rect>
        <draw:line draw:style-name="gr2" draw:text-style-name="P3" draw:layer="layout" svg:x1="6.6cm" svg:y1="6.8cm" svg:x2="6.6cm" svg:y2="7.8cm">
          <text:p/>
        </draw:line>
        <draw:rect draw:style-name="gr3" draw:text-style-name="P5" draw:layer="layout" svg:width="5.3cm" svg:height="0.9cm" svg:x="4cm" svg:y="1cm">
          <text:p text:style-name="P4"><text:span text:style-name="T1">Funambol</text:span></text:p>
          <text:p text:style-name="P4"><text:span text:style-name="T1">DS-Server</text:span></text:p>
        </draw:rect>
        <draw:rect draw:style-name="gr4" draw:text-style-name="P6" draw:layer="layout" svg:width="2.5cm" svg:height="1.1cm" svg:x="10.5cm" svg:y="2.3cm">
          <text:p text:style-name="P4"><text:span text:style-name="T1">SyncItem</text:span></text:p>
        </draw:rect>
        <draw:rect draw:style-name="gr1" draw:text-style-name="P2" draw:layer="layout" svg:width="5.5cm" svg:height="0.4cm" svg:x="4.1cm" svg:y="3.2cm">
          <text:p text:style-name="P1"><text:span text:style-name="T1">SyncSource Layer</text:span></text:p>
        </draw:rect>
        <draw:line draw:style-name="gr5" draw:text-style-name="P3" draw:layer="layout" svg:x1="10.1cm" svg:y1="3.9cm" svg:x2="9.7cm" svg:y2="3.9cm">
          <text:p/>
        </draw:line>
        <draw:line draw:style-name="gr6" draw:text-style-name="P3" draw:layer="layout" svg:x1="10.1cm" svg:y1="3.9cm" svg:x2="10.1cm" svg:y2="1.5cm">
          <text:p/>
        </draw:line>
        <draw:line draw:style-name="gr6" draw:text-style-name="P3" draw:layer="layout" svg:x1="9.7cm" svg:y1="1.5cm" svg:x2="10.1cm" svg:y2="1.5cm">
          <text:p/>
        </draw:line>
        <draw:line draw:style-name="gr6" draw:text-style-name="P3" draw:layer="layout" svg:x1="3.5cm" svg:y1="4cm" svg:x2="3.5cm" svg:y2="1.5cm">
          <text:p/>
        </draw:line>
        <draw:line draw:style-name="gr6" draw:text-style-name="P3" draw:layer="layout" svg:x1="3.5cm" svg:y1="4cm" svg:x2="3.9cm" svg:y2="4cm">
          <text:p/>
        </draw:line>
        <draw:line draw:style-name="gr6" draw:text-style-name="P3" draw:layer="layout" svg:x1="3.5cm" svg:y1="4cm" svg:x2="3.5cm" svg:y2="1.5cm">
          <text:p/>
        </draw:line>
        <draw:line draw:style-name="gr6" draw:text-style-name="P3" draw:layer="layout" svg:x1="3.5cm" svg:y1="4cm" svg:x2="3.9cm" svg:y2="4cm">
          <text:p/>
        </draw:line>
        <draw:line draw:style-name="gr7" draw:text-style-name="P3" draw:layer="layout" svg:x1="3.5cm" svg:y1="1.5cm" svg:x2="3.9cm" svg:y2="1.5cm">
          <text:p/>
        </draw:line>
        <draw:rect draw:style-name="gr4" draw:text-style-name="P6" draw:layer="layout" svg:width="2.5cm" svg:height="1.1cm" svg:x="0.7cm" svg:y="2.4cm">
          <text:p text:style-name="P4"><text:span text:style-name="T1">SyncItem</text:span></text:p>
        </draw:rect>
        <draw:line draw:style-name="gr2" draw:text-style-name="P3" draw:layer="layout" svg:x1="6.7cm" svg:y1="2cm" svg:x2="6.7cm" svg:y2="3cm">
          <text:p/>
        </draw:line>
        <draw:frame draw:style-name="gr8" draw:text-style-name="P3" draw:layer="layout" svg:width="3.3cm" svg:height="3.06cm" svg:x="5.2cm" svg:y="8.3cm">
          <draw:image xlink:href="Pictures/10000000000000650000005D5A18EF3B.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Arrowheads_20_1" draw:display-name="Arrowheads 1"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3.81cm" svg:height="6.217cm" svg:x="0.013cm" svg:y="0.751cm">
          <draw:image xlink:href="Pictures/100000000000020A000000EB11A4F26F.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 draw:marker-end="" draw:marker-end-width="0.3cm" draw:textarea-horizontal-align="center" draw:textarea-vertical-align="middle"/>
    </style:style>
    <style:style style:name="gr4" style:family="graphic" style:parent-style-name="standard">
      <style:graphic-properties draw:stroke="none"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8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text-align="start"/>
      <style:text-properties fo:font-size="8pt"/>
    </style:style>
    <style:style style:name="P6" style:family="paragraph">
      <style:paragraph-properties fo:margin-left="0cm" fo:margin-right="0cm" fo:text-align="center" fo:text-indent="0cm"/>
      <style:text-properties fo:font-size="8pt"/>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4cm" svg:height="0.5cm" svg:x="4.4cm" svg:y="0.5cm">
          <text:p text:style-name="P1"><text:span text:style-name="T1">PIMEntityManager</text:span></text:p>
        </draw:rect>
        <draw:rect draw:style-name="gr2" draw:text-style-name="P3" draw:layer="layout" svg:width="4cm" svg:height="2cm" svg:x="4.4cm" svg:y="1cm">
          <text:p/>
        </draw:rect>
        <draw:rect draw:style-name="gr1" draw:text-style-name="P2" draw:layer="layout" svg:width="6.5cm" svg:height="0.5cm" svg:x="3.2cm" svg:y="4.2cm">
          <text:p text:style-name="P1"><text:span text:style-name="T1">PIMContactEntityManager</text:span></text:p>
        </draw:rect>
        <draw:rect draw:style-name="gr1" draw:text-style-name="P5" draw:layer="layout" svg:width="6.5cm" svg:height="5.3cm" svg:x="3.2cm" svg:y="4.7cm">
          <text:p text:style-name="P4"><text:span text:style-name="T1">addItem(Contact) : String</text:span></text:p>
          <text:p text:style-name="P4"><text:span text:style-name="T1">removeItem(String) : void</text:span></text:p>
          <text:p text:style-name="P4"><text:span text:style-name="T1">updateItem(String : Contact) : String</text:span></text:p>
          <text:p text:style-name="P4"><text:span text:style-name="T1">getAllItems() : List</text:span></text:p>
          <text:p text:style-name="P4"><text:span text:style-name="T1">getItem(String) Contact</text:span></text:p>
          <text:p text:style-name="P4"><text:span text:style-name="T1">getNewItems(Timestamp : Timestamp</text:span><text:span text:style-name="T1">) List</text:span></text:p>
          <text:p text:style-name="P4"><text:span text:style-name="T1">getUpdatedItems(Timestamp : Timestamp</text:span><text:span text:style-name="T1">) : List</text:span></text:p>
          <text:p text:style-name="P4"><text:span text:style-name="T1">getDeletedItems (Timestamp : Timestamp</text:span><text:span text:style-name="T1">) : List</text:span></text:p>
          <text:p text:style-name="P4"><text:span text:style-name="T1"/></text:p>
          <text:p text:style-name="P4"><text:span text:style-name="T1">getItemsFromClause(Contact) : String</text:span></text:p>
          <text:p text:style-name="P4"><text:span text:style-name="T1">isItemInFilter(ContactFilter : Contact) : boolean</text:span></text:p>
          <text:p text:style-name="P4"><text:span text:style-name="T1">{mergeItem – use the PIM lib method}</text:span></text:p>
          <text:p text:style-name="P4"><text:span text:style-name="T1"/></text:p>
          <text:p text:style-name="P4"><text:span text:style-name="T1">setContactDB(Cntact) : ContactDB</text:span></text:p>
          <text:p text:style-name="P4"><text:span text:style-name="T1">setContact(ContactDB) : Contact</text:span></text:p>
        </draw:rect>
        <draw:line draw:style-name="gr3" draw:text-style-name="P3" draw:layer="layout" svg:x1="6.4cm" svg:y1="3cm" svg:x2="6.4cm" svg:y2="4cm">
          <text:p/>
        </draw:line>
        <draw:rect draw:style-name="gr4" draw:text-style-name="P6" draw:layer="layout" svg:width="2.6cm" svg:height="0.5cm" svg:x="5.7cm" svg:y="3.4cm">
          <text:p text:style-name="P1"><text:span text:style-name="T1">extends</text:span></text:p>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style:style>
    <style:style style:name="gr4" style:family="graphic" style:parent-style-name="standard">
      <style:graphic-properties draw:stroke="dash" draw:stroke-dash="Ultrafine_20_Dashed"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8pt"/>
    </style:style>
    <style:style style:name="P3" style:family="paragraph">
      <style:paragraph-properties fo:margin-left="0cm" fo:margin-right="0cm" fo:text-align="start" fo:text-indent="0cm"/>
    </style:style>
    <style:style style:name="P4" style:family="paragraph">
      <style:paragraph-properties fo:text-align="start"/>
      <style:text-properties fo:font-size="8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2cm" svg:height="0.5cm" svg:x="4.7cm" svg:y="9.8cm">
          <text:p text:style-name="P1"><text:span text:style-name="T1">PIMSyncSource</text:span></text:p>
        </draw:rect>
        <draw:rect draw:style-name="gr1" draw:text-style-name="P4" draw:layer="layout" svg:width="4.2cm" svg:height="2.4cm" svg:x="4.7cm" svg:y="10.3cm">
          <text:p text:style-name="P3"><text:span text:style-name="T1">beginSync(SyncContext) : void</text:span></text:p>
          <text:p text:style-name="P3"><text:span text:style-name="T1">endSync() : void</text:span></text:p>
        </draw:rect>
        <draw:rect draw:style-name="gr1" draw:text-style-name="P2" draw:layer="layout" svg:width="9cm" svg:height="0.5cm" svg:x="2.5cm" svg:y="14.7cm">
          <text:p text:style-name="P1"><text:span text:style-name="T1">PIMContactSyncSource</text:span></text:p>
        </draw:rect>
        <draw:rect draw:style-name="gr1" draw:text-style-name="P4" draw:layer="layout" svg:width="9cm" svg:height="7.3cm" svg:x="2.5cm" svg:y="15.2cm">
          <text:p text:style-name="P3"><text:span text:style-name="T1">addSyncItem(SyncItem) : SyncItem</text:span></text:p>
          <text:p text:style-name="P3"><text:span text:style-name="T1">removeSyncItem(SyncItemKey : Timestamp : boolean ) : void</text:span></text:p>
          <text:p text:style-name="P3"><text:span text:style-name="T1">updateSyncItem(SyncItem) : SyncItem</text:span></text:p>
          <text:p text:style-name="P3"><text:span text:style-name="T1">getDeletedSyncItemKeys(Timestamp : Timestamp) : SyncItemKey[]</text:span></text:p>
          <text:p text:style-name="P3"><text:span text:style-name="T1">getNewSyncItemKeys(Timestamp : Timestamp) : SyncItemKey[]</text:span></text:p>
          <text:p text:style-name="P3"><text:span text:style-name="T1">getUpdatedSyncItemKeys(Timestamp : Timestamp) : SyncItemKey[]</text:span></text:p>
          <text:p text:style-name="P3"><text:span text:style-name="T1">getAllSyncItemKeys() : SyncItemKey[]</text:span></text:p>
          <text:p text:style-name="P3"><text:span text:style-name="T1">getSyncItemFromId(SyncItemKey) : SyncItem</text:span></text:p>
          <text:p text:style-name="P3"><text:span text:style-name="T1">getSyncItemKeysFromTwin(SyncItem) : SyncItemKey[]</text:span></text:p>
          <text:p text:style-name="P3"><text:span text:style-name="T1">isSyncItemInFilterClause(SyncItem) : boolean</text:span></text:p>
          <text:p text:style-name="P3"><text:span text:style-name="T1">isSyncItemInFilterClause(SyncItemKey) : boolean </text:span></text:p>
          <text:p text:style-name="P3"><text:span text:style-name="T1">mergeSyncItems(SyncItemKey : SyncItem) : boolean</text:span></text:p>
          <text:p text:style-name="P3"><text:span text:style-name="T1">setOperationStatus(String : int : SyncItemKey[]) : void</text:span></text:p>
          <text:p text:style-name="P3"><text:span text:style-name="T1"/></text:p>
          <text:p text:style-name="P3"><text:span text:style-name="T1">sif2Contact(String) : Contact</text:span></text:p>
          <text:p text:style-name="P3"><text:span text:style-name="T1">vcard2Contact(String) :Contact</text:span></text:p>
          <text:p text:style-name="P3"><text:span text:style-name="T1">contact2sif(Contact) : String</text:span></text:p>
          <text:p text:style-name="P3"><text:span text:style-name="T1">contact2vcard(Contact) : String</text:span></text:p>
          <text:p text:style-name="P3"><text:span text:style-name="T1"/></text:p>
          <text:p text:style-name="P3"><text:span text:style-name="T1">setSyncItem(Contact : status) : SyncItem</text:span></text:p>
          <text:p text:style-name="P3"><text:span text:style-name="T1">setSyncItem(String : status) : SyncItem</text:span></text:p>
          <text:p text:style-name="P3"><text:span text:style-name="T1">getSyncItem(SyncItem) : String</text:span></text:p>
        </draw:rect>
        <draw:line draw:style-name="gr2" draw:text-style-name="P5" draw:layer="layout" svg:x1="6.8cm" svg:y1="14.4cm" svg:x2="6.8cm" svg:y2="12.9cm">
          <text:p/>
        </draw:line>
        <draw:rect draw:style-name="gr3" draw:text-style-name="P6" draw:layer="layout" svg:width="2cm" svg:height="0.5cm" svg:x="6.4cm" svg:y="13.5cm">
          <text:p text:style-name="P1"><text:span text:style-name="T1">extends</text:span></text:p>
        </draw:rect>
        <draw:line draw:style-name="gr4" draw:text-style-name="P5" draw:layer="layout" svg:x1="8cm" svg:y1="9.5cm" svg:x2="8cm" svg:y2="3.5cm">
          <text:p/>
        </draw:line>
        <draw:rect draw:style-name="gr3" draw:text-style-name="P6" draw:layer="layout" svg:width="2cm" svg:height="0.5cm" svg:x="9.3cm" svg:y="8.8cm">
          <text:p text:style-name="P1"><text:span text:style-name="T1">implements</text:span></text:p>
        </draw:rect>
        <draw:rect draw:style-name="gr1" draw:text-style-name="P2" draw:layer="layout" svg:width="3.3cm" svg:height="0.5cm" svg:x="7.6cm" svg:y="2.3cm">
          <text:p text:style-name="P1"><text:span text:style-name="T1">FilterableSyncSource</text:span></text:p>
        </draw:rect>
        <draw:rect draw:style-name="gr5" draw:text-style-name="P4" draw:layer="layout" svg:width="3.3cm" svg:height="0.7cm" svg:x="7.6cm" svg:y="2.8cm">
          <text:p/>
        </draw:rect>
        <draw:rect draw:style-name="gr1" draw:text-style-name="P2" draw:layer="layout" svg:width="3.3cm" svg:height="0.5cm" svg:x="8.5cm" svg:y="3.7cm">
          <text:p text:style-name="P1"><text:span text:style-name="T1">MergableSyncSource</text:span></text:p>
        </draw:rect>
        <draw:rect draw:style-name="gr5" draw:text-style-name="P4" draw:layer="layout" svg:width="3.3cm" svg:height="0.7cm" svg:x="8.5cm" svg:y="4.2cm">
          <text:p/>
        </draw:rect>
        <draw:rect draw:style-name="gr1" draw:text-style-name="P2" draw:layer="layout" svg:width="3.3cm" svg:height="0.5cm" svg:x="9.3cm" svg:y="5.2cm">
          <text:p text:style-name="P1"><text:span text:style-name="T1">Serializable</text:span></text:p>
        </draw:rect>
        <draw:rect draw:style-name="gr5" draw:text-style-name="P4" draw:layer="layout" svg:width="3.3cm" svg:height="0.7cm" svg:x="9.3cm" svg:y="5.7cm">
          <text:p/>
        </draw:rect>
        <draw:rect draw:style-name="gr1" draw:text-style-name="P2" draw:layer="layout" svg:width="3.3cm" svg:height="0.5cm" svg:x="10cm" svg:y="6.7cm">
          <text:p text:style-name="P1"><text:span text:style-name="T1">LazyInitBean</text:span></text:p>
        </draw:rect>
        <draw:rect draw:style-name="gr5" draw:text-style-name="P4" draw:layer="layout" svg:width="3.3cm" svg:height="0.7cm" svg:x="10cm" svg:y="7.2cm">
          <text:p/>
        </draw:rect>
        <draw:rect draw:style-name="gr1" draw:text-style-name="P2" draw:layer="layout" svg:width="3.3cm" svg:height="0.5cm" svg:x="3.5cm" svg:y="6.8cm">
          <text:p text:style-name="P1"><text:span text:style-name="T1">AbstractSyncSource</text:span></text:p>
        </draw:rect>
        <draw:rect draw:style-name="gr5" draw:text-style-name="P4" draw:layer="layout" svg:width="3.3cm" svg:height="0.7cm" svg:x="3.5cm" svg:y="7.3cm">
          <text:p/>
        </draw:rect>
        <draw:line draw:style-name="gr4" draw:text-style-name="P5" draw:layer="layout" svg:x1="8cm" svg:y1="9.5cm" svg:x2="9cm" svg:y2="5cm">
          <text:p/>
        </draw:line>
        <draw:line draw:style-name="gr4" draw:text-style-name="P5" draw:layer="layout" svg:x1="8cm" svg:y1="9.5cm" svg:x2="10cm" svg:y2="6.5cm">
          <text:p/>
        </draw:line>
        <draw:line draw:style-name="gr4" draw:text-style-name="P5" draw:layer="layout" svg:x1="8cm" svg:y1="9.5cm" svg:x2="11cm" svg:y2="8cm">
          <text:p/>
        </draw:line>
        <draw:line draw:style-name="gr2" draw:text-style-name="P5" draw:layer="layout" svg:x1="5.2cm" svg:y1="9.6cm" svg:x2="5.2cm" svg:y2="8.1cm">
          <text:p/>
        </draw:line>
        <draw:rect draw:style-name="gr3" draw:text-style-name="P6" draw:layer="layout" svg:width="2cm" svg:height="0.5cm" svg:x="4.8cm" svg:y="8.7cm">
          <text:p text:style-name="P1"><text:span text:style-name="T1">extends</text:span></text:p>
        </draw:rect>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start="Arrow" draw:marker-end="" draw:marker-end-width="0.3cm" draw:textarea-horizontal-align="center" draw:textarea-vertical-align="middle"/>
    </style:style>
    <style:style style:name="gr4" style:family="graphic" style:parent-style-name="standard">
      <style:graphic-properties draw:stroke="none"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8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size="8pt"/>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4cm" svg:height="0.5cm" svg:x="4.5cm" svg:y="0.5cm">
          <text:p text:style-name="P1"><text:span text:style-name="T1">PIMEntityDAO</text:span></text:p>
        </draw:rect>
        <draw:rect draw:style-name="gr2" draw:text-style-name="P3" draw:layer="layout" svg:width="4cm" svg:height="2cm" svg:x="4.5cm" svg:y="1cm">
          <text:p/>
        </draw:rect>
        <draw:rect draw:style-name="gr1" draw:text-style-name="P2" draw:layer="layout" svg:width="6.6cm" svg:height="0.5cm" svg:x="3cm" svg:y="4.7cm">
          <text:p text:style-name="P1"><text:span text:style-name="T1">PIMContactEntityDAO</text:span></text:p>
        </draw:rect>
        <draw:rect draw:style-name="gr1" draw:text-style-name="P3" draw:layer="layout" svg:width="6.6cm" svg:height="3.8cm" svg:x="3cm" svg:y="5.2cm">
          <text:p text:style-name="P4"><text:span text:style-name="T1">addItem(ContactDB) : String</text:span></text:p>
          <text:p text:style-name="P4"><text:span text:style-name="T1">removeItem(String) : void</text:span></text:p>
          <text:p text:style-name="P4"><text:span text:style-name="T1">updateItem(String : ContactDB) : String</text:span></text:p>
          <text:p text:style-name="P4"><text:span text:style-name="T1">getAllItems() : List</text:span></text:p>
          <text:p text:style-name="P4"><text:span text:style-name="T1">getItem(String) ContactDB</text:span></text:p>
          <text:p text:style-name="P4"><text:span text:style-name="T1">getNewItems(Timestamp : Timestamp</text:span><text:span text:style-name="T1">) List</text:span></text:p>
          <text:p text:style-name="P4"><text:span text:style-name="T1">getUpdatedItems(Timestamp : Timestamp</text:span><text:span text:style-name="T1">) : List</text:span></text:p>
          <text:p text:style-name="P4"><text:span text:style-name="T1">getDeletedItems (Timestamp : Timestamp</text:span><text:span text:style-name="T1">) : List</text:span></text:p>
        </draw:rect>
        <draw:line draw:style-name="gr3" draw:text-style-name="P3" draw:layer="layout" svg:x1="6.2cm" svg:y1="3cm" svg:x2="6.2cm" svg:y2="4.5cm">
          <text:p/>
        </draw:line>
        <draw:rect draw:style-name="gr4" draw:text-style-name="P5" draw:layer="layout" svg:width="2.6cm" svg:height="0.5cm" svg:x="5.6cm" svg:y="3.7cm">
          <text:p text:style-name="P1"><text:span text:style-name="T1">extends</text:span></text:p>
        </draw:rect>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frame draw:style-name="gr1" draw:text-style-name="P1" draw:layer="layout" svg:width="5.502cm" svg:height="8.915cm" svg:x="4.105cm" svg:y="0.353cm">
          <draw:image xlink:href="Pictures/10000000000000D000000151559641B5.png" xlink:type="simple" xlink:show="embed" xlink:actuate="onLoad">
            <text:p/>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office:forms form:automatic-focus="false" form:apply-design-mode="false"/>
        <draw:frame draw:style-name="gr1" draw:text-style-name="P1" draw:layer="layout" svg:width="12.549cm" svg:height="7.422cm" svg:x="0.451cm" svg:y="0.578cm">
          <draw:image xlink:href="Pictures/100000000000020A00000140105E7ACF.png" xlink:type="simple" xlink:show="embed" xlink:actuate="onLoad">
            <text:p/>
          </draw:image>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MS 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